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89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46"/>
    <style:style style:name="ce10" style:family="table-cell" style:parent-style-name="Default" style:data-style-name="N46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" table:default-cell-style-name="ce12"/>
        <table:table-row table:style-name="ro1" table:number-rows-repeated="2">
          <table:table-cell table:number-columns-repeated="4"/>
          <table:table-cell table:style-name="Default"/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pectrograp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Ra gaia</text:p>
          </table:table-cell>
          <table:table-cell office:value-type="string" calcext:value-type="string">
            <text:p>Dec gaia</text:p>
          </table:table-cell>
          <table:table-cell table:style-name="Default" office:value-type="string" calcext:value-type="string">
            <text:p>parallax</text:p>
          </table:table-cell>
          <table:table-cell table:style-name="Default" office:value-type="string" calcext:value-type="string">
            <text:p>parallax_error</text:p>
          </table:table-cell>
          <table:table-cell table:style-name="Default" office:value-type="string" calcext:value-type="string">
            <text:p>pmra</text:p>
          </table:table-cell>
          <table:table-cell table:style-name="Default" office:value-type="string" calcext:value-type="string">
            <text:p>pmra_error</text:p>
          </table:table-cell>
          <table:table-cell table:style-name="Default" office:value-type="string" calcext:value-type="string">
            <text:p>pmdec</text:p>
          </table:table-cell>
          <table:table-cell table:style-name="Default" office:value-type="string" calcext:value-type="string">
            <text:p>pmdec_error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BP</text:p>
          </table:table-cell>
          <table:table-cell table:style-name="Default" office:value-type="string" calcext:value-type="string">
            <text:p>R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_0048+091</text:p>
          </table:table-cell>
          <table:table-cell office:value-type="string" calcext:value-type="string">
            <text:p>sdBV+G</text:p>
          </table:table-cell>
          <table:table-cell table:style-name="ce1" office:value-type="float" office:value="13.52" calcext:value-type="float">
            <text:p>13.52</text:p>
          </table:table-cell>
          <table:table-cell office:value-type="string" calcext:value-type="string">
            <text:p>00 51 26.89</text:p>
          </table:table-cell>
          <table:table-cell office:value-type="string" calcext:value-type="string">
            <text:p>+09 21 32.58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12.862203179246" calcext:value-type="float">
            <text:p>12.862203179246</text:p>
          </table:table-cell>
          <table:table-cell office:value-type="float" office:value="9.35914872023621" calcext:value-type="float">
            <text:p>9.35914872023621</text:p>
          </table:table-cell>
          <table:table-cell office:value-type="float" office:value="0.944926211679422" calcext:value-type="float">
            <text:p>0.945</text:p>
          </table:table-cell>
          <table:table-cell office:value-type="float" office:value="0.0428914918730201" calcext:value-type="float">
            <text:p>0.043</text:p>
          </table:table-cell>
          <table:table-cell office:value-type="float" office:value="-8.07700446678767" calcext:value-type="float">
            <text:p>-8.077</text:p>
          </table:table-cell>
          <table:table-cell office:value-type="float" office:value="0.0972080170895148" calcext:value-type="float">
            <text:p>0.097</text:p>
          </table:table-cell>
          <table:table-cell office:value-type="float" office:value="3.61384189243265" calcext:value-type="float">
            <text:p>3.614</text:p>
          </table:table-cell>
          <table:table-cell office:value-type="float" office:value="0.0450267367070955" calcext:value-type="float">
            <text:p>0.045</text:p>
          </table:table-cell>
          <table:table-cell office:value-type="float" office:value="14.201295" calcext:value-type="float">
            <text:p>14.201</text:p>
          </table:table-cell>
          <table:table-cell office:value-type="float" office:value="14.24181" calcext:value-type="float">
            <text:p>14.242</text:p>
          </table:table-cell>
          <table:table-cell office:value-type="float" office:value="14.011948" calcext:value-type="float">
            <text:p>14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B_6355</text:p>
          </table:table-cell>
          <table:table-cell office:value-type="string" calcext:value-type="string">
            <text:p>sdB+F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01 16 27.19</text:p>
          </table:table-cell>
          <table:table-cell office:value-type="string" calcext:value-type="string">
            <text:p>+06 03 15.23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19.1137681161729" calcext:value-type="float">
            <text:p>19.1137681161729</text:p>
          </table:table-cell>
          <table:table-cell office:value-type="float" office:value="6.05317879113765" calcext:value-type="float">
            <text:p>6.05317879113765</text:p>
          </table:table-cell>
          <table:table-cell office:value-type="float" office:value="1.14509431653875" calcext:value-type="float">
            <text:p>1.145</text:p>
          </table:table-cell>
          <table:table-cell office:value-type="float" office:value="0.0681875804192208" calcext:value-type="float">
            <text:p>0.068</text:p>
          </table:table-cell>
          <table:table-cell office:value-type="float" office:value="-7.29343107873773" calcext:value-type="float">
            <text:p>-7.293</text:p>
          </table:table-cell>
          <table:table-cell office:value-type="float" office:value="0.0790686238089208" calcext:value-type="float">
            <text:p>0.079</text:p>
          </table:table-cell>
          <table:table-cell office:value-type="float" office:value="-10.661034083777" calcext:value-type="float">
            <text:p>-10.661</text:p>
          </table:table-cell>
          <table:table-cell office:value-type="float" office:value="0.0614375320972705" calcext:value-type="float">
            <text:p>0.061</text:p>
          </table:table-cell>
          <table:table-cell office:value-type="float" office:value="12.939755" calcext:value-type="float">
            <text:p>12.940</text:p>
          </table:table-cell>
          <table:table-cell office:value-type="float" office:value="13.069543" calcext:value-type="float">
            <text:p>13.070</text:p>
          </table:table-cell>
          <table:table-cell office:value-type="float" office:value="12.66109" calcext:value-type="float">
            <text:p>12.6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1513-7548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3.22" calcext:value-type="float">
            <text:p>13.22</text:p>
          </table:table-cell>
          <table:table-cell office:value-type="string" calcext:value-type="string">
            <text:p>01 51 22.87</text:p>
          </table:table-cell>
          <table:table-cell office:value-type="string" calcext:value-type="string">
            <text:p>-75 48 38.13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27.8475562469635" calcext:value-type="float">
            <text:p>27.8475562469635</text:p>
          </table:table-cell>
          <table:table-cell office:value-type="float" office:value="-75.8108491085681" calcext:value-type="float">
            <text:p>-75.8108491085681</text:p>
          </table:table-cell>
          <table:table-cell office:value-type="float" office:value="1.10759465736996" calcext:value-type="float">
            <text:p>1.108</text:p>
          </table:table-cell>
          <table:table-cell office:value-type="float" office:value="0.0253366828664653" calcext:value-type="float">
            <text:p>0.025</text:p>
          </table:table-cell>
          <table:table-cell office:value-type="float" office:value="5.32655372736491" calcext:value-type="float">
            <text:p>5.327</text:p>
          </table:table-cell>
          <table:table-cell office:value-type="float" office:value="0.0450285627050043" calcext:value-type="float">
            <text:p>0.045</text:p>
          </table:table-cell>
          <table:table-cell office:value-type="float" office:value="-7.72012541726335" calcext:value-type="float">
            <text:p>-7.720</text:p>
          </table:table-cell>
          <table:table-cell office:value-type="float" office:value="0.0414820310305568" calcext:value-type="float">
            <text:p>0.041</text:p>
          </table:table-cell>
          <table:table-cell office:value-type="float" office:value="12.958947" calcext:value-type="float">
            <text:p>12.959</text:p>
          </table:table-cell>
          <table:table-cell office:value-type="float" office:value="13.055146" calcext:value-type="float">
            <text:p>13.055</text:p>
          </table:table-cell>
          <table:table-cell office:value-type="float" office:value="12.704726" calcext:value-type="float">
            <text:p>12.7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L277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3.16" calcext:value-type="float">
            <text:p>13.16</text:p>
          </table:table-cell>
          <table:table-cell office:value-type="string" calcext:value-type="string">
            <text:p>02 01 34.11</text:p>
          </table:table-cell>
          <table:table-cell office:value-type="string" calcext:value-type="string">
            <text:p>-53 43 45.91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30.3932569104589" calcext:value-type="float">
            <text:p>30.3932569104589</text:p>
          </table:table-cell>
          <table:table-cell office:value-type="float" office:value="-53.7287525352424" calcext:value-type="float">
            <text:p>-53.7287525352424</text:p>
          </table:table-cell>
          <table:table-cell office:value-type="float" office:value="0.983727199485731" calcext:value-type="float">
            <text:p>0.984</text:p>
          </table:table-cell>
          <table:table-cell office:value-type="float" office:value="0.023572312549292" calcext:value-type="float">
            <text:p>0.024</text:p>
          </table:table-cell>
          <table:table-cell office:value-type="float" office:value="13.6291197155514" calcext:value-type="float">
            <text:p>13.629</text:p>
          </table:table-cell>
          <table:table-cell office:value-type="float" office:value="0.0345850911728496" calcext:value-type="float">
            <text:p>0.035</text:p>
          </table:table-cell>
          <table:table-cell office:value-type="float" office:value="1.82289647755289" calcext:value-type="float">
            <text:p>1.823</text:p>
          </table:table-cell>
          <table:table-cell office:value-type="float" office:value="0.0349344061122519" calcext:value-type="float">
            <text:p>0.035</text:p>
          </table:table-cell>
          <table:table-cell office:value-type="float" office:value="13.031452" calcext:value-type="float">
            <text:p>13.031</text:p>
          </table:table-cell>
          <table:table-cell office:value-type="float" office:value="13.064399" calcext:value-type="float">
            <text:p>13.064</text:p>
          </table:table-cell>
          <table:table-cell office:value-type="float" office:value="12.862706" calcext:value-type="float">
            <text:p>12.8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2286-3625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3.03" calcext:value-type="float">
            <text:p>13.03</text:p>
          </table:table-cell>
          <table:table-cell office:value-type="string" calcext:value-type="string">
            <text:p>02 28 36.86</text:p>
          </table:table-cell>
          <table:table-cell office:value-type="string" calcext:value-type="string">
            <text:p>-36 25 45.60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37.1535599252561" calcext:value-type="float">
            <text:p>37.1535599252561</text:p>
          </table:table-cell>
          <table:table-cell office:value-type="float" office:value="-36.4293229233351" calcext:value-type="float">
            <text:p>-36.4293229233351</text:p>
          </table:table-cell>
          <table:table-cell office:value-type="float" office:value="1.03827817144094" calcext:value-type="float">
            <text:p>1.038</text:p>
          </table:table-cell>
          <table:table-cell office:value-type="float" office:value="0.0340603652134655" calcext:value-type="float">
            <text:p>0.034</text:p>
          </table:table-cell>
          <table:table-cell office:value-type="float" office:value="-5.03736479181504" calcext:value-type="float">
            <text:p>-5.037</text:p>
          </table:table-cell>
          <table:table-cell office:value-type="float" office:value="0.0442111631130899" calcext:value-type="float">
            <text:p>0.044</text:p>
          </table:table-cell>
          <table:table-cell office:value-type="float" office:value="7.95504951393937" calcext:value-type="float">
            <text:p>7.955</text:p>
          </table:table-cell>
          <table:table-cell office:value-type="float" office:value="0.0536772057943801" calcext:value-type="float">
            <text:p>0.054</text:p>
          </table:table-cell>
          <table:table-cell office:value-type="float" office:value="13.4408" calcext:value-type="float">
            <text:p>13.441</text:p>
          </table:table-cell>
          <table:table-cell office:value-type="float" office:value="13.480872" calcext:value-type="float">
            <text:p>13.481</text:p>
          </table:table-cell>
          <table:table-cell office:value-type="float" office:value="13.237447" calcext:value-type="float">
            <text:p>13.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 03143-5945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3.47" calcext:value-type="float">
            <text:p>13.47</text:p>
          </table:table-cell>
          <table:table-cell office:value-type="string" calcext:value-type="string">
            <text:p>03 15 29.95</text:p>
          </table:table-cell>
          <table:table-cell office:value-type="string" calcext:value-type="string">
            <text:p>-59 34 04.65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48.8754043524755" calcext:value-type="float">
            <text:p>48.8754043524755</text:p>
          </table:table-cell>
          <table:table-cell office:value-type="float" office:value="-59.5680314105135" calcext:value-type="float">
            <text:p>-59.5680314105135</text:p>
          </table:table-cell>
          <table:table-cell office:value-type="float" office:value="1.07490292124122" calcext:value-type="float">
            <text:p>1.075</text:p>
          </table:table-cell>
          <table:table-cell office:value-type="float" office:value="0.0331899539925944" calcext:value-type="float">
            <text:p>0.033</text:p>
          </table:table-cell>
          <table:table-cell office:value-type="float" office:value="15.1988650625855" calcext:value-type="float">
            <text:p>15.199</text:p>
          </table:table-cell>
          <table:table-cell office:value-type="float" office:value="0.0832915668470471" calcext:value-type="float">
            <text:p>0.083</text:p>
          </table:table-cell>
          <table:table-cell office:value-type="float" office:value="1.16574850999677" calcext:value-type="float">
            <text:p>1.166</text:p>
          </table:table-cell>
          <table:table-cell office:value-type="float" office:value="0.0583284210833137" calcext:value-type="float">
            <text:p>0.058</text:p>
          </table:table-cell>
          <table:table-cell office:value-type="float" office:value="13.329261" calcext:value-type="float">
            <text:p>13.329</text:p>
          </table:table-cell>
          <table:table-cell office:value-type="float" office:value="13.360872" calcext:value-type="float">
            <text:p>13.361</text:p>
          </table:table-cell>
          <table:table-cell office:value-type="float" office:value="13.171451" calcext:value-type="float">
            <text:p>13.1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3322-0233</text:p>
          </table:table-cell>
          <table:table-cell office:value-type="string" calcext:value-type="string">
            <text:p>sdB+MS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03 32 16.73</text:p>
          </table:table-cell>
          <table:table-cell office:value-type="string" calcext:value-type="string">
            <text:p>-02 33 01.76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53.0697729071015" calcext:value-type="float">
            <text:p>53.0697729071015</text:p>
          </table:table-cell>
          <table:table-cell office:value-type="float" office:value="-2.55056748663969" calcext:value-type="float">
            <text:p>-2.55056748663969</text:p>
          </table:table-cell>
          <table:table-cell office:value-type="float" office:value="0.916625656002502" calcext:value-type="float">
            <text:p>0.917</text:p>
          </table:table-cell>
          <table:table-cell office:value-type="float" office:value="0.0441701295662082" calcext:value-type="float">
            <text:p>0.044</text:p>
          </table:table-cell>
          <table:table-cell office:value-type="float" office:value="8.55748064532786" calcext:value-type="float">
            <text:p>8.557</text:p>
          </table:table-cell>
          <table:table-cell office:value-type="float" office:value="0.0693634808634742" calcext:value-type="float">
            <text:p>0.069</text:p>
          </table:table-cell>
          <table:table-cell office:value-type="float" office:value="-11.1800929029833" calcext:value-type="float">
            <text:p>-11.180</text:p>
          </table:table-cell>
          <table:table-cell office:value-type="float" office:value="0.0664921491043678" calcext:value-type="float">
            <text:p>0.066</text:p>
          </table:table-cell>
          <table:table-cell office:value-type="float" office:value="12.571976" calcext:value-type="float">
            <text:p>12.572</text:p>
          </table:table-cell>
          <table:table-cell office:value-type="float" office:value="12.709147" calcext:value-type="float">
            <text:p>12.709</text:p>
          </table:table-cell>
          <table:table-cell office:value-type="float" office:value="12.305701" calcext:value-type="float">
            <text:p>12.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3582-3609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3.73" calcext:value-type="float">
            <text:p>13.73</text:p>
          </table:table-cell>
          <table:table-cell office:value-type="string" calcext:value-type="string">
            <text:p>03 58 14.78</text:p>
          </table:table-cell>
          <table:table-cell office:value-type="string" calcext:value-type="string">
            <text:p>-36 09 38.38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Close companion in gaia, 0.75”</text:p>
          </table:table-cell>
          <table:table-cell office:value-type="float" office:value="59.561793228" calcext:value-type="float">
            <text:p>59.561793228</text:p>
          </table:table-cell>
          <table:table-cell office:value-type="float" office:value="-36.1606841754" calcext:value-type="float">
            <text:p>-36.1606841754</text:p>
          </table:table-cell>
          <table:table-cell office:value-type="float" office:value="0.5185" calcext:value-type="float">
            <text:p>0.519</text:p>
          </table:table-cell>
          <table:table-cell office:value-type="float" office:value="0.0603" calcext:value-type="float">
            <text:p>0.060</text:p>
          </table:table-cell>
          <table:table-cell office:value-type="float" office:value="2.18" calcext:value-type="float">
            <text:p>2.180</text:p>
          </table:table-cell>
          <table:table-cell office:value-type="float" office:value="0.096" calcext:value-type="float">
            <text:p>0.096</text:p>
          </table:table-cell>
          <table:table-cell office:value-type="float" office:value="-1.781" calcext:value-type="float">
            <text:p>-1.781</text:p>
          </table:table-cell>
          <table:table-cell office:value-type="float" office:value="0.128" calcext:value-type="float">
            <text:p>0.128</text:p>
          </table:table-cell>
          <table:table-cell office:value-type="float" office:value="13.630695" calcext:value-type="float">
            <text:p>13.631</text:p>
          </table:table-cell>
          <table:table-cell office:value-type="float" office:value="13.684155" calcext:value-type="float">
            <text:p>13.684</text:p>
          </table:table-cell>
          <table:table-cell office:value-type="float" office:value="13.248429" calcext:value-type="float">
            <text:p>13.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0430-2457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4.01" calcext:value-type="float">
            <text:p>14.01</text:p>
          </table:table-cell>
          <table:table-cell office:value-type="string" calcext:value-type="string">
            <text:p>04 33 03.98</text:p>
          </table:table-cell>
          <table:table-cell office:value-type="string" calcext:value-type="string">
            <text:p>-24 51 18.89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68.266025126832" calcext:value-type="float">
            <text:p>68.266025126832</text:p>
          </table:table-cell>
          <table:table-cell office:value-type="float" office:value="-24.8554840286285" calcext:value-type="float">
            <text:p>-24.8554840286285</text:p>
          </table:table-cell>
          <table:table-cell office:value-type="float" office:value="1.02206053632554" calcext:value-type="float">
            <text:p>1.022</text:p>
          </table:table-cell>
          <table:table-cell office:value-type="float" office:value="0.0574345215102067" calcext:value-type="float">
            <text:p>0.057</text:p>
          </table:table-cell>
          <table:table-cell office:value-type="float" office:value="2.97710393313613" calcext:value-type="float">
            <text:p>2.977</text:p>
          </table:table-cell>
          <table:table-cell office:value-type="float" office:value="0.0853934649583117" calcext:value-type="float">
            <text:p>0.085</text:p>
          </table:table-cell>
          <table:table-cell office:value-type="float" office:value="0.837742613906681" calcext:value-type="float">
            <text:p>0.838</text:p>
          </table:table-cell>
          <table:table-cell office:value-type="float" office:value="0.0872834245453701" calcext:value-type="float">
            <text:p>0.087</text:p>
          </table:table-cell>
          <table:table-cell office:value-type="float" office:value="14.170208" calcext:value-type="float">
            <text:p>14.170</text:p>
          </table:table-cell>
          <table:table-cell office:value-type="float" office:value="14.025239" calcext:value-type="float">
            <text:p>14.025</text:p>
          </table:table-cell>
          <table:table-cell office:value-type="float" office:value="14.033834" calcext:value-type="float">
            <text:p>14.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4383-4610</text:p>
          </table:table-cell>
          <table:table-cell office:value-type="string" calcext:value-type="string">
            <text:p>sdOB+K</text:p>
          </table:table-cell>
          <table:table-cell table:style-name="ce1" office:value-type="float" office:value="13.63" calcext:value-type="float">
            <text:p>13.63</text:p>
          </table:table-cell>
          <table:table-cell office:value-type="string" calcext:value-type="string">
            <text:p>04 38 27.32</text:p>
          </table:table-cell>
          <table:table-cell office:value-type="string" calcext:value-type="string">
            <text:p>-46 10 52.69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69.6138980165054" calcext:value-type="float">
            <text:p>69.6138980165054</text:p>
          </table:table-cell>
          <table:table-cell office:value-type="float" office:value="-46.1812901879936" calcext:value-type="float">
            <text:p>-46.1812901879936</text:p>
          </table:table-cell>
          <table:table-cell office:value-type="float" office:value="1.01726905509559" calcext:value-type="float">
            <text:p>1.017</text:p>
          </table:table-cell>
          <table:table-cell office:value-type="float" office:value="0.0403158449486237" calcext:value-type="float">
            <text:p>0.040</text:p>
          </table:table-cell>
          <table:table-cell office:value-type="float" office:value="9.69020885202205" calcext:value-type="float">
            <text:p>9.690</text:p>
          </table:table-cell>
          <table:table-cell office:value-type="float" office:value="0.0766160583448261" calcext:value-type="float">
            <text:p>0.077</text:p>
          </table:table-cell>
          <table:table-cell office:value-type="float" office:value="0.581213867102766" calcext:value-type="float">
            <text:p>0.581</text:p>
          </table:table-cell>
          <table:table-cell office:value-type="float" office:value="0.0961527310414102" calcext:value-type="float">
            <text:p>0.096</text:p>
          </table:table-cell>
          <table:table-cell office:value-type="float" office:value="13.758729" calcext:value-type="float">
            <text:p>13.759</text:p>
          </table:table-cell>
          <table:table-cell office:value-type="float" office:value="13.588864" calcext:value-type="float">
            <text:p>13.589</text:p>
          </table:table-cell>
          <table:table-cell office:value-type="float" office:value="13.882982" calcext:value-type="float">
            <text:p>13.8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5396-2833</text:p>
          </table:table-cell>
          <table:table-cell office:value-type="string" calcext:value-type="string">
            <text:p>sdOB+G</text:p>
          </table:table-cell>
          <table:table-cell table:style-name="ce1" office:value-type="float" office:value="13.73" calcext:value-type="float">
            <text:p>13.73</text:p>
          </table:table-cell>
          <table:table-cell office:value-type="string" calcext:value-type="string">
            <text:p>05 39 39.13</text:p>
          </table:table-cell>
          <table:table-cell office:value-type="string" calcext:value-type="string">
            <text:p>-28 33 29.66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84.9134882563749" calcext:value-type="float">
            <text:p>84.9134882563749</text:p>
          </table:table-cell>
          <table:table-cell office:value-type="float" office:value="-28.5586168400613" calcext:value-type="float">
            <text:p>-28.5586168400613</text:p>
          </table:table-cell>
          <table:table-cell office:value-type="float" office:value="0.856719921650494" calcext:value-type="float">
            <text:p>0.857</text:p>
          </table:table-cell>
          <table:table-cell office:value-type="float" office:value="0.0352725458946" calcext:value-type="float">
            <text:p>0.035</text:p>
          </table:table-cell>
          <table:table-cell office:value-type="float" office:value="12.7465490299762" calcext:value-type="float">
            <text:p>12.747</text:p>
          </table:table-cell>
          <table:table-cell office:value-type="float" office:value="0.0519618137275386" calcext:value-type="float">
            <text:p>0.052</text:p>
          </table:table-cell>
          <table:table-cell office:value-type="float" office:value="-27.1027158599133" calcext:value-type="float">
            <text:p>-27.103</text:p>
          </table:table-cell>
          <table:table-cell office:value-type="float" office:value="0.060417315578725" calcext:value-type="float">
            <text:p>0.060</text:p>
          </table:table-cell>
          <table:table-cell office:value-type="float" office:value="13.819394" calcext:value-type="float">
            <text:p>13.819</text:p>
          </table:table-cell>
          <table:table-cell office:value-type="float" office:value="13.749941" calcext:value-type="float">
            <text:p>13.750</text:p>
          </table:table-cell>
          <table:table-cell office:value-type="float" office:value="13.769094" calcext:value-type="float">
            <text:p>13.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C 1935-1015-1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3.02" calcext:value-type="float">
            <text:p>13.02</text:p>
          </table:table-cell>
          <table:table-cell office:value-type="string" calcext:value-type="string">
            <text:p>08 11 10.81</text:p>
          </table:table-cell>
          <table:table-cell office:value-type="string" calcext:value-type="string">
            <text:p>+27 34 18.42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122.795238966476" calcext:value-type="float">
            <text:p>122.795238966476</text:p>
          </table:table-cell>
          <table:table-cell office:value-type="float" office:value="27.5723687700805" calcext:value-type="float">
            <text:p>27.5723687700805</text:p>
          </table:table-cell>
          <table:table-cell office:value-type="float" office:value="1.41267212350587" calcext:value-type="float">
            <text:p>1.413</text:p>
          </table:table-cell>
          <table:table-cell office:value-type="float" office:value="0.0510934490515501" calcext:value-type="float">
            <text:p>0.051</text:p>
          </table:table-cell>
          <table:table-cell office:value-type="float" office:value="-13.7558040322518" calcext:value-type="float">
            <text:p>-13.756</text:p>
          </table:table-cell>
          <table:table-cell office:value-type="float" office:value="0.0831045741662912" calcext:value-type="float">
            <text:p>0.083</text:p>
          </table:table-cell>
          <table:table-cell office:value-type="float" office:value="1.7559186267671" calcext:value-type="float">
            <text:p>1.756</text:p>
          </table:table-cell>
          <table:table-cell office:value-type="float" office:value="0.0537936725601401" calcext:value-type="float">
            <text:p>0.054</text:p>
          </table:table-cell>
          <table:table-cell office:value-type="float" office:value="12.495318" calcext:value-type="float">
            <text:p>12.495</text:p>
          </table:table-cell>
          <table:table-cell office:value-type="float" office:value="12.524339" calcext:value-type="float">
            <text:p>12.524</text:p>
          </table:table-cell>
          <table:table-cell office:value-type="float" office:value="12.320642" calcext:value-type="float">
            <text:p>12.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9000+0128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3.07" calcext:value-type="float">
            <text:p>13.07</text:p>
          </table:table-cell>
          <table:table-cell office:value-type="string" calcext:value-type="string">
            <text:p>09 00 01.55</text:p>
          </table:table-cell>
          <table:table-cell office:value-type="string" calcext:value-type="string">
            <text:p>+01 28 51.84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135.006459868866" calcext:value-type="float">
            <text:p>135.006459868866</text:p>
          </table:table-cell>
          <table:table-cell office:value-type="float" office:value="1.48068097957586" calcext:value-type="float">
            <text:p>1.48068097957586</text:p>
          </table:table-cell>
          <table:table-cell office:value-type="float" office:value="1.0227383992716" calcext:value-type="float">
            <text:p>1.023</text:p>
          </table:table-cell>
          <table:table-cell office:value-type="float" office:value="0.0506596292719602" calcext:value-type="float">
            <text:p>0.051</text:p>
          </table:table-cell>
          <table:table-cell office:value-type="float" office:value="7.18878605619482" calcext:value-type="float">
            <text:p>7.189</text:p>
          </table:table-cell>
          <table:table-cell office:value-type="float" office:value="0.101317967428731" calcext:value-type="float">
            <text:p>0.101</text:p>
          </table:table-cell>
          <table:table-cell office:value-type="float" office:value="-8.94932562677392" calcext:value-type="float">
            <text:p>-8.949</text:p>
          </table:table-cell>
          <table:table-cell office:value-type="float" office:value="0.0828935160194734" calcext:value-type="float">
            <text:p>0.083</text:p>
          </table:table-cell>
          <table:table-cell office:value-type="float" office:value="13.090677" calcext:value-type="float">
            <text:p>13.091</text:p>
          </table:table-cell>
          <table:table-cell office:value-type="float" office:value="13.159052" calcext:value-type="float">
            <text:p>13.159</text:p>
          </table:table-cell>
          <table:table-cell office:value-type="float" office:value="12.853026" calcext:value-type="float">
            <text:p>12.8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0170-3355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3.01" calcext:value-type="float">
            <text:p>13.01</text:p>
          </table:table-cell>
          <table:table-cell office:value-type="string" calcext:value-type="string">
            <text:p>10 17 03.70</text:p>
          </table:table-cell>
          <table:table-cell office:value-type="string" calcext:value-type="string">
            <text:p>-33 55 02.07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154.265303626534" calcext:value-type="float">
            <text:p>154.265303626534</text:p>
          </table:table-cell>
          <table:table-cell office:value-type="float" office:value="-33.917256906518" calcext:value-type="float">
            <text:p>-33.917256906518</text:p>
          </table:table-cell>
          <table:table-cell office:value-type="float" office:value="1.35040662288775" calcext:value-type="float">
            <text:p>1.350</text:p>
          </table:table-cell>
          <table:table-cell office:value-type="float" office:value="0.0292773075437778" calcext:value-type="float">
            <text:p>0.029</text:p>
          </table:table-cell>
          <table:table-cell office:value-type="float" office:value="-10.6638399478952" calcext:value-type="float">
            <text:p>-10.664</text:p>
          </table:table-cell>
          <table:table-cell office:value-type="float" office:value="0.0440394309441365" calcext:value-type="float">
            <text:p>0.044</text:p>
          </table:table-cell>
          <table:table-cell office:value-type="float" office:value="14.1407893652215" calcext:value-type="float">
            <text:p>14.141</text:p>
          </table:table-cell>
          <table:table-cell office:value-type="float" office:value="0.0517701639888246" calcext:value-type="float">
            <text:p>0.052</text:p>
          </table:table-cell>
          <table:table-cell office:value-type="float" office:value="12.830452" calcext:value-type="float">
            <text:p>12.830</text:p>
          </table:table-cell>
          <table:table-cell office:value-type="float" office:value="12.920063" calcext:value-type="float">
            <text:p>12.920</text:p>
          </table:table-cell>
          <table:table-cell office:value-type="float" office:value="12.598679" calcext:value-type="float">
            <text:p>12.5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12300-3224</text:p>
          </table:table-cell>
          <table:table-cell office:value-type="string" calcext:value-type="string">
            <text:p>sdB+F</text:p>
          </table:table-cell>
          <table:table-cell office:value-type="float" office:value="13.8" calcext:value-type="float">
            <text:p>13.80</text:p>
          </table:table-cell>
          <table:table-cell office:value-type="string" calcext:value-type="string">
            <text:p>12 32 42.48</text:p>
          </table:table-cell>
          <table:table-cell table:style-name="ce5" office:value-type="string" calcext:value-type="string">
            <text:p>-32 41 05.91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188.176835612642" calcext:value-type="float">
            <text:p>188.176835612642</text:p>
          </table:table-cell>
          <table:table-cell office:value-type="float" office:value="-32.6845966820902" calcext:value-type="float">
            <text:p>-32.6845966820902</text:p>
          </table:table-cell>
          <table:table-cell office:value-type="float" office:value="0.846853858936663" calcext:value-type="float">
            <text:p>0.847</text:p>
          </table:table-cell>
          <table:table-cell office:value-type="float" office:value="0.0538474269115304" calcext:value-type="float">
            <text:p>0.054</text:p>
          </table:table-cell>
          <table:table-cell office:value-type="float" office:value="-12.3737885738334" calcext:value-type="float">
            <text:p>-12.374</text:p>
          </table:table-cell>
          <table:table-cell office:value-type="float" office:value="0.0552610969481776" calcext:value-type="float">
            <text:p>0.055</text:p>
          </table:table-cell>
          <table:table-cell office:value-type="float" office:value="0.953164670174212" calcext:value-type="float">
            <text:p>0.953</text:p>
          </table:table-cell>
          <table:table-cell office:value-type="float" office:value="0.0806824622142364" calcext:value-type="float">
            <text:p>0.081</text:p>
          </table:table-cell>
          <table:table-cell office:value-type="float" office:value="13.477567" calcext:value-type="float">
            <text:p>13.478</text:p>
          </table:table-cell>
          <table:table-cell office:value-type="float" office:value="13.589043" calcext:value-type="float">
            <text:p>13.589</text:p>
          </table:table-cell>
          <table:table-cell office:value-type="float" office:value="13.220904" calcext:value-type="float">
            <text:p>13.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_1514+034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3.76" calcext:value-type="float">
            <text:p>13.76</text:p>
          </table:table-cell>
          <table:table-cell office:value-type="string" calcext:value-type="string">
            <text:p>15 17 14.27</text:p>
          </table:table-cell>
          <table:table-cell table:style-name="ce5" office:value-type="string" calcext:value-type="string">
            <text:p>+03 10 29.96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229.309473509158" calcext:value-type="float">
            <text:p>229.309473509158</text:p>
          </table:table-cell>
          <table:table-cell office:value-type="float" office:value="3.17441880245588" calcext:value-type="float">
            <text:p>3.17441880245588</text:p>
          </table:table-cell>
          <table:table-cell office:value-type="float" office:value="0.809853645813524" calcext:value-type="float">
            <text:p>0.810</text:p>
          </table:table-cell>
          <table:table-cell office:value-type="float" office:value="0.0369455462088497" calcext:value-type="float">
            <text:p>0.037</text:p>
          </table:table-cell>
          <table:table-cell office:value-type="float" office:value="4.5292313845286" calcext:value-type="float">
            <text:p>4.529</text:p>
          </table:table-cell>
          <table:table-cell office:value-type="float" office:value="0.0645328513218857" calcext:value-type="float">
            <text:p>0.065</text:p>
          </table:table-cell>
          <table:table-cell office:value-type="float" office:value="-2.39987514087441" calcext:value-type="float">
            <text:p>-2.400</text:p>
          </table:table-cell>
          <table:table-cell office:value-type="float" office:value="0.0705621548388199" calcext:value-type="float">
            <text:p>0.071</text:p>
          </table:table-cell>
          <table:table-cell office:value-type="float" office:value="13.929573" calcext:value-type="float">
            <text:p>13.930</text:p>
          </table:table-cell>
          <table:table-cell office:value-type="float" office:value="13.898734" calcext:value-type="float">
            <text:p>13.899</text:p>
          </table:table-cell>
          <table:table-cell office:value-type="float" office:value="13.828124" calcext:value-type="float">
            <text:p>13.8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PSCS22890-74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3.84" calcext:value-type="float">
            <text:p>13.84</text:p>
          </table:table-cell>
          <table:table-cell office:value-type="string" calcext:value-type="string">
            <text:p>15 24 03.03</text:p>
          </table:table-cell>
          <table:table-cell table:style-name="ce5" office:value-type="string" calcext:value-type="string">
            <text:p>+01 34 22.170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231.012662894668" calcext:value-type="float">
            <text:p>231.012662894668</text:p>
          </table:table-cell>
          <table:table-cell office:value-type="float" office:value="1.5726617628201" calcext:value-type="float">
            <text:p>1.5726617628201</text:p>
          </table:table-cell>
          <table:table-cell office:value-type="float" office:value="1.12885637852914" calcext:value-type="float">
            <text:p>1.129</text:p>
          </table:table-cell>
          <table:table-cell office:value-type="float" office:value="0.04366988428647" calcext:value-type="float">
            <text:p>0.044</text:p>
          </table:table-cell>
          <table:table-cell office:value-type="float" office:value="2.93454135545686" calcext:value-type="float">
            <text:p>2.935</text:p>
          </table:table-cell>
          <table:table-cell office:value-type="float" office:value="0.0818485108512059" calcext:value-type="float">
            <text:p>0.082</text:p>
          </table:table-cell>
          <table:table-cell office:value-type="float" office:value="-7.85007310522778" calcext:value-type="float">
            <text:p>-7.850</text:p>
          </table:table-cell>
          <table:table-cell office:value-type="float" office:value="0.0725242478401748" calcext:value-type="float">
            <text:p>0.073</text:p>
          </table:table-cell>
          <table:table-cell office:value-type="float" office:value="13.894035" calcext:value-type="float">
            <text:p>13.894</text:p>
          </table:table-cell>
          <table:table-cell office:value-type="float" office:value="13.902981" calcext:value-type="float">
            <text:p>13.903</text:p>
          </table:table-cell>
          <table:table-cell office:value-type="float" office:value="13.761285" calcext:value-type="float">
            <text:p>13.7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6287+1118</text:p>
          </table:table-cell>
          <table:table-cell office:value-type="string" calcext:value-type="string">
            <text:p>sdB+MS</text:p>
          </table:table-cell>
          <table:table-cell office:value-type="float" office:value="13.1" calcext:value-type="float">
            <text:p>13.10</text:p>
          </table:table-cell>
          <table:table-cell office:value-type="string" calcext:value-type="string">
            <text:p>16 28 42.02</text:p>
          </table:table-cell>
          <table:table-cell table:style-name="ce5" office:value-type="string" calcext:value-type="string">
            <text:p>+11 18 38.92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247.174939260696" calcext:value-type="float">
            <text:p>247.174939260696</text:p>
          </table:table-cell>
          <table:table-cell office:value-type="float" office:value="11.3110535222269" calcext:value-type="float">
            <text:p>11.3110535222269</text:p>
          </table:table-cell>
          <table:table-cell office:value-type="float" office:value="1.04112160872417" calcext:value-type="float">
            <text:p>1.041</text:p>
          </table:table-cell>
          <table:table-cell office:value-type="float" office:value="0.0408152646221161" calcext:value-type="float">
            <text:p>0.041</text:p>
          </table:table-cell>
          <table:table-cell office:value-type="float" office:value="-2.43229143584936" calcext:value-type="float">
            <text:p>-2.432</text:p>
          </table:table-cell>
          <table:table-cell office:value-type="float" office:value="0.0419862193803446" calcext:value-type="float">
            <text:p>0.042</text:p>
          </table:table-cell>
          <table:table-cell office:value-type="float" office:value="-8.61841636966317" calcext:value-type="float">
            <text:p>-8.618</text:p>
          </table:table-cell>
          <table:table-cell office:value-type="float" office:value="0.0310448704666354" calcext:value-type="float">
            <text:p>0.031</text:p>
          </table:table-cell>
          <table:table-cell office:value-type="float" office:value="13.106116" calcext:value-type="float">
            <text:p>13.106</text:p>
          </table:table-cell>
          <table:table-cell office:value-type="float" office:value="13.210682" calcext:value-type="float">
            <text:p>13.211</text:p>
          </table:table-cell>
          <table:table-cell office:value-type="float" office:value="12.818866" calcext:value-type="float">
            <text:p>12.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PSCS22937-67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3.97" calcext:value-type="float">
            <text:p>13.97</text:p>
          </table:table-cell>
          <table:table-cell office:value-type="string" calcext:value-type="string">
            <text:p>21 12 17.540</text:p>
          </table:table-cell>
          <table:table-cell office:value-type="string" calcext:value-type="string">
            <text:p>-38 20 54.520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No sdB visible, stopped</text:p>
          </table:table-cell>
          <table:table-cell office:value-type="float" office:value="318.073030643323" calcext:value-type="float">
            <text:p>318.073030643323</text:p>
          </table:table-cell>
          <table:table-cell office:value-type="float" office:value="-38.348542716423" calcext:value-type="float">
            <text:p>-38.348542716423</text:p>
          </table:table-cell>
          <table:table-cell office:value-type="float" office:value="0.649688998814295" calcext:value-type="float">
            <text:p>0.650</text:p>
          </table:table-cell>
          <table:table-cell office:value-type="float" office:value="0.0360412901093608" calcext:value-type="float">
            <text:p>0.036</text:p>
          </table:table-cell>
          <table:table-cell office:value-type="float" office:value="-10.0126762274083" calcext:value-type="float">
            <text:p>-10.013</text:p>
          </table:table-cell>
          <table:table-cell office:value-type="float" office:value="0.0460243946727914" calcext:value-type="float">
            <text:p>0.046</text:p>
          </table:table-cell>
          <table:table-cell office:value-type="float" office:value="-12.4431187786585" calcext:value-type="float">
            <text:p>-12.443</text:p>
          </table:table-cell>
          <table:table-cell office:value-type="float" office:value="0.0413144872543177" calcext:value-type="float">
            <text:p>0.041</text:p>
          </table:table-cell>
          <table:table-cell office:value-type="float" office:value="13.811598" calcext:value-type="float">
            <text:p>13.812</text:p>
          </table:table-cell>
          <table:table-cell office:value-type="float" office:value="13.840525" calcext:value-type="float">
            <text:p>13.841</text:p>
          </table:table-cell>
          <table:table-cell office:value-type="float" office:value="13.628657" calcext:value-type="float">
            <text:p>13.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 2148+095</text:p>
          </table:table-cell>
          <table:table-cell office:value-type="string" calcext:value-type="string">
            <text:p>sdB+K</text:p>
          </table:table-cell>
          <table:table-cell table:style-name="ce1" office:value-type="float" office:value="12.97" calcext:value-type="float">
            <text:p>12.97</text:p>
          </table:table-cell>
          <table:table-cell office:value-type="string" calcext:value-type="string">
            <text:p>21 51 16.88</text:p>
          </table:table-cell>
          <table:table-cell office:value-type="string" calcext:value-type="string">
            <text:p>+09 46 59.46</text:p>
          </table:table-cell>
          <table:table-cell office:value-type="string" calcext:value-type="string">
            <text:p>UVES/CHIRON</text:p>
          </table:table-cell>
          <table:table-cell office:value-type="string" calcext:value-type="string">
            <text:p>X</text:p>
          </table:table-cell>
          <table:table-cell office:value-type="float" office:value="327.820347836951" calcext:value-type="float">
            <text:p>327.820347836951</text:p>
          </table:table-cell>
          <table:table-cell office:value-type="float" office:value="9.78318733244571" calcext:value-type="float">
            <text:p>9.78318733244571</text:p>
          </table:table-cell>
          <table:table-cell office:value-type="float" office:value="0.753486558755629" calcext:value-type="float">
            <text:p>0.753</text:p>
          </table:table-cell>
          <table:table-cell office:value-type="float" office:value="0.050906779416387" calcext:value-type="float">
            <text:p>0.051</text:p>
          </table:table-cell>
          <table:table-cell office:value-type="float" office:value="-2.17373732124541" calcext:value-type="float">
            <text:p>-2.174</text:p>
          </table:table-cell>
          <table:table-cell office:value-type="float" office:value="0.0780872448679265" calcext:value-type="float">
            <text:p>0.078</text:p>
          </table:table-cell>
          <table:table-cell office:value-type="float" office:value="1.56827891773413" calcext:value-type="float">
            <text:p>1.568</text:p>
          </table:table-cell>
          <table:table-cell office:value-type="float" office:value="0.0775740275413101" calcext:value-type="float">
            <text:p>0.078</text:p>
          </table:table-cell>
          <table:table-cell office:value-type="float" office:value="12.967811" calcext:value-type="float">
            <text:p>12.968</text:p>
          </table:table-cell>
          <table:table-cell office:value-type="float" office:value="12.928243" calcext:value-type="float">
            <text:p>12.928</text:p>
          </table:table-cell>
          <table:table-cell office:value-type="float" office:value="12.886634" calcext:value-type="float">
            <text:p>12.8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 2226+094</text:p>
          </table:table-cell>
          <table:table-cell office:value-type="string" calcext:value-type="string">
            <text:p>sdB+K</text:p>
          </table:table-cell>
          <table:table-cell office:value-type="float" office:value="13.7" calcext:value-type="float">
            <text:p>13.70</text:p>
          </table:table-cell>
          <table:table-cell office:value-type="string" calcext:value-type="string">
            <text:p>22 28 58.58</text:p>
          </table:table-cell>
          <table:table-cell office:value-type="string" calcext:value-type="string">
            <text:p>+09 37 23.82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337.243747172477" calcext:value-type="float">
            <text:p>337.243747172477</text:p>
          </table:table-cell>
          <table:table-cell office:value-type="float" office:value="9.62289009375678" calcext:value-type="float">
            <text:p>9.62289009375678</text:p>
          </table:table-cell>
          <table:table-cell office:value-type="float" office:value="1.10186362582173" calcext:value-type="float">
            <text:p>1.102</text:p>
          </table:table-cell>
          <table:table-cell office:value-type="float" office:value="0.0360291673289011" calcext:value-type="float">
            <text:p>0.036</text:p>
          </table:table-cell>
          <table:table-cell office:value-type="float" office:value="16.4864690444824" calcext:value-type="float">
            <text:p>16.486</text:p>
          </table:table-cell>
          <table:table-cell office:value-type="float" office:value="0.0630930381550186" calcext:value-type="float">
            <text:p>0.063</text:p>
          </table:table-cell>
          <table:table-cell office:value-type="float" office:value="-4.40056522625747" calcext:value-type="float">
            <text:p>-4.401</text:p>
          </table:table-cell>
          <table:table-cell office:value-type="float" office:value="0.0531259309572855" calcext:value-type="float">
            <text:p>0.053</text:p>
          </table:table-cell>
          <table:table-cell office:value-type="float" office:value="13.966565" calcext:value-type="float">
            <text:p>13.967</text:p>
          </table:table-cell>
          <table:table-cell office:value-type="float" office:value="13.998982" calcext:value-type="float">
            <text:p>13.999</text:p>
          </table:table-cell>
          <table:table-cell office:value-type="float" office:value="13.770853" calcext:value-type="float">
            <text:p>13.7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 1018-047</text:p>
          </table:table-cell>
          <table:table-cell office:value-type="string" calcext:value-type="string">
            <text:p>sdB+K</text:p>
          </table:table-cell>
          <table:table-cell office:value-type="float" office:value="13.14" calcext:value-type="float">
            <text:p>13.14</text:p>
          </table:table-cell>
          <table:table-cell office:value-type="string" calcext:value-type="string">
            <text:p>10 21 10.58</text:p>
          </table:table-cell>
          <table:table-cell office:value-type="string" calcext:value-type="string">
            <text:p>-04 56 19.57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DONE, J.Deca</text:p>
          </table:table-cell>
          <table:table-cell office:value-type="float" office:value="155.294036931512" calcext:value-type="float">
            <text:p>155.294036931512</text:p>
          </table:table-cell>
          <table:table-cell office:value-type="float" office:value="-4.93880477762911" calcext:value-type="float">
            <text:p>-4.93880477762911</text:p>
          </table:table-cell>
          <table:table-cell office:value-type="float" office:value="1.63187427919105" calcext:value-type="float">
            <text:p>1.632</text:p>
          </table:table-cell>
          <table:table-cell office:value-type="float" office:value="0.0923455211800087" calcext:value-type="float">
            <text:p>0.092</text:p>
          </table:table-cell>
          <table:table-cell office:value-type="float" office:value="-13.0054978682715" calcext:value-type="float">
            <text:p>-13.005</text:p>
          </table:table-cell>
          <table:table-cell office:value-type="float" office:value="0.143284481470294" calcext:value-type="float">
            <text:p>0.143</text:p>
          </table:table-cell>
          <table:table-cell office:value-type="float" office:value="-8.1280668409674" calcext:value-type="float">
            <text:p>-8.128</text:p>
          </table:table-cell>
          <table:table-cell office:value-type="float" office:value="0.133718144844063" calcext:value-type="float">
            <text:p>0.134</text:p>
          </table:table-cell>
          <table:table-cell office:value-type="float" office:value="13.263626" calcext:value-type="float">
            <text:p>13.264</text:p>
          </table:table-cell>
          <table:table-cell office:value-type="float" office:value="13.125422" calcext:value-type="float">
            <text:p>13.125</text:p>
          </table:table-cell>
          <table:table-cell office:value-type="float" office:value="13.375908" calcext:value-type="float">
            <text:p>13.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8421–0213 </text:p>
          </table:table-cell>
          <table:table-cell office:value-type="string" calcext:value-type="string">
            <text:p>sdB+X</text:p>
          </table:table-cell>
          <table:table-cell office:value-type="float" office:value="13.2" calcext:value-type="float">
            <text:p>13.20</text:p>
          </table:table-cell>
          <table:table-cell office:value-type="string" calcext:value-type="string">
            <text:p>08 42 10.35</text:p>
          </table:table-cell>
          <table:table-cell office:value-type="string" calcext:value-type="string">
            <text:p>-02 13 15.96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Backup</text:p>
          </table:table-cell>
          <table:table-cell office:value-type="float" office:value="130.54298125881" calcext:value-type="float">
            <text:p>130.54298125881</text:p>
          </table:table-cell>
          <table:table-cell office:value-type="float" office:value="-2.22132381915702" calcext:value-type="float">
            <text:p>-2.22132381915702</text:p>
          </table:table-cell>
          <table:table-cell office:value-type="float" office:value="0.765708956880042" calcext:value-type="float">
            <text:p>0.766</text:p>
          </table:table-cell>
          <table:table-cell office:value-type="float" office:value="0.0528137856822772" calcext:value-type="float">
            <text:p>0.053</text:p>
          </table:table-cell>
          <table:table-cell office:value-type="float" office:value="-0.350613308686204" calcext:value-type="float">
            <text:p>-0.351</text:p>
          </table:table-cell>
          <table:table-cell office:value-type="float" office:value="0.152576038914682" calcext:value-type="float">
            <text:p>0.153</text:p>
          </table:table-cell>
          <table:table-cell office:value-type="float" office:value="-6.23072288659952" calcext:value-type="float">
            <text:p>-6.231</text:p>
          </table:table-cell>
          <table:table-cell office:value-type="float" office:value="0.0804523682883995" calcext:value-type="float">
            <text:p>0.080</text:p>
          </table:table-cell>
          <table:table-cell office:value-type="float" office:value="13.002622" calcext:value-type="float">
            <text:p>13.003</text:p>
          </table:table-cell>
          <table:table-cell office:value-type="float" office:value="13.071675" calcext:value-type="float">
            <text:p>13.072</text:p>
          </table:table-cell>
          <table:table-cell office:value-type="float" office:value="12.812929" calcext:value-type="float">
            <text:p>12.8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_1309-078</text:p>
          </table:table-cell>
          <table:table-cell office:value-type="string" calcext:value-type="string">
            <text:p>sdB+G8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13 11 44.97</text:p>
          </table:table-cell>
          <table:table-cell office:value-type="string" calcext:value-type="string">
            <text:p>-08 05 21.41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Backup, no obs</text:p>
          </table:table-cell>
          <table:table-cell office:value-type="float" office:value="197.937484869755" calcext:value-type="float">
            <text:p>197.937484869755</text:p>
          </table:table-cell>
          <table:table-cell office:value-type="float" office:value="-8.08951655740955" calcext:value-type="float">
            <text:p>-8.08951655740955</text:p>
          </table:table-cell>
          <table:table-cell office:value-type="float" office:value="1.24465469390246" calcext:value-type="float">
            <text:p>1.245</text:p>
          </table:table-cell>
          <table:table-cell office:value-type="float" office:value="0.0443893596017406" calcext:value-type="float">
            <text:p>0.044</text:p>
          </table:table-cell>
          <table:table-cell office:value-type="float" office:value="13.3908548989342" calcext:value-type="float">
            <text:p>13.391</text:p>
          </table:table-cell>
          <table:table-cell office:value-type="float" office:value="0.0935121040771426" calcext:value-type="float">
            <text:p>0.094</text:p>
          </table:table-cell>
          <table:table-cell office:value-type="float" office:value="-32.9531168460278" calcext:value-type="float">
            <text:p>-32.953</text:p>
          </table:table-cell>
          <table:table-cell office:value-type="float" office:value="0.0557554581576341" calcext:value-type="float">
            <text:p>0.056</text:p>
          </table:table-cell>
          <table:table-cell office:value-type="float" office:value="14.040855" calcext:value-type="float">
            <text:p>14.041</text:p>
          </table:table-cell>
          <table:table-cell office:value-type="float" office:value="14.055273" calcext:value-type="float">
            <text:p>14.055</text:p>
          </table:table-cell>
          <table:table-cell office:value-type="float" office:value="13.883903" calcext:value-type="float">
            <text:p>13.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0222+0152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3.35" calcext:value-type="float">
            <text:p>13.35</text:p>
          </table:table-cell>
          <table:table-cell office:value-type="string" calcext:value-type="string">
            <text:p>20 22 16.79</text:p>
          </table:table-cell>
          <table:table-cell office:value-type="string" calcext:value-type="string">
            <text:p>+01 52 24.78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Backup, no obs</text:p>
          </table:table-cell>
          <table:table-cell office:value-type="float" office:value="305.569907645454" calcext:value-type="float">
            <text:p>305.569907645454</text:p>
          </table:table-cell>
          <table:table-cell office:value-type="float" office:value="1.87341780780944" calcext:value-type="float">
            <text:p>1.87341780780944</text:p>
          </table:table-cell>
          <table:table-cell office:value-type="float" office:value="1.38520671653506" calcext:value-type="float">
            <text:p>1.385</text:p>
          </table:table-cell>
          <table:table-cell office:value-type="float" office:value="0.0358316544989745" calcext:value-type="float">
            <text:p>0.036</text:p>
          </table:table-cell>
          <table:table-cell office:value-type="float" office:value="9.87552390174123" calcext:value-type="float">
            <text:p>9.876</text:p>
          </table:table-cell>
          <table:table-cell office:value-type="float" office:value="0.0570809387999141" calcext:value-type="float">
            <text:p>0.057</text:p>
          </table:table-cell>
          <table:table-cell office:value-type="float" office:value="-3.59123801777921" calcext:value-type="float">
            <text:p>-3.591</text:p>
          </table:table-cell>
          <table:table-cell office:value-type="float" office:value="0.0396871245787575" calcext:value-type="float">
            <text:p>0.040</text:p>
          </table:table-cell>
          <table:table-cell office:value-type="float" office:value="13.0346575" calcext:value-type="float">
            <text:p>13.035</text:p>
          </table:table-cell>
          <table:table-cell office:value-type="float" office:value="13.14861" calcext:value-type="float">
            <text:p>13.149</text:p>
          </table:table-cell>
          <table:table-cell office:value-type="float" office:value="12.74265" calcext:value-type="float">
            <text:p>12.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2568-3308</text:p>
          </table:table-cell>
          <table:table-cell office:value-type="string" calcext:value-type="string">
            <text:p>sdB+MS</text:p>
          </table:table-cell>
          <table:table-cell table:style-name="ce1" office:value-type="float" office:value="14.06" calcext:value-type="float">
            <text:p>14.06</text:p>
          </table:table-cell>
          <table:table-cell office:value-type="string" calcext:value-type="string">
            <text:p>22 56 48.79</text:p>
          </table:table-cell>
          <table:table-cell office:value-type="string" calcext:value-type="string">
            <text:p>-33 08 25.98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Backup</text:p>
          </table:table-cell>
          <table:table-cell office:value-type="float" office:value="344.203490857186" calcext:value-type="float">
            <text:p>344.203490857186</text:p>
          </table:table-cell>
          <table:table-cell office:value-type="float" office:value="-33.140529085493" calcext:value-type="float">
            <text:p>-33.140529085493</text:p>
          </table:table-cell>
          <table:table-cell office:value-type="float" office:value="0.640411798924202" calcext:value-type="float">
            <text:p>0.640</text:p>
          </table:table-cell>
          <table:table-cell office:value-type="float" office:value="0.0358844906524008" calcext:value-type="float">
            <text:p>0.036</text:p>
          </table:table-cell>
          <table:table-cell office:value-type="float" office:value="10.6657645553934" calcext:value-type="float">
            <text:p>10.666</text:p>
          </table:table-cell>
          <table:table-cell office:value-type="float" office:value="0.0661528077075537" calcext:value-type="float">
            <text:p>0.066</text:p>
          </table:table-cell>
          <table:table-cell office:value-type="float" office:value="-8.01450266758248" calcext:value-type="float">
            <text:p>-8.015</text:p>
          </table:table-cell>
          <table:table-cell office:value-type="float" office:value="0.0611028647329795" calcext:value-type="float">
            <text:p>0.061</text:p>
          </table:table-cell>
          <table:table-cell office:value-type="float" office:value="13.77273" calcext:value-type="float">
            <text:p>13.773</text:p>
          </table:table-cell>
          <table:table-cell office:value-type="float" office:value="13.896277" calcext:value-type="float">
            <text:p>13.896</text:p>
          </table:table-cell>
          <table:table-cell office:value-type="float" office:value="13.461892" calcext:value-type="float">
            <text:p>13.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CT0000-1637 <text:s text:c="12"/></text:p>
          </table:table-cell>
          <table:table-cell office:value-type="string" calcext:value-type="string">
            <text:p>sdB+F/G <text:s text:c="4"/></text:p>
          </table:table-cell>
          <table:table-cell office:value-type="float" office:value="12.62" calcext:value-type="float">
            <text:p>12.62</text:p>
          </table:table-cell>
          <table:table-cell table:style-name="ce4" office:value-type="time" office:time-value="PT00H03M24.37S" calcext:value-type="time">
            <text:p>00:03:24.37</text:p>
          </table:table-cell>
          <table:table-cell table:style-name="ce4" office:value-type="time" office:time-value="-PT16H21M06.33S" calcext:value-type="time">
            <text:p>-16:21:06.33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Brad</text:p>
          </table:table-cell>
          <table:table-cell office:value-type="float" office:value="0.851906207031175" calcext:value-type="float">
            <text:p>0.851906207031175</text:p>
          </table:table-cell>
          <table:table-cell office:value-type="float" office:value="-16.3517748354715" calcext:value-type="float">
            <text:p>-16.3517748354715</text:p>
          </table:table-cell>
          <table:table-cell office:value-type="float" office:value="1.04275852417322" calcext:value-type="float">
            <text:p>1.043</text:p>
          </table:table-cell>
          <table:table-cell office:value-type="float" office:value="0.0721264773308772" calcext:value-type="float">
            <text:p>0.072</text:p>
          </table:table-cell>
          <table:table-cell office:value-type="float" office:value="17.4654016649047" calcext:value-type="float">
            <text:p>17.465</text:p>
          </table:table-cell>
          <table:table-cell office:value-type="float" office:value="0.123751129427222" calcext:value-type="float">
            <text:p>0.124</text:p>
          </table:table-cell>
          <table:table-cell office:value-type="float" office:value="0.567682642636593" calcext:value-type="float">
            <text:p>0.568</text:p>
          </table:table-cell>
          <table:table-cell office:value-type="float" office:value="0.0888818408570852" calcext:value-type="float">
            <text:p>0.089</text:p>
          </table:table-cell>
          <table:table-cell office:value-type="float" office:value="12.602381" calcext:value-type="float">
            <text:p>12.602</text:p>
          </table:table-cell>
          <table:table-cell office:value-type="float" office:value="12.475431" calcext:value-type="float">
            <text:p>12.475</text:p>
          </table:table-cell>
          <table:table-cell office:value-type="float" office:value="12.673956" calcext:value-type="float">
            <text:p>12.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CT0107-1423 <text:s text:c="12"/></text:p>
          </table:table-cell>
          <table:table-cell office:value-type="string" calcext:value-type="string">
            <text:p>sdB+F/G <text:s text:c="4"/></text:p>
          </table:table-cell>
          <table:table-cell office:value-type="float" office:value="12.311" calcext:value-type="float">
            <text:p>12.31</text:p>
          </table:table-cell>
          <table:table-cell table:style-name="ce4" office:value-type="time" office:time-value="PT01H10M12.64S" calcext:value-type="time">
            <text:p>01:10:12.64</text:p>
          </table:table-cell>
          <table:table-cell table:style-name="ce4" office:value-type="time" office:time-value="-PT14H07M56.97S" calcext:value-type="time">
            <text:p>-14:07:56.97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17.5529532107178" calcext:value-type="float">
            <text:p>17.5529532107178</text:p>
          </table:table-cell>
          <table:table-cell office:value-type="float" office:value="-14.1328507857576" calcext:value-type="float">
            <text:p>-14.1328507857576</text:p>
          </table:table-cell>
          <table:table-cell office:value-type="float" office:value="1.56362556235063" calcext:value-type="float">
            <text:p>1.564</text:p>
          </table:table-cell>
          <table:table-cell office:value-type="float" office:value="0.0329488880062279" calcext:value-type="float">
            <text:p>0.033</text:p>
          </table:table-cell>
          <table:table-cell office:value-type="float" office:value="36.3601155584564" calcext:value-type="float">
            <text:p>36.360</text:p>
          </table:table-cell>
          <table:table-cell office:value-type="float" office:value="0.0647544249863667" calcext:value-type="float">
            <text:p>0.065</text:p>
          </table:table-cell>
          <table:table-cell office:value-type="float" office:value="-1.9377410004471" calcext:value-type="float">
            <text:p>-1.938</text:p>
          </table:table-cell>
          <table:table-cell office:value-type="float" office:value="0.0456890153804746" calcext:value-type="float">
            <text:p>0.046</text:p>
          </table:table-cell>
          <table:table-cell office:value-type="float" office:value="12.820936" calcext:value-type="float">
            <text:p>12.821</text:p>
          </table:table-cell>
          <table:table-cell office:value-type="float" office:value="13.116847" calcext:value-type="float">
            <text:p>13.117</text:p>
          </table:table-cell>
          <table:table-cell office:value-type="float" office:value="12.327141" calcext:value-type="float">
            <text:p>12.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O_Ceti <text:s text:c="17"/></text:p>
          </table:table-cell>
          <table:table-cell office:value-type="string" calcext:value-type="string">
            <text:p>sdBV+F1 <text:s text:c="4"/></text:p>
          </table:table-cell>
          <table:table-cell office:value-type="float" office:value="12.289" calcext:value-type="float">
            <text:p>12.29</text:p>
          </table:table-cell>
          <table:table-cell table:style-name="ce4" office:value-type="time" office:time-value="PT01H23M43.21S" calcext:value-type="time">
            <text:p>01:23:43.21</text:p>
          </table:table-cell>
          <table:table-cell table:style-name="ce4" office:value-type="time" office:time-value="-PT05H05M45.27S" calcext:value-type="time">
            <text:p>-05:05:45.27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20.9302162198072" calcext:value-type="float">
            <text:p>20.9302162198072</text:p>
          </table:table-cell>
          <table:table-cell office:value-type="float" office:value="-5.09610523638936" calcext:value-type="float">
            <text:p>-5.09610523638936</text:p>
          </table:table-cell>
          <table:table-cell office:value-type="float" office:value="1.09819084885878" calcext:value-type="float">
            <text:p>1.098</text:p>
          </table:table-cell>
          <table:table-cell office:value-type="float" office:value="0.0729405620362918" calcext:value-type="float">
            <text:p>0.073</text:p>
          </table:table-cell>
          <table:table-cell office:value-type="float" office:value="4.43820035448689" calcext:value-type="float">
            <text:p>4.438</text:p>
          </table:table-cell>
          <table:table-cell office:value-type="float" office:value="0.129824019489008" calcext:value-type="float">
            <text:p>0.130</text:p>
          </table:table-cell>
          <table:table-cell office:value-type="float" office:value="-9.53673273518552" calcext:value-type="float">
            <text:p>-9.537</text:p>
          </table:table-cell>
          <table:table-cell office:value-type="float" office:value="0.0739699152492036" calcext:value-type="float">
            <text:p>0.074</text:p>
          </table:table-cell>
          <table:table-cell office:value-type="float" office:value="12.234318" calcext:value-type="float">
            <text:p>12.234</text:p>
          </table:table-cell>
          <table:table-cell office:value-type="float" office:value="12.278081" calcext:value-type="float">
            <text:p>12.278</text:p>
          </table:table-cell>
          <table:table-cell office:value-type="float" office:value="12.072034" calcext:value-type="float">
            <text:p>12.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CT0146-2651 <text:s text:c="12"/></text:p>
          </table:table-cell>
          <table:table-cell office:value-type="string" calcext:value-type="string">
            <text:p>sdO+F/G <text:s text:c="4"/></text:p>
          </table:table-cell>
          <table:table-cell office:value-type="float" office:value="12.286" calcext:value-type="float">
            <text:p>12.29</text:p>
          </table:table-cell>
          <table:table-cell table:style-name="ce4" office:value-type="time" office:time-value="PT01H48M44.03S" calcext:value-type="time">
            <text:p>01:48:44.03</text:p>
          </table:table-cell>
          <table:table-cell table:style-name="ce4" office:value-type="time" office:time-value="-PT26H36M12.8S" calcext:value-type="time">
            <text:p>-26:36:12.80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Brad</text:p>
          </table:table-cell>
          <table:table-cell office:value-type="float" office:value="27.1839315972934" calcext:value-type="float">
            <text:p>27.1839315972934</text:p>
          </table:table-cell>
          <table:table-cell office:value-type="float" office:value="-26.6037611738009" calcext:value-type="float">
            <text:p>-26.6037611738009</text:p>
          </table:table-cell>
          <table:table-cell office:value-type="float" office:value="2.04337744120345" calcext:value-type="float">
            <text:p>2.043</text:p>
          </table:table-cell>
          <table:table-cell office:value-type="float" office:value="0.0636305559264672" calcext:value-type="float">
            <text:p>0.064</text:p>
          </table:table-cell>
          <table:table-cell office:value-type="float" office:value="90.0002463405726" calcext:value-type="float">
            <text:p>90.000</text:p>
          </table:table-cell>
          <table:table-cell office:value-type="float" office:value="0.111249213170936" calcext:value-type="float">
            <text:p>0.111</text:p>
          </table:table-cell>
          <table:table-cell office:value-type="float" office:value="-46.9228629384508" calcext:value-type="float">
            <text:p>-46.923</text:p>
          </table:table-cell>
          <table:table-cell office:value-type="float" office:value="0.0814152063287773" calcext:value-type="float">
            <text:p>0.081</text:p>
          </table:table-cell>
          <table:table-cell office:value-type="float" office:value="12.237647" calcext:value-type="float">
            <text:p>12.238</text:p>
          </table:table-cell>
          <table:table-cell office:value-type="float" office:value="12.180016" calcext:value-type="float">
            <text:p>12.180</text:p>
          </table:table-cell>
          <table:table-cell office:value-type="float" office:value="12.18452" calcext:value-type="float">
            <text:p>12.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0232+095 <text:s text:c="14"/></text:p>
          </table:table-cell>
          <table:table-cell office:value-type="string" calcext:value-type="string">
            <text:p>sdB+G1V <text:s text:c="4"/></text:p>
          </table:table-cell>
          <table:table-cell office:value-type="float" office:value="12.582" calcext:value-type="float">
            <text:p>12.58</text:p>
          </table:table-cell>
          <table:table-cell table:style-name="ce4" office:value-type="time" office:time-value="PT02H35M11.95S" calcext:value-type="time">
            <text:p>02:35:11.95</text:p>
          </table:table-cell>
          <table:table-cell table:style-name="ce4" office:value-type="time" office:time-value="PT09H45M37.72S" calcext:value-type="time">
            <text:p>09:45:37.72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38.7999757346057" calcext:value-type="float">
            <text:p>38.7999757346057</text:p>
          </table:table-cell>
          <table:table-cell office:value-type="float" office:value="9.76046468141607" calcext:value-type="float">
            <text:p>9.76046468141607</text:p>
          </table:table-cell>
          <table:table-cell office:value-type="float" office:value="1.51333957450295" calcext:value-type="float">
            <text:p>1.513</text:p>
          </table:table-cell>
          <table:table-cell office:value-type="float" office:value="0.0396533903570742" calcext:value-type="float">
            <text:p>0.040</text:p>
          </table:table-cell>
          <table:table-cell office:value-type="float" office:value="6.42334057866584" calcext:value-type="float">
            <text:p>6.423</text:p>
          </table:table-cell>
          <table:table-cell office:value-type="float" office:value="0.0668921228146389" calcext:value-type="float">
            <text:p>0.067</text:p>
          </table:table-cell>
          <table:table-cell office:value-type="float" office:value="0.944640025996288" calcext:value-type="float">
            <text:p>0.945</text:p>
          </table:table-cell>
          <table:table-cell office:value-type="float" office:value="0.0702615228550283" calcext:value-type="float">
            <text:p>0.070</text:p>
          </table:table-cell>
          <table:table-cell office:value-type="float" office:value="12.287486" calcext:value-type="float">
            <text:p>12.287</text:p>
          </table:table-cell>
          <table:table-cell office:value-type="float" office:value="12.554551" calcext:value-type="float">
            <text:p>12.555</text:p>
          </table:table-cell>
          <table:table-cell office:value-type="float" office:value="11.832113" calcext:value-type="float">
            <text:p>11.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LEXJ03262-0659 <text:s text:c="8"/></text:p>
          </table:table-cell>
          <table:table-cell office:value-type="string" calcext:value-type="string">
            <text:p>sdB+MS <text:s text:c="5"/></text:p>
          </table:table-cell>
          <table:table-cell office:value-type="float" office:value="12.581" calcext:value-type="float">
            <text:p>12.58</text:p>
          </table:table-cell>
          <table:table-cell table:style-name="ce4" office:value-type="time" office:time-value="PT03H26M17.4S" calcext:value-type="time">
            <text:p>03:26:17.40</text:p>
          </table:table-cell>
          <table:table-cell table:style-name="ce4" office:value-type="time" office:time-value="-PT06H59M45.5S" calcext:value-type="time">
            <text:p>-06:59:45.50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51.5723749866537" calcext:value-type="float">
            <text:p>51.5723749866537</text:p>
          </table:table-cell>
          <table:table-cell office:value-type="float" office:value="-6.99557094218356" calcext:value-type="float">
            <text:p>-6.99557094218356</text:p>
          </table:table-cell>
          <table:table-cell office:value-type="float" office:value="1.07429470228062" calcext:value-type="float">
            <text:p>1.074</text:p>
          </table:table-cell>
          <table:table-cell office:value-type="float" office:value="0.0368270836388773" calcext:value-type="float">
            <text:p>0.037</text:p>
          </table:table-cell>
          <table:table-cell office:value-type="float" office:value="-0.756897718259856" calcext:value-type="float">
            <text:p>-0.757</text:p>
          </table:table-cell>
          <table:table-cell office:value-type="float" office:value="0.0612094018005239" calcext:value-type="float">
            <text:p>0.061</text:p>
          </table:table-cell>
          <table:table-cell office:value-type="float" office:value="-7.08909353680801" calcext:value-type="float">
            <text:p>-7.089</text:p>
          </table:table-cell>
          <table:table-cell office:value-type="float" office:value="0.0727689071711914" calcext:value-type="float">
            <text:p>0.073</text:p>
          </table:table-cell>
          <table:table-cell office:value-type="float" office:value="12.503669" calcext:value-type="float">
            <text:p>12.504</text:p>
          </table:table-cell>
          <table:table-cell office:value-type="float" office:value="12.5831585" calcext:value-type="float">
            <text:p>12.583</text:p>
          </table:table-cell>
          <table:table-cell office:value-type="float" office:value="12.29744" calcext:value-type="float">
            <text:p>12.2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05015-2831 <text:s text:c="12"/></text:p>
          </table:table-cell>
          <table:table-cell office:value-type="string" calcext:value-type="string">
            <text:p>sdOB+F <text:s text:c="5"/></text:p>
          </table:table-cell>
          <table:table-cell office:value-type="float" office:value="12.336" calcext:value-type="float">
            <text:p>12.34</text:p>
          </table:table-cell>
          <table:table-cell table:style-name="ce4" office:value-type="time" office:time-value="PT05H03M34.41S" calcext:value-type="time">
            <text:p>05:03:34.41</text:p>
          </table:table-cell>
          <table:table-cell table:style-name="ce4" office:value-type="time" office:time-value="-PT28H27M17.42S" calcext:value-type="time">
            <text:p>-28:27:17.42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75.8936340504566" calcext:value-type="float">
            <text:p>75.8936340504566</text:p>
          </table:table-cell>
          <table:table-cell office:value-type="float" office:value="-28.4547017896773" calcext:value-type="float">
            <text:p>-28.4547017896773</text:p>
          </table:table-cell>
          <table:table-cell office:value-type="float" office:value="1.72328048452414" calcext:value-type="float">
            <text:p>1.723</text:p>
          </table:table-cell>
          <table:table-cell office:value-type="float" office:value="0.0242782436842132" calcext:value-type="float">
            <text:p>0.024</text:p>
          </table:table-cell>
          <table:table-cell office:value-type="float" office:value="7.03385509531876" calcext:value-type="float">
            <text:p>7.034</text:p>
          </table:table-cell>
          <table:table-cell office:value-type="float" office:value="0.0413515912997" calcext:value-type="float">
            <text:p>0.041</text:p>
          </table:table-cell>
          <table:table-cell office:value-type="float" office:value="20.4420929306167" calcext:value-type="float">
            <text:p>20.442</text:p>
          </table:table-cell>
          <table:table-cell office:value-type="float" office:value="0.0416242739796417" calcext:value-type="float">
            <text:p>0.042</text:p>
          </table:table-cell>
          <table:table-cell office:value-type="float" office:value="12.286155" calcext:value-type="float">
            <text:p>12.286</text:p>
          </table:table-cell>
          <table:table-cell office:value-type="float" office:value="12.340796" calcext:value-type="float">
            <text:p>12.341</text:p>
          </table:table-cell>
          <table:table-cell office:value-type="float" office:value="12.081051" calcext:value-type="float">
            <text:p>12.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05053-2806 <text:s text:c="12"/></text:p>
          </table:table-cell>
          <table:table-cell office:value-type="string" calcext:value-type="string">
            <text:p>sdB+F <text:s text:c="6"/></text:p>
          </table:table-cell>
          <table:table-cell office:value-type="float" office:value="11.695" calcext:value-type="float">
            <text:p>11.70</text:p>
          </table:table-cell>
          <table:table-cell table:style-name="ce4" office:value-type="time" office:time-value="PT05H07M20.18S" calcext:value-type="time">
            <text:p>05:07:20.18</text:p>
          </table:table-cell>
          <table:table-cell table:style-name="ce4" office:value-type="time" office:time-value="-PT28H02M25.43S" calcext:value-type="time">
            <text:p>-28:02:25.43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, Close companion in gaia, 1.33”</text:p>
          </table:table-cell>
          <table:table-cell office:value-type="float" office:value="76.8339321826" calcext:value-type="float">
            <text:p>76.8339321826</text:p>
          </table:table-cell>
          <table:table-cell office:value-type="float" office:value="-28.0401626312" calcext:value-type="float">
            <text:p>-28.0401626312</text:p>
          </table:table-cell>
          <table:table-cell office:value-type="float" office:value="2.5562" calcext:value-type="float">
            <text:p>2.556</text:p>
          </table:table-cell>
          <table:table-cell office:value-type="float" office:value="0.0325" calcext:value-type="float">
            <text:p>0.033</text:p>
          </table:table-cell>
          <table:table-cell office:value-type="float" office:value="6.419" calcext:value-type="float">
            <text:p>6.419</text:p>
          </table:table-cell>
          <table:table-cell office:value-type="float" office:value="0.044" calcext:value-type="float">
            <text:p>0.044</text:p>
          </table:table-cell>
          <table:table-cell office:value-type="float" office:value="9.607" calcext:value-type="float">
            <text:p>9.607</text:p>
          </table:table-cell>
          <table:table-cell office:value-type="float" office:value="0.052" calcext:value-type="float">
            <text:p>0.052</text:p>
          </table:table-cell>
          <table:table-cell office:value-type="float" office:value="12.313843" calcext:value-type="float">
            <text:p>12.314</text:p>
          </table:table-cell>
          <table:table-cell office:value-type="float" office:value="12.13547" calcext:value-type="float">
            <text:p>12.135</text:p>
          </table:table-cell>
          <table:table-cell office:value-type="float" office:value="11.612144" calcext:value-type="float">
            <text:p>11.6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LEXJ13058-3657 <text:s text:c="8"/></text:p>
          </table:table-cell>
          <table:table-cell office:value-type="string" calcext:value-type="string">
            <text:p>sdB+MS <text:s text:c="5"/></text:p>
          </table:table-cell>
          <table:table-cell office:value-type="float" office:value="12.225" calcext:value-type="float">
            <text:p>12.23</text:p>
          </table:table-cell>
          <table:table-cell table:style-name="ce4" office:value-type="time" office:time-value="PT13H05M51.37S" calcext:value-type="time">
            <text:p>13:05:51.37</text:p>
          </table:table-cell>
          <table:table-cell table:style-name="ce4" office:value-type="time" office:time-value="-PT36H57M00.95S" calcext:value-type="time">
            <text:p>-36:57:00.95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196.463741204979" calcext:value-type="float">
            <text:p>196.463741204979</text:p>
          </table:table-cell>
          <table:table-cell office:value-type="float" office:value="-36.949901645111" calcext:value-type="float">
            <text:p>-36.949901645111</text:p>
          </table:table-cell>
          <table:table-cell office:value-type="float" office:value="1.68866520086011" calcext:value-type="float">
            <text:p>1.689</text:p>
          </table:table-cell>
          <table:table-cell office:value-type="float" office:value="0.0604006273324681" calcext:value-type="float">
            <text:p>0.060</text:p>
          </table:table-cell>
          <table:table-cell office:value-type="float" office:value="-20.9916856576662" calcext:value-type="float">
            <text:p>-20.992</text:p>
          </table:table-cell>
          <table:table-cell office:value-type="float" office:value="0.0969337442516111" calcext:value-type="float">
            <text:p>0.097</text:p>
          </table:table-cell>
          <table:table-cell office:value-type="float" office:value="-5.6679797572498" calcext:value-type="float">
            <text:p>-5.668</text:p>
          </table:table-cell>
          <table:table-cell office:value-type="float" office:value="0.187069602164605" calcext:value-type="float">
            <text:p>0.187</text:p>
          </table:table-cell>
          <table:table-cell office:value-type="float" office:value="12.121171" calcext:value-type="float">
            <text:p>12.121</text:p>
          </table:table-cell>
          <table:table-cell office:value-type="float" office:value="12.240811" calcext:value-type="float">
            <text:p>12.241</text:p>
          </table:table-cell>
          <table:table-cell office:value-type="float" office:value="11.853" calcext:value-type="float">
            <text:p>11.8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LEXJ19097-5344 <text:s text:c="8"/></text:p>
          </table:table-cell>
          <table:table-cell office:value-type="string" calcext:value-type="string">
            <text:p>sdB+MS <text:s text:c="5"/></text:p>
          </table:table-cell>
          <table:table-cell office:value-type="float" office:value="11.617" calcext:value-type="float">
            <text:p>11.62</text:p>
          </table:table-cell>
          <table:table-cell table:style-name="ce4" office:value-type="time" office:time-value="PT19H09M42.41S" calcext:value-type="time">
            <text:p>19:09:42.41</text:p>
          </table:table-cell>
          <table:table-cell table:style-name="ce4" office:value-type="time" office:time-value="-PT53H44M16.28S" calcext:value-type="time">
            <text:p>-53:44:16.28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287.426529944631" calcext:value-type="float">
            <text:p>287.426529944631</text:p>
          </table:table-cell>
          <table:table-cell office:value-type="float" office:value="-53.7372900807314" calcext:value-type="float">
            <text:p>-53.7372900807314</text:p>
          </table:table-cell>
          <table:table-cell office:value-type="float" office:value="1.0519418516927" calcext:value-type="float">
            <text:p>1.052</text:p>
          </table:table-cell>
          <table:table-cell office:value-type="float" office:value="0.0567173400847429" calcext:value-type="float">
            <text:p>0.057</text:p>
          </table:table-cell>
          <table:table-cell office:value-type="float" office:value="-2.71983012126105" calcext:value-type="float">
            <text:p>-2.720</text:p>
          </table:table-cell>
          <table:table-cell office:value-type="float" office:value="0.0811564341098574" calcext:value-type="float">
            <text:p>0.081</text:p>
          </table:table-cell>
          <table:table-cell office:value-type="float" office:value="5.26973865041143" calcext:value-type="float">
            <text:p>5.270</text:p>
          </table:table-cell>
          <table:table-cell office:value-type="float" office:value="0.0642329907569748" calcext:value-type="float">
            <text:p>0.064</text:p>
          </table:table-cell>
          <table:table-cell office:value-type="float" office:value="11.641911" calcext:value-type="float">
            <text:p>11.642</text:p>
          </table:table-cell>
          <table:table-cell office:value-type="float" office:value="11.736759" calcext:value-type="float">
            <text:p>11.737</text:p>
          </table:table-cell>
          <table:table-cell office:value-type="float" office:value="11.426684" calcext:value-type="float">
            <text:p>11.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20117-4014 <text:s text:c="12"/></text:p>
          </table:table-cell>
          <table:table-cell office:value-type="string" calcext:value-type="string">
            <text:p>sdBV+F <text:s text:c="5"/></text:p>
          </table:table-cell>
          <table:table-cell office:value-type="float" office:value="12.405" calcext:value-type="float">
            <text:p>12.41</text:p>
          </table:table-cell>
          <table:table-cell table:style-name="ce4" office:value-type="time" office:time-value="PT20H15M04.78S" calcext:value-type="time">
            <text:p>20:15:04.78</text:p>
          </table:table-cell>
          <table:table-cell table:style-name="ce4" office:value-type="time" office:time-value="-PT40H05M44.23S" calcext:value-type="time">
            <text:p>-40:05:44.23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Brad</text:p>
          </table:table-cell>
          <table:table-cell office:value-type="float" office:value="303.769831462212" calcext:value-type="float">
            <text:p>303.769831462212</text:p>
          </table:table-cell>
          <table:table-cell office:value-type="float" office:value="-40.0956425836464" calcext:value-type="float">
            <text:p>-40.0956425836464</text:p>
          </table:table-cell>
          <table:table-cell office:value-type="float" office:value="1.70386261295535" calcext:value-type="float">
            <text:p>1.704</text:p>
          </table:table-cell>
          <table:table-cell office:value-type="float" office:value="0.0389627366599136" calcext:value-type="float">
            <text:p>0.039</text:p>
          </table:table-cell>
          <table:table-cell office:value-type="float" office:value="-20.6803348612803" calcext:value-type="float">
            <text:p>-20.680</text:p>
          </table:table-cell>
          <table:table-cell office:value-type="float" office:value="0.0602817371104143" calcext:value-type="float">
            <text:p>0.060</text:p>
          </table:table-cell>
          <table:table-cell office:value-type="float" office:value="-12.8745379076241" calcext:value-type="float">
            <text:p>-12.875</text:p>
          </table:table-cell>
          <table:table-cell office:value-type="float" office:value="0.0490233141662934" calcext:value-type="float">
            <text:p>0.049</text:p>
          </table:table-cell>
          <table:table-cell office:value-type="float" office:value="12.364065" calcext:value-type="float">
            <text:p>12.364</text:p>
          </table:table-cell>
          <table:table-cell office:value-type="float" office:value="12.406253" calcext:value-type="float">
            <text:p>12.406</text:p>
          </table:table-cell>
          <table:table-cell office:value-type="float" office:value="12.158353" calcext:value-type="float">
            <text:p>12.1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LEXJ20209-2250 <text:s text:c="8"/></text:p>
          </table:table-cell>
          <table:table-cell office:value-type="string" calcext:value-type="string">
            <text:p>sdB+G0V <text:s text:c="4"/></text:p>
          </table:table-cell>
          <table:table-cell office:value-type="float" office:value="11.772" calcext:value-type="float">
            <text:p>11.77</text:p>
          </table:table-cell>
          <table:table-cell table:style-name="ce4" office:value-type="time" office:time-value="PT20H20M59.85S" calcext:value-type="time">
            <text:p>20:20:59.85</text:p>
          </table:table-cell>
          <table:table-cell table:style-name="ce4" office:value-type="time" office:time-value="-PT22H50M01.33S" calcext:value-type="time">
            <text:p>-22:50:01.33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305.248968335222" calcext:value-type="float">
            <text:p>305.248968335222</text:p>
          </table:table-cell>
          <table:table-cell office:value-type="float" office:value="-22.8340961483176" calcext:value-type="float">
            <text:p>-22.8340961483176</text:p>
          </table:table-cell>
          <table:table-cell office:value-type="float" office:value="2.71984232757026" calcext:value-type="float">
            <text:p>2.720</text:p>
          </table:table-cell>
          <table:table-cell office:value-type="float" office:value="0.0881779550005833" calcext:value-type="float">
            <text:p>0.088</text:p>
          </table:table-cell>
          <table:table-cell office:value-type="float" office:value="-8.91696421556672" calcext:value-type="float">
            <text:p>-8.917</text:p>
          </table:table-cell>
          <table:table-cell office:value-type="float" office:value="0.142779395899674" calcext:value-type="float">
            <text:p>0.143</text:p>
          </table:table-cell>
          <table:table-cell office:value-type="float" office:value="-6.64794426568797" calcext:value-type="float">
            <text:p>-6.648</text:p>
          </table:table-cell>
          <table:table-cell office:value-type="float" office:value="0.107842300565783" calcext:value-type="float">
            <text:p>0.108</text:p>
          </table:table-cell>
          <table:table-cell office:value-type="float" office:value="11.692109" calcext:value-type="float">
            <text:p>11.692</text:p>
          </table:table-cell>
          <table:table-cell office:value-type="float" office:value="11.719891" calcext:value-type="float">
            <text:p>11.720</text:p>
          </table:table-cell>
          <table:table-cell office:value-type="float" office:value="11.499017" calcext:value-type="float">
            <text:p>11.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35357 <text:s text:c="16"/></text:p>
          </table:table-cell>
          <table:table-cell office:value-type="string" calcext:value-type="string">
            <text:p>sdOB+G8III <text:s/></text:p>
          </table:table-cell>
          <table:table-cell office:value-type="float" office:value="9.355" calcext:value-type="float">
            <text:p>9.36</text:p>
          </table:table-cell>
          <table:table-cell table:style-name="ce4" office:value-type="time" office:time-value="PT22H00M36.4S" calcext:value-type="time">
            <text:p>22:00:36.40</text:p>
          </table:table-cell>
          <table:table-cell table:style-name="ce4" office:value-type="time" office:time-value="-PT02H44M26.8S" calcext:value-type="time">
            <text:p>-02:44:26.80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330.151908122463" calcext:value-type="float">
            <text:p>330.151908122463</text:p>
          </table:table-cell>
          <table:table-cell office:value-type="float" office:value="-2.74084058759996" calcext:value-type="float">
            <text:p>-2.74084058759996</text:p>
          </table:table-cell>
          <table:table-cell office:value-type="float" office:value="4.71807830680829" calcext:value-type="float">
            <text:p>4.718</text:p>
          </table:table-cell>
          <table:table-cell office:value-type="float" office:value="0.0786117338032538" calcext:value-type="float">
            <text:p>0.079</text:p>
          </table:table-cell>
          <table:table-cell office:value-type="float" office:value="31.5845290088081" calcext:value-type="float">
            <text:p>31.585</text:p>
          </table:table-cell>
          <table:table-cell office:value-type="float" office:value="0.100744223074857" calcext:value-type="float">
            <text:p>0.101</text:p>
          </table:table-cell>
          <table:table-cell office:value-type="float" office:value="-10.1423537194019" calcext:value-type="float">
            <text:p>-10.142</text:p>
          </table:table-cell>
          <table:table-cell office:value-type="float" office:value="0.100187268837124" calcext:value-type="float">
            <text:p>0.100</text:p>
          </table:table-cell>
          <table:table-cell office:value-type="float" office:value="9.110962" calcext:value-type="float">
            <text:p>9.111</text:p>
          </table:table-cell>
          <table:table-cell office:value-type="float" office:value="9.662425" calcext:value-type="float">
            <text:p>9.662</text:p>
          </table:table-cell>
          <table:table-cell office:value-type="float" office:value="8.440506" calcext:value-type="float">
            <text:p>8.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11162 <text:s text:c="16"/></text:p>
          </table:table-cell>
          <table:table-cell office:value-type="string" calcext:value-type="string">
            <text:p>sdO+G <text:s text:c="6"/></text:p>
          </table:table-cell>
          <table:table-cell office:value-type="float" office:value="11.17" calcext:value-type="float">
            <text:p>11.17</text:p>
          </table:table-cell>
          <table:table-cell table:style-name="ce4" office:value-type="time" office:time-value="PT00H52M15.07S" calcext:value-type="time">
            <text:p>00:52:15.07</text:p>
          </table:table-cell>
          <table:table-cell table:style-name="ce4" office:value-type="time" office:time-value="-PT10H39M46S" calcext:value-type="time">
            <text:p>-10:39:46.00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not published</text:p>
          </table:table-cell>
          <table:table-cell office:value-type="float" office:value="13.062650017624" calcext:value-type="float">
            <text:p>13.062650017624</text:p>
          </table:table-cell>
          <table:table-cell office:value-type="float" office:value="-10.6629441368245" calcext:value-type="float">
            <text:p>-10.6629441368245</text:p>
          </table:table-cell>
          <table:table-cell office:value-type="float" office:value="2.65076338578187" calcext:value-type="float">
            <text:p>2.651</text:p>
          </table:table-cell>
          <table:table-cell office:value-type="float" office:value="0.124543347932282" calcext:value-type="float">
            <text:p>0.125</text:p>
          </table:table-cell>
          <table:table-cell office:value-type="float" office:value="-31.681718885036" calcext:value-type="float">
            <text:p>-31.682</text:p>
          </table:table-cell>
          <table:table-cell office:value-type="float" office:value="0.284223729565042" calcext:value-type="float">
            <text:p>0.284</text:p>
          </table:table-cell>
          <table:table-cell office:value-type="float" office:value="-35.1154890390934" calcext:value-type="float">
            <text:p>-35.115</text:p>
          </table:table-cell>
          <table:table-cell office:value-type="float" office:value="0.192641288726502" calcext:value-type="float">
            <text:p>0.193</text:p>
          </table:table-cell>
          <table:table-cell office:value-type="float" office:value="11.083495" calcext:value-type="float">
            <text:p>11.083</text:p>
          </table:table-cell>
          <table:table-cell office:value-type="float" office:value="11.025841" calcext:value-type="float">
            <text:p>11.026</text:p>
          </table:table-cell>
          <table:table-cell office:value-type="float" office:value="11.057135" calcext:value-type="float">
            <text:p>11.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+29 3070</text:p>
          </table:table-cell>
          <table:table-cell office:value-type="string" calcext:value-type="string">
            <text:p>sdB+F8</text:p>
          </table:table-cell>
          <table:table-cell table:style-name="ce1" office:value-type="float" office:value="10.55" calcext:value-type="float">
            <text:p>10.55</text:p>
          </table:table-cell>
          <table:table-cell table:style-name="ce10" office:value-type="string" calcext:value-type="string">
            <text:p>17 38 21.19</text:p>
          </table:table-cell>
          <table:table-cell table:style-name="ce10" office:value-type="string" calcext:value-type="string">
            <text:p>+29 08 47.35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264.5883027164" calcext:value-type="float">
            <text:p>264.5883027164</text:p>
          </table:table-cell>
          <table:table-cell office:value-type="float" office:value="29.1465852823137" calcext:value-type="float">
            <text:p>29.1465852823137</text:p>
          </table:table-cell>
          <table:table-cell office:value-type="float" office:value="3.39225220317141" calcext:value-type="float">
            <text:p>3.392</text:p>
          </table:table-cell>
          <table:table-cell office:value-type="float" office:value="0.0474609933814913" calcext:value-type="float">
            <text:p>0.047</text:p>
          </table:table-cell>
          <table:table-cell office:value-type="float" office:value="-5.85986624219634" calcext:value-type="float">
            <text:p>-5.860</text:p>
          </table:table-cell>
          <table:table-cell office:value-type="float" office:value="0.0586189334071757" calcext:value-type="float">
            <text:p>0.059</text:p>
          </table:table-cell>
          <table:table-cell office:value-type="float" office:value="22.8836992987261" calcext:value-type="float">
            <text:p>22.884</text:p>
          </table:table-cell>
          <table:table-cell office:value-type="float" office:value="0.0693137134541777" calcext:value-type="float">
            <text:p>0.069</text:p>
          </table:table-cell>
          <table:table-cell office:value-type="float" office:value="10.289302" calcext:value-type="float">
            <text:p>10.289</text:p>
          </table:table-cell>
          <table:table-cell office:value-type="float" office:value="10.412778" calcext:value-type="float">
            <text:p>10.413</text:p>
          </table:table-cell>
          <table:table-cell office:value-type="float" office:value="10.066615" calcext:value-type="float">
            <text:p>10.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ige 87</text:p>
          </table:table-cell>
          <table:table-cell office:value-type="string" calcext:value-type="string">
            <text:p>sdB+G6</text:p>
          </table:table-cell>
          <table:table-cell table:style-name="ce1" office:value-type="float" office:value="11.56" calcext:value-type="float">
            <text:p>11.56</text:p>
          </table:table-cell>
          <table:table-cell table:style-name="ce10" office:value-type="string" calcext:value-type="string">
            <text:p>13 40 14.69</text:p>
          </table:table-cell>
          <table:table-cell table:style-name="ce10" office:value-type="string" calcext:value-type="string">
            <text:p>+60 52 47.55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205.061356803551" calcext:value-type="float">
            <text:p>205.061356803551</text:p>
          </table:table-cell>
          <table:table-cell office:value-type="float" office:value="60.8796045332069" calcext:value-type="float">
            <text:p>60.8796045332069</text:p>
          </table:table-cell>
          <table:table-cell office:value-type="float" office:value="2.40786887190375" calcext:value-type="float">
            <text:p>2.408</text:p>
          </table:table-cell>
          <table:table-cell office:value-type="float" office:value="0.0375548446950193" calcext:value-type="float">
            <text:p>0.038</text:p>
          </table:table-cell>
          <table:table-cell office:value-type="float" office:value="16.5004668559042" calcext:value-type="float">
            <text:p>16.500</text:p>
          </table:table-cell>
          <table:table-cell office:value-type="float" office:value="0.0646562401345695" calcext:value-type="float">
            <text:p>0.065</text:p>
          </table:table-cell>
          <table:table-cell office:value-type="float" office:value="-63.4045366077966" calcext:value-type="float">
            <text:p>-63.405</text:p>
          </table:table-cell>
          <table:table-cell office:value-type="float" office:value="0.0537969459110291" calcext:value-type="float">
            <text:p>0.054</text:p>
          </table:table-cell>
          <table:table-cell office:value-type="float" office:value="11.625109" calcext:value-type="float">
            <text:p>11.625</text:p>
          </table:table-cell>
          <table:table-cell office:value-type="float" office:value="11.552211" calcext:value-type="float">
            <text:p>11.552</text:p>
          </table:table-cell>
          <table:table-cell office:value-type="float" office:value="11.634775" calcext:value-type="float">
            <text:p>11.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 11031-1348</text:p>
          </table:table-cell>
          <table:table-cell office:value-type="string" calcext:value-type="string">
            <text:p>sdB+F6</text:p>
          </table:table-cell>
          <table:table-cell table:style-name="ce1" office:value-type="float" office:value="11.73" calcext:value-type="float">
            <text:p>11.73</text:p>
          </table:table-cell>
          <table:table-cell table:style-name="ce10" office:value-type="string" calcext:value-type="string">
            <text:p>11 05 41.41</text:p>
          </table:table-cell>
          <table:table-cell table:style-name="ce10" office:value-type="string" calcext:value-type="string">
            <text:p>-14 04 24.13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166.422545540905" calcext:value-type="float">
            <text:p>166.422545540905</text:p>
          </table:table-cell>
          <table:table-cell office:value-type="float" office:value="-14.0734042794319" calcext:value-type="float">
            <text:p>-14.0734042794319</text:p>
          </table:table-cell>
          <table:table-cell office:value-type="float" office:value="2.05146910958772" calcext:value-type="float">
            <text:p>2.051</text:p>
          </table:table-cell>
          <table:table-cell office:value-type="float" office:value="0.0480270863243154" calcext:value-type="float">
            <text:p>0.048</text:p>
          </table:table-cell>
          <table:table-cell office:value-type="float" office:value="-4.67937834583807" calcext:value-type="float">
            <text:p>-4.679</text:p>
          </table:table-cell>
          <table:table-cell office:value-type="float" office:value="0.0799884162027707" calcext:value-type="float">
            <text:p>0.080</text:p>
          </table:table-cell>
          <table:table-cell office:value-type="float" office:value="-7.83545753736798" calcext:value-type="float">
            <text:p>-7.835</text:p>
          </table:table-cell>
          <table:table-cell office:value-type="float" office:value="0.0735114309716043" calcext:value-type="float">
            <text:p>0.074</text:p>
          </table:table-cell>
          <table:table-cell office:value-type="float" office:value="11.436122" calcext:value-type="float">
            <text:p>11.436</text:p>
          </table:table-cell>
          <table:table-cell office:value-type="float" office:value="11.587972" calcext:value-type="float">
            <text:p>11.588</text:p>
          </table:table-cell>
          <table:table-cell office:value-type="float" office:value="11.146804" calcext:value-type="float">
            <text:p>11.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C 2084-448</text:p>
          </table:table-cell>
          <table:table-cell office:value-type="string" calcext:value-type="string">
            <text:p>sdB?+F6</text:p>
          </table:table-cell>
          <table:table-cell table:style-name="ce1" office:value-type="float" office:value="11.69" calcext:value-type="float">
            <text:p>11.69</text:p>
          </table:table-cell>
          <table:table-cell table:style-name="ce10" office:value-type="string" calcext:value-type="string">
            <text:p>17 36 51.18</text:p>
          </table:table-cell>
          <table:table-cell table:style-name="ce10" office:value-type="string" calcext:value-type="string">
            <text:p>+28 06 34.63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264.21338740534" calcext:value-type="float">
            <text:p>264.21338740534</text:p>
          </table:table-cell>
          <table:table-cell office:value-type="float" office:value="28.1095800027283" calcext:value-type="float">
            <text:p>28.1095800027283</text:p>
          </table:table-cell>
          <table:table-cell office:value-type="float" office:value="2.63219536025626" calcext:value-type="float">
            <text:p>2.632</text:p>
          </table:table-cell>
          <table:table-cell office:value-type="float" office:value="0.0341779945459541" calcext:value-type="float">
            <text:p>0.034</text:p>
          </table:table-cell>
          <table:table-cell office:value-type="float" office:value="24.6504450618269" calcext:value-type="float">
            <text:p>24.650</text:p>
          </table:table-cell>
          <table:table-cell office:value-type="float" office:value="0.0426050898985259" calcext:value-type="float">
            <text:p>0.043</text:p>
          </table:table-cell>
          <table:table-cell office:value-type="float" office:value="-9.75996121947855" calcext:value-type="float">
            <text:p>-9.760</text:p>
          </table:table-cell>
          <table:table-cell office:value-type="float" office:value="0.0534188134768914" calcext:value-type="float">
            <text:p>0.053</text:p>
          </table:table-cell>
          <table:table-cell office:value-type="float" office:value="11.456804" calcext:value-type="float">
            <text:p>11.457</text:p>
          </table:table-cell>
          <table:table-cell office:value-type="float" office:value="11.579782" calcext:value-type="float">
            <text:p>11.580</text:p>
          </table:table-cell>
          <table:table-cell office:value-type="float" office:value="11.19579" calcext:value-type="float">
            <text:p>11.1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+34 1543</text:p>
          </table:table-cell>
          <table:table-cell office:value-type="string" calcext:value-type="string">
            <text:p>WD+F9</text:p>
          </table:table-cell>
          <table:table-cell table:style-name="ce1" office:value-type="float" office:value="10.29" calcext:value-type="float">
            <text:p>10.29</text:p>
          </table:table-cell>
          <table:table-cell table:style-name="ce10" office:value-type="string" calcext:value-type="string">
            <text:p>07 10 07.70</text:p>
          </table:table-cell>
          <table:table-cell table:style-name="ce10" office:value-type="string" calcext:value-type="string">
            <text:p>+34 24 53.81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107.532287296259" calcext:value-type="float">
            <text:p>107.532287296259</text:p>
          </table:table-cell>
          <table:table-cell office:value-type="float" office:value="34.4146871372956" calcext:value-type="float">
            <text:p>34.4146871372956</text:p>
          </table:table-cell>
          <table:table-cell office:value-type="float" office:value="5.09601042733754" calcext:value-type="float">
            <text:p>5.096</text:p>
          </table:table-cell>
          <table:table-cell office:value-type="float" office:value="0.0546711826162105" calcext:value-type="float">
            <text:p>0.055</text:p>
          </table:table-cell>
          <table:table-cell office:value-type="float" office:value="35.2471712460469" calcext:value-type="float">
            <text:p>35.247</text:p>
          </table:table-cell>
          <table:table-cell office:value-type="float" office:value="0.0912262657096242" calcext:value-type="float">
            <text:p>0.091</text:p>
          </table:table-cell>
          <table:table-cell office:value-type="float" office:value="-60.6554106866108" calcext:value-type="float">
            <text:p>-60.655</text:p>
          </table:table-cell>
          <table:table-cell office:value-type="float" office:value="0.0744091250633711" calcext:value-type="float">
            <text:p>0.074</text:p>
          </table:table-cell>
          <table:table-cell office:value-type="float" office:value="10.0410185" calcext:value-type="float">
            <text:p>10.041</text:p>
          </table:table-cell>
          <table:table-cell office:value-type="float" office:value="10.161309" calcext:value-type="float">
            <text:p>10.161</text:p>
          </table:table-cell>
          <table:table-cell office:value-type="float" office:value="9.822624" calcext:value-type="float">
            <text:p>9.8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 1104+243</text:p>
          </table:table-cell>
          <table:table-cell office:value-type="string" calcext:value-type="string">
            <text:p>WD+G0</text:p>
          </table:table-cell>
          <table:table-cell table:style-name="ce1" office:value-type="float" office:value="11.49" calcext:value-type="float">
            <text:p>11.49</text:p>
          </table:table-cell>
          <table:table-cell table:style-name="ce10" office:value-type="string" calcext:value-type="string">
            <text:p>11 07 26.23</text:p>
          </table:table-cell>
          <table:table-cell table:style-name="ce10" office:value-type="string" calcext:value-type="string">
            <text:p>+24 03 11.09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166.859001156228" calcext:value-type="float">
            <text:p>166.859001156228</text:p>
          </table:table-cell>
          <table:table-cell office:value-type="float" office:value="24.0529806930552" calcext:value-type="float">
            <text:p>24.0529806930552</text:p>
          </table:table-cell>
          <table:table-cell office:value-type="float" office:value="3.64926339366479" calcext:value-type="float">
            <text:p>3.649</text:p>
          </table:table-cell>
          <table:table-cell office:value-type="float" office:value="0.0822766329832422" calcext:value-type="float">
            <text:p>0.082</text:p>
          </table:table-cell>
          <table:table-cell office:value-type="float" office:value="-63.7732619781918" calcext:value-type="float">
            <text:p>-63.773</text:p>
          </table:table-cell>
          <table:table-cell office:value-type="float" office:value="0.16489664219999" calcext:value-type="float">
            <text:p>0.165</text:p>
          </table:table-cell>
          <table:table-cell office:value-type="float" office:value="-23.3954737051385" calcext:value-type="float">
            <text:p>-23.395</text:p>
          </table:table-cell>
          <table:table-cell office:value-type="float" office:value="0.146628711869255" calcext:value-type="float">
            <text:p>0.147</text:p>
          </table:table-cell>
          <table:table-cell office:value-type="float" office:value="11.200713" calcext:value-type="float">
            <text:p>11.201</text:p>
          </table:table-cell>
          <table:table-cell office:value-type="float" office:value="11.226628" calcext:value-type="float">
            <text:p>11.227</text:p>
          </table:table-cell>
          <table:table-cell office:value-type="float" office:value="11.046418" calcext:value-type="float">
            <text:p>11.0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C 3871-835</text:p>
          </table:table-cell>
          <table:table-cell office:value-type="string" calcext:value-type="string">
            <text:p>WD+F7</text:p>
          </table:table-cell>
          <table:table-cell table:style-name="ce1" office:value-type="float" office:value="11.57" calcext:value-type="float">
            <text:p>11.57</text:p>
          </table:table-cell>
          <table:table-cell table:style-name="ce10" office:value-type="string" calcext:value-type="string">
            <text:p>15 15 38.34</text:p>
          </table:table-cell>
          <table:table-cell table:style-name="ce10" office:value-type="string" calcext:value-type="string">
            <text:p>+56 53 43.75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228.909521335939" calcext:value-type="float">
            <text:p>228.909521335939</text:p>
          </table:table-cell>
          <table:table-cell office:value-type="float" office:value="56.895496871007" calcext:value-type="float">
            <text:p>56.895496871007</text:p>
          </table:table-cell>
          <table:table-cell office:value-type="float" office:value="2.174769386346" calcext:value-type="float">
            <text:p>2.175</text:p>
          </table:table-cell>
          <table:table-cell office:value-type="float" office:value="0.0236326502967464" calcext:value-type="float">
            <text:p>0.024</text:p>
          </table:table-cell>
          <table:table-cell office:value-type="float" office:value="-32.0169540833023" calcext:value-type="float">
            <text:p>-32.017</text:p>
          </table:table-cell>
          <table:table-cell office:value-type="float" office:value="0.0477766211702286" calcext:value-type="float">
            <text:p>0.048</text:p>
          </table:table-cell>
          <table:table-cell office:value-type="float" office:value="2.2778070960848" calcext:value-type="float">
            <text:p>2.278</text:p>
          </table:table-cell>
          <table:table-cell office:value-type="float" office:value="0.0447278006175055" calcext:value-type="float">
            <text:p>0.045</text:p>
          </table:table-cell>
          <table:table-cell office:value-type="float" office:value="11.377103" calcext:value-type="float">
            <text:p>11.377</text:p>
          </table:table-cell>
          <table:table-cell office:value-type="float" office:value="11.468951" calcext:value-type="float">
            <text:p>11.469</text:p>
          </table:table-cell>
          <table:table-cell office:value-type="float" office:value="11.160665" calcext:value-type="float">
            <text:p>11.1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7.5977</text:p>
          </table:table-cell>
          <table:table-cell office:value-type="string" calcext:value-type="string">
            <text:p>sdB+K3</text:p>
          </table:table-cell>
          <table:table-cell table:style-name="ce1" office:value-type="float" office:value="11.09" calcext:value-type="float">
            <text:p>11.09</text:p>
          </table:table-cell>
          <table:table-cell table:style-name="ce10" office:value-type="string" calcext:value-type="string">
            <text:p>23 17 46.78</text:p>
          </table:table-cell>
          <table:table-cell table:style-name="ce10" office:value-type="string" calcext:value-type="string">
            <text:p>-06 28 30.94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349.444978999215" calcext:value-type="float">
            <text:p>349.444978999215</text:p>
          </table:table-cell>
          <table:table-cell office:value-type="float" office:value="-6.47523449695355" calcext:value-type="float">
            <text:p>-6.47523449695355</text:p>
          </table:table-cell>
          <table:table-cell office:value-type="float" office:value="1.22201622776543" calcext:value-type="float">
            <text:p>1.222</text:p>
          </table:table-cell>
          <table:table-cell office:value-type="float" office:value="0.0409826887806399" calcext:value-type="float">
            <text:p>0.041</text:p>
          </table:table-cell>
          <table:table-cell office:value-type="float" office:value="6.62760887754379" calcext:value-type="float">
            <text:p>6.628</text:p>
          </table:table-cell>
          <table:table-cell office:value-type="float" office:value="0.0843348220518465" calcext:value-type="float">
            <text:p>0.084</text:p>
          </table:table-cell>
          <table:table-cell office:value-type="float" office:value="6.34744475146305" calcext:value-type="float">
            <text:p>6.347</text:p>
          </table:table-cell>
          <table:table-cell office:value-type="float" office:value="0.0541324644009337" calcext:value-type="float">
            <text:p>0.054</text:p>
          </table:table-cell>
          <table:table-cell office:value-type="float" office:value="10.296599" calcext:value-type="float">
            <text:p>10.297</text:p>
          </table:table-cell>
          <table:table-cell office:value-type="float" office:value="10.658199" calcext:value-type="float">
            <text:p>10.658</text:p>
          </table:table-cell>
          <table:table-cell office:value-type="float" office:value="9.775664" calcext:value-type="float">
            <text:p>9.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ige 80</text:p>
          </table:table-cell>
          <table:table-cell office:value-type="string" calcext:value-type="string">
            <text:p>sdO+F/G <text:s text:c="4"/></text:p>
          </table:table-cell>
          <table:table-cell table:style-name="ce1" office:value-type="float" office:value="11.27" calcext:value-type="float">
            <text:p>11.27</text:p>
          </table:table-cell>
          <table:table-cell table:style-name="ce10" office:value-type="string" calcext:value-type="string">
            <text:p>13 19 53.60</text:p>
          </table:table-cell>
          <table:table-cell table:style-name="ce10" office:value-type="string" calcext:value-type="string">
            <text:p>+12 03 58.27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not published</text:p>
          </table:table-cell>
          <table:table-cell office:value-type="float" office:value="199.973314248508" calcext:value-type="float">
            <text:p>199.973314248508</text:p>
          </table:table-cell>
          <table:table-cell office:value-type="float" office:value="12.0661797306894" calcext:value-type="float">
            <text:p>12.0661797306894</text:p>
          </table:table-cell>
          <table:table-cell office:value-type="float" office:value="1.84842814401545" calcext:value-type="float">
            <text:p>1.848</text:p>
          </table:table-cell>
          <table:table-cell office:value-type="float" office:value="0.0728245029182235" calcext:value-type="float">
            <text:p>0.073</text:p>
          </table:table-cell>
          <table:table-cell office:value-type="float" office:value="-8.67609414120958" calcext:value-type="float">
            <text:p>-8.676</text:p>
          </table:table-cell>
          <table:table-cell office:value-type="float" office:value="0.142525096017661" calcext:value-type="float">
            <text:p>0.143</text:p>
          </table:table-cell>
          <table:table-cell office:value-type="float" office:value="-1.63224114576405" calcext:value-type="float">
            <text:p>-1.632</text:p>
          </table:table-cell>
          <table:table-cell office:value-type="float" office:value="0.122848753552197" calcext:value-type="float">
            <text:p>0.123</text:p>
          </table:table-cell>
          <table:table-cell office:value-type="float" office:value="11.245329" calcext:value-type="float">
            <text:p>11.245</text:p>
          </table:table-cell>
          <table:table-cell office:value-type="float" office:value="11.19864" calcext:value-type="float">
            <text:p>11.199</text:p>
          </table:table-cell>
          <table:table-cell office:value-type="float" office:value="11.267151" calcext:value-type="float">
            <text:p>11.267</text:p>
          </table:table-cell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ALEXJ004759.62+033742.88</text:p>
          </table:table-cell>
          <table:table-cell office:value-type="string" calcext:value-type="string">
            <text:p>sdB+F6V <text:s text:c="4"/></text:p>
          </table:table-cell>
          <table:table-cell office:value-type="float" office:value="12.323" calcext:value-type="float">
            <text:p>12.32</text:p>
          </table:table-cell>
          <table:table-cell table:style-name="ce4" office:value-type="time" office:time-value="PT00H47M59.62S" calcext:value-type="time">
            <text:p>00:47:59.62</text:p>
          </table:table-cell>
          <table:table-cell table:style-name="ce4" office:value-type="time" office:time-value="PT03H37M42.88S" calcext:value-type="time">
            <text:p>03:37:42.88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ALEXJ022454.87+010938.81</text:p>
          </table:table-cell>
          <table:table-cell office:value-type="string" calcext:value-type="string">
            <text:p>sdB+F4V <text:s text:c="4"/></text:p>
          </table:table-cell>
          <table:table-cell office:value-type="float" office:value="12.17" calcext:value-type="float">
            <text:p>12.17</text:p>
          </table:table-cell>
          <table:table-cell table:style-name="ce4" office:value-type="time" office:time-value="PT02H24M54.87S" calcext:value-type="time">
            <text:p>02:24:54.87</text:p>
          </table:table-cell>
          <table:table-cell table:style-name="ce4" office:value-type="time" office:time-value="PT01H09M38.81S" calcext:value-type="time">
            <text:p>01:09:38.81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PD-71172 <text:s text:c="15"/></text:p>
          </table:table-cell>
          <table:table-cell office:value-type="string" calcext:value-type="string">
            <text:p>sdOB+F <text:s text:c="5"/></text:p>
          </table:table-cell>
          <table:table-cell office:value-type="float" office:value="10.695" calcext:value-type="float">
            <text:p>10.70</text:p>
          </table:table-cell>
          <table:table-cell table:style-name="ce4" office:value-type="time" office:time-value="PT02H53M30.7S" calcext:value-type="time">
            <text:p>02:53:30.70</text:p>
          </table:table-cell>
          <table:table-cell table:style-name="ce4" office:value-type="time" office:time-value="-PT71H22M31.77S" calcext:value-type="time">
            <text:p>-71:22:31.77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ALEXJ03322-0233 <text:s text:c="8"/></text:p>
          </table:table-cell>
          <table:table-cell office:value-type="string" calcext:value-type="string">
            <text:p>sdB+F <text:s text:c="6"/></text:p>
          </table:table-cell>
          <table:table-cell office:value-type="float" office:value="12.65" calcext:value-type="float">
            <text:p>12.65</text:p>
          </table:table-cell>
          <table:table-cell table:style-name="ce4" office:value-type="time" office:time-value="PT03H32M16.73S" calcext:value-type="time">
            <text:p>03:32:16.73</text:p>
          </table:table-cell>
          <table:table-cell table:style-name="ce4" office:value-type="time" office:time-value="-PT02H33M01.76S" calcext:value-type="time">
            <text:p>-02:33:01.76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ALEXJ04557-2034 <text:s text:c="8"/></text:p>
          </table:table-cell>
          <table:table-cell office:value-type="string" calcext:value-type="string">
            <text:p>sdB+MS <text:s text:c="5"/></text:p>
          </table:table-cell>
          <table:table-cell office:value-type="float" office:value="12.191" calcext:value-type="float">
            <text:p>12.19</text:p>
          </table:table-cell>
          <table:table-cell table:style-name="ce4" office:value-type="time" office:time-value="PT04H55M47.21S" calcext:value-type="time">
            <text:p>04:55:47.21</text:p>
          </table:table-cell>
          <table:table-cell table:style-name="ce4" office:value-type="time" office:time-value="-PT20H34M17.66S" calcext:value-type="time">
            <text:p>-20:34:17.66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11031-1348 <text:s text:c="12"/></text:p>
          </table:table-cell>
          <table:table-cell office:value-type="string" calcext:value-type="string">
            <text:p>sdB+F6V <text:s text:c="4"/></text:p>
          </table:table-cell>
          <table:table-cell office:value-type="float" office:value="11.538" calcext:value-type="float">
            <text:p>11.54</text:p>
          </table:table-cell>
          <table:table-cell table:style-name="ce4" office:value-type="time" office:time-value="PT11H05M41.38S" calcext:value-type="time">
            <text:p>11:05:41.38</text:p>
          </table:table-cell>
          <table:table-cell table:style-name="ce4" office:value-type="time" office:time-value="-PT14H04M23.86S" calcext:value-type="time">
            <text:p>-14:04:23.86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11429-2701 <text:s text:c="12"/></text:p>
          </table:table-cell>
          <table:table-cell office:value-type="string" calcext:value-type="string">
            <text:p>sdB+MS <text:s text:c="5"/></text:p>
          </table:table-cell>
          <table:table-cell office:value-type="float" office:value="11.351" calcext:value-type="float">
            <text:p>11.35</text:p>
          </table:table-cell>
          <table:table-cell table:style-name="ce4" office:value-type="time" office:time-value="PT11H45M28.6S" calcext:value-type="time">
            <text:p>11:45:28.60</text:p>
          </table:table-cell>
          <table:table-cell table:style-name="ce4" office:value-type="time" office:time-value="-PT27H18M22.88S" calcext:value-type="time">
            <text:p>-27:18:22.88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ALEXJ14471-0029 <text:s text:c="8"/></text:p>
          </table:table-cell>
          <table:table-cell office:value-type="string" calcext:value-type="string">
            <text:p>sdB+F <text:s text:c="6"/></text:p>
          </table:table-cell>
          <table:table-cell office:value-type="float" office:value="12.316" calcext:value-type="float">
            <text:p>12.32</text:p>
          </table:table-cell>
          <table:table-cell table:style-name="ce4" office:value-type="time" office:time-value="PT14H47M11.59S" calcext:value-type="time">
            <text:p>14:47:11.59</text:p>
          </table:table-cell>
          <table:table-cell table:style-name="ce4" office:value-type="time" office:time-value="-PT00H29M36.47S" calcext:value-type="time">
            <text:p>-00:29:36.47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ALEXJ17195+1512 <text:s text:c="8"/></text:p>
          </table:table-cell>
          <table:table-cell office:value-type="string" calcext:value-type="string">
            <text:p>sdB+MS <text:s text:c="5"/></text:p>
          </table:table-cell>
          <table:table-cell office:value-type="float" office:value="12.231" calcext:value-type="float">
            <text:p>12.23</text:p>
          </table:table-cell>
          <table:table-cell table:style-name="ce4" office:value-type="time" office:time-value="PT17H19M31.52S" calcext:value-type="time">
            <text:p>17:19:31.52</text:p>
          </table:table-cell>
          <table:table-cell table:style-name="ce4" office:value-type="time" office:time-value="PT15H12M02.09S" calcext:value-type="time">
            <text:p>15:12:02.09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D185510 <text:s text:c="16"/></text:p>
          </table:table-cell>
          <table:table-cell office:value-type="string" calcext:value-type="string">
            <text:p>sdB+KOIII/IV</text:p>
          </table:table-cell>
          <table:table-cell office:value-type="float" office:value="8.192" calcext:value-type="float">
            <text:p>8.19</text:p>
          </table:table-cell>
          <table:table-cell table:style-name="ce4" office:value-type="time" office:time-value="PT19H39M38.81S" calcext:value-type="time">
            <text:p>19:39:38.81</text:p>
          </table:table-cell>
          <table:table-cell table:style-name="ce4" office:value-type="time" office:time-value="-PT06H03M49.44S" calcext:value-type="time">
            <text:p>-06:03:49.44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20132-7317 <text:s text:c="12"/></text:p>
          </table:table-cell>
          <table:table-cell office:value-type="string" calcext:value-type="string">
            <text:p>sdB+F2 <text:s text:c="5"/></text:p>
          </table:table-cell>
          <table:table-cell office:value-type="float" office:value="12.134" calcext:value-type="float">
            <text:p>12.13</text:p>
          </table:table-cell>
          <table:table-cell table:style-name="ce4" office:value-type="time" office:time-value="PT20H18M52.12S" calcext:value-type="time">
            <text:p>20:18:52.12</text:p>
          </table:table-cell>
          <table:table-cell table:style-name="ce4" office:value-type="time" office:time-value="-PT73H08M34.19S" calcext:value-type="time">
            <text:p>-73:08:34.19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ALEXJ203850.22-265747.16</text:p>
          </table:table-cell>
          <table:table-cell office:value-type="string" calcext:value-type="string">
            <text:p>sdO+G3.5III </text:p>
          </table:table-cell>
          <table:table-cell office:value-type="float" office:value="11.866" calcext:value-type="float">
            <text:p>11.87</text:p>
          </table:table-cell>
          <table:table-cell table:style-name="ce4" office:value-type="time" office:time-value="PT20H38M50.51S" calcext:value-type="time">
            <text:p>20:38:50.51</text:p>
          </table:table-cell>
          <table:table-cell table:style-name="ce4" office:value-type="time" office:time-value="-PT26H57M54.24S" calcext:value-type="time">
            <text:p>-26:57:54.24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21125-1305 <text:s text:c="12"/></text:p>
          </table:table-cell>
          <table:table-cell office:value-type="string" calcext:value-type="string">
            <text:p>sdB+F <text:s text:c="6"/></text:p>
          </table:table-cell>
          <table:table-cell office:value-type="float" office:value="12.608" calcext:value-type="float">
            <text:p>12.61</text:p>
          </table:table-cell>
          <table:table-cell table:style-name="ce4" office:value-type="time" office:time-value="PT21H15M18.19S" calcext:value-type="time">
            <text:p>21:15:18.19</text:p>
          </table:table-cell>
          <table:table-cell table:style-name="ce4" office:value-type="time" office:time-value="-PT12H52M52.46S" calcext:value-type="time">
            <text:p>-12:52:52.46</text:p>
          </table:table-cell>
          <table:table-cell table:number-columns-repeated="4"/>
          <table:table-cell table:style-name="Default" table:number-columns-repeated="9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number-columns-repeated="9" table:default-cell-style-name="ce1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mag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pectrograp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RA_gaia</text:p>
          </table:table-cell>
          <table:table-cell office:value-type="string" calcext:value-type="string">
            <text:p>Dec_gaia</text:p>
          </table:table-cell>
          <table:table-cell table:style-name="Default" office:value-type="string" calcext:value-type="string">
            <text:p>parallax</text:p>
          </table:table-cell>
          <table:table-cell table:style-name="Default" office:value-type="string" calcext:value-type="string">
            <text:p>parallax_error</text:p>
          </table:table-cell>
          <table:table-cell table:style-name="Default" office:value-type="string" calcext:value-type="string">
            <text:p>pmra</text:p>
          </table:table-cell>
          <table:table-cell table:style-name="Default" office:value-type="string" calcext:value-type="string">
            <text:p>pmra_error</text:p>
          </table:table-cell>
          <table:table-cell table:style-name="Default" office:value-type="string" calcext:value-type="string">
            <text:p>pmdec</text:p>
          </table:table-cell>
          <table:table-cell table:style-name="Default" office:value-type="string" calcext:value-type="string">
            <text:p>pmdec_error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BP</text:p>
          </table:table-cell>
          <table:table-cell table:style-name="Default" office:value-type="string" calcext:value-type="string">
            <text:p>RP</text:p>
          </table:table-cell>
        </table:table-row>
        <table:table-row table:style-name="ro1">
          <table:table-cell office:value-type="string" calcext:value-type="string">
            <text:p>PG_0048+091</text:p>
          </table:table-cell>
          <table:table-cell office:value-type="string" calcext:value-type="string">
            <text:p>sdBV+G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00 51 26.89</text:p>
          </table:table-cell>
          <table:table-cell office:value-type="string" calcext:value-type="string">
            <text:p>+09 21 32.58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12.862203179246" calcext:value-type="float">
            <text:p>12.862203179246</text:p>
          </table:table-cell>
          <table:table-cell office:value-type="float" office:value="9.35914872023621" calcext:value-type="float">
            <text:p>9.35914872023621</text:p>
          </table:table-cell>
          <table:table-cell office:value-type="float" office:value="0.944926211679422" calcext:value-type="float">
            <text:p>0.945</text:p>
          </table:table-cell>
          <table:table-cell office:value-type="float" office:value="0.0428914918730201" calcext:value-type="float">
            <text:p>0.043</text:p>
          </table:table-cell>
          <table:table-cell office:value-type="float" office:value="-8.07700446678767" calcext:value-type="float">
            <text:p>-8.077</text:p>
          </table:table-cell>
          <table:table-cell office:value-type="float" office:value="0.0972080170895148" calcext:value-type="float">
            <text:p>0.097</text:p>
          </table:table-cell>
          <table:table-cell office:value-type="float" office:value="3.61384189243265" calcext:value-type="float">
            <text:p>3.614</text:p>
          </table:table-cell>
          <table:table-cell office:value-type="float" office:value="0.0450267367070955" calcext:value-type="float">
            <text:p>0.045</text:p>
          </table:table-cell>
          <table:table-cell office:value-type="float" office:value="14.201295" calcext:value-type="float">
            <text:p>14.201</text:p>
          </table:table-cell>
          <table:table-cell office:value-type="float" office:value="14.24181" calcext:value-type="float">
            <text:p>14.242</text:p>
          </table:table-cell>
          <table:table-cell office:value-type="float" office:value="14.011948" calcext:value-type="float">
            <text:p>14.012</text:p>
          </table:table-cell>
        </table:table-row>
        <table:table-row table:style-name="ro1">
          <table:table-cell office:value-type="string" calcext:value-type="string">
            <text:p>PB_6355</text:p>
          </table:table-cell>
          <table:table-cell office:value-type="string" calcext:value-type="string">
            <text:p>sdB+F</text:p>
          </table:table-cell>
          <table:table-cell table:style-name="ce2" office:value-type="float" office:value="13" calcext:value-type="float">
            <text:p>13.00</text:p>
          </table:table-cell>
          <table:table-cell office:value-type="string" calcext:value-type="string">
            <text:p>01 16 27.19</text:p>
          </table:table-cell>
          <table:table-cell office:value-type="string" calcext:value-type="string">
            <text:p>+06 03 15.23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19.1137681161729" calcext:value-type="float">
            <text:p>19.1137681161729</text:p>
          </table:table-cell>
          <table:table-cell office:value-type="float" office:value="6.05317879113765" calcext:value-type="float">
            <text:p>6.05317879113765</text:p>
          </table:table-cell>
          <table:table-cell office:value-type="float" office:value="1.14509431653875" calcext:value-type="float">
            <text:p>1.145</text:p>
          </table:table-cell>
          <table:table-cell office:value-type="float" office:value="0.0681875804192208" calcext:value-type="float">
            <text:p>0.068</text:p>
          </table:table-cell>
          <table:table-cell office:value-type="float" office:value="-7.29343107873773" calcext:value-type="float">
            <text:p>-7.293</text:p>
          </table:table-cell>
          <table:table-cell office:value-type="float" office:value="0.0790686238089208" calcext:value-type="float">
            <text:p>0.079</text:p>
          </table:table-cell>
          <table:table-cell office:value-type="float" office:value="-10.661034083777" calcext:value-type="float">
            <text:p>-10.661</text:p>
          </table:table-cell>
          <table:table-cell office:value-type="float" office:value="0.0614375320972705" calcext:value-type="float">
            <text:p>0.061</text:p>
          </table:table-cell>
          <table:table-cell office:value-type="float" office:value="12.939755" calcext:value-type="float">
            <text:p>12.940</text:p>
          </table:table-cell>
          <table:table-cell office:value-type="float" office:value="13.069543" calcext:value-type="float">
            <text:p>13.070</text:p>
          </table:table-cell>
          <table:table-cell office:value-type="float" office:value="12.66109" calcext:value-type="float">
            <text:p>12.661</text:p>
          </table:table-cell>
        </table:table-row>
        <table:table-row table:style-name="ro1">
          <table:table-cell office:value-type="string" calcext:value-type="string">
            <text:p>J01513-7548</text:p>
          </table:table-cell>
          <table:table-cell office:value-type="string" calcext:value-type="string">
            <text:p>sdB+MS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01 51 22.87</text:p>
          </table:table-cell>
          <table:table-cell office:value-type="string" calcext:value-type="string">
            <text:p>-75 48 38.13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27.8475562469635" calcext:value-type="float">
            <text:p>27.8475562469635</text:p>
          </table:table-cell>
          <table:table-cell office:value-type="float" office:value="-75.8108491085681" calcext:value-type="float">
            <text:p>-75.8108491085681</text:p>
          </table:table-cell>
          <table:table-cell office:value-type="float" office:value="1.10759465736996" calcext:value-type="float">
            <text:p>1.108</text:p>
          </table:table-cell>
          <table:table-cell office:value-type="float" office:value="0.0253366828664653" calcext:value-type="float">
            <text:p>0.025</text:p>
          </table:table-cell>
          <table:table-cell office:value-type="float" office:value="5.32655372736491" calcext:value-type="float">
            <text:p>5.327</text:p>
          </table:table-cell>
          <table:table-cell office:value-type="float" office:value="0.0450285627050043" calcext:value-type="float">
            <text:p>0.045</text:p>
          </table:table-cell>
          <table:table-cell office:value-type="float" office:value="-7.72012541726335" calcext:value-type="float">
            <text:p>-7.720</text:p>
          </table:table-cell>
          <table:table-cell office:value-type="float" office:value="0.0414820310305568" calcext:value-type="float">
            <text:p>0.041</text:p>
          </table:table-cell>
          <table:table-cell office:value-type="float" office:value="12.958947" calcext:value-type="float">
            <text:p>12.959</text:p>
          </table:table-cell>
          <table:table-cell office:value-type="float" office:value="13.055146" calcext:value-type="float">
            <text:p>13.055</text:p>
          </table:table-cell>
          <table:table-cell office:value-type="float" office:value="12.704726" calcext:value-type="float">
            <text:p>12.705</text:p>
          </table:table-cell>
        </table:table-row>
        <table:table-row table:style-name="ro1">
          <table:table-cell office:value-type="string" calcext:value-type="string">
            <text:p>JL277</text:p>
          </table:table-cell>
          <table:table-cell office:value-type="string" calcext:value-type="string">
            <text:p>sdB+MS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02 01 34.11</text:p>
          </table:table-cell>
          <table:table-cell office:value-type="string" calcext:value-type="string">
            <text:p>-53 43 45.91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30.3932569104589" calcext:value-type="float">
            <text:p>30.3932569104589</text:p>
          </table:table-cell>
          <table:table-cell office:value-type="float" office:value="-53.7287525352424" calcext:value-type="float">
            <text:p>-53.7287525352424</text:p>
          </table:table-cell>
          <table:table-cell office:value-type="float" office:value="0.983727199485731" calcext:value-type="float">
            <text:p>0.984</text:p>
          </table:table-cell>
          <table:table-cell office:value-type="float" office:value="0.023572312549292" calcext:value-type="float">
            <text:p>0.024</text:p>
          </table:table-cell>
          <table:table-cell office:value-type="float" office:value="13.6291197155514" calcext:value-type="float">
            <text:p>13.629</text:p>
          </table:table-cell>
          <table:table-cell office:value-type="float" office:value="0.0345850911728496" calcext:value-type="float">
            <text:p>0.035</text:p>
          </table:table-cell>
          <table:table-cell office:value-type="float" office:value="1.82289647755289" calcext:value-type="float">
            <text:p>1.823</text:p>
          </table:table-cell>
          <table:table-cell office:value-type="float" office:value="0.0349344061122519" calcext:value-type="float">
            <text:p>0.035</text:p>
          </table:table-cell>
          <table:table-cell office:value-type="float" office:value="13.031452" calcext:value-type="float">
            <text:p>13.031</text:p>
          </table:table-cell>
          <table:table-cell office:value-type="float" office:value="13.064399" calcext:value-type="float">
            <text:p>13.064</text:p>
          </table:table-cell>
          <table:table-cell office:value-type="float" office:value="12.862706" calcext:value-type="float">
            <text:p>12.863</text:p>
          </table:table-cell>
        </table:table-row>
        <table:table-row table:style-name="ro1">
          <table:table-cell office:value-type="string" calcext:value-type="string">
            <text:p>J02286-3625</text:p>
          </table:table-cell>
          <table:table-cell office:value-type="string" calcext:value-type="string">
            <text:p>sdB+MS</text:p>
          </table:table-cell>
          <table:table-cell office:value-type="float" office:value="13.03" calcext:value-type="float">
            <text:p>13.03</text:p>
          </table:table-cell>
          <table:table-cell office:value-type="string" calcext:value-type="string">
            <text:p>02 28 36.86</text:p>
          </table:table-cell>
          <table:table-cell office:value-type="string" calcext:value-type="string">
            <text:p>-36 25 45.60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37.1535599252561" calcext:value-type="float">
            <text:p>37.1535599252561</text:p>
          </table:table-cell>
          <table:table-cell office:value-type="float" office:value="-36.4293229233351" calcext:value-type="float">
            <text:p>-36.4293229233351</text:p>
          </table:table-cell>
          <table:table-cell office:value-type="float" office:value="1.03827817144094" calcext:value-type="float">
            <text:p>1.038</text:p>
          </table:table-cell>
          <table:table-cell office:value-type="float" office:value="0.0340603652134655" calcext:value-type="float">
            <text:p>0.034</text:p>
          </table:table-cell>
          <table:table-cell office:value-type="float" office:value="-5.03736479181504" calcext:value-type="float">
            <text:p>-5.037</text:p>
          </table:table-cell>
          <table:table-cell office:value-type="float" office:value="0.0442111631130899" calcext:value-type="float">
            <text:p>0.044</text:p>
          </table:table-cell>
          <table:table-cell office:value-type="float" office:value="7.95504951393937" calcext:value-type="float">
            <text:p>7.955</text:p>
          </table:table-cell>
          <table:table-cell office:value-type="float" office:value="0.0536772057943801" calcext:value-type="float">
            <text:p>0.054</text:p>
          </table:table-cell>
          <table:table-cell office:value-type="float" office:value="13.4408" calcext:value-type="float">
            <text:p>13.441</text:p>
          </table:table-cell>
          <table:table-cell office:value-type="float" office:value="13.480872" calcext:value-type="float">
            <text:p>13.481</text:p>
          </table:table-cell>
          <table:table-cell office:value-type="float" office:value="13.237447" calcext:value-type="float">
            <text:p>13.237</text:p>
          </table:table-cell>
        </table:table-row>
        <table:table-row table:style-name="ro1">
          <table:table-cell office:value-type="string" calcext:value-type="string">
            <text:p>EC 03143-5945</text:p>
          </table:table-cell>
          <table:table-cell office:value-type="string" calcext:value-type="string">
            <text:p>sdB+MS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03 15 29.95</text:p>
          </table:table-cell>
          <table:table-cell office:value-type="string" calcext:value-type="string">
            <text:p>-59 34 04.65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48.8754043524755" calcext:value-type="float">
            <text:p>48.8754043524755</text:p>
          </table:table-cell>
          <table:table-cell office:value-type="float" office:value="-59.5680314105135" calcext:value-type="float">
            <text:p>-59.5680314105135</text:p>
          </table:table-cell>
          <table:table-cell office:value-type="float" office:value="1.07490292124122" calcext:value-type="float">
            <text:p>1.075</text:p>
          </table:table-cell>
          <table:table-cell office:value-type="float" office:value="0.0331899539925944" calcext:value-type="float">
            <text:p>0.033</text:p>
          </table:table-cell>
          <table:table-cell office:value-type="float" office:value="15.1988650625855" calcext:value-type="float">
            <text:p>15.199</text:p>
          </table:table-cell>
          <table:table-cell office:value-type="float" office:value="0.0832915668470471" calcext:value-type="float">
            <text:p>0.083</text:p>
          </table:table-cell>
          <table:table-cell office:value-type="float" office:value="1.16574850999677" calcext:value-type="float">
            <text:p>1.166</text:p>
          </table:table-cell>
          <table:table-cell office:value-type="float" office:value="0.0583284210833137" calcext:value-type="float">
            <text:p>0.058</text:p>
          </table:table-cell>
          <table:table-cell office:value-type="float" office:value="13.329261" calcext:value-type="float">
            <text:p>13.329</text:p>
          </table:table-cell>
          <table:table-cell office:value-type="float" office:value="13.360872" calcext:value-type="float">
            <text:p>13.361</text:p>
          </table:table-cell>
          <table:table-cell office:value-type="float" office:value="13.171451" calcext:value-type="float">
            <text:p>13.171</text:p>
          </table:table-cell>
        </table:table-row>
        <table:table-row table:style-name="ro1">
          <table:table-cell office:value-type="string" calcext:value-type="string">
            <text:p>J03322-0233</text:p>
          </table:table-cell>
          <table:table-cell office:value-type="string" calcext:value-type="string">
            <text:p>sdB+MS</text:p>
          </table:table-cell>
          <table:table-cell table:style-name="ce2" office:value-type="float" office:value="13" calcext:value-type="float">
            <text:p>13.00</text:p>
          </table:table-cell>
          <table:table-cell office:value-type="string" calcext:value-type="string">
            <text:p>03 32 16.73</text:p>
          </table:table-cell>
          <table:table-cell office:value-type="string" calcext:value-type="string">
            <text:p>-02 33 01.76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53.0697729071015" calcext:value-type="float">
            <text:p>53.0697729071015</text:p>
          </table:table-cell>
          <table:table-cell office:value-type="float" office:value="-2.55056748663969" calcext:value-type="float">
            <text:p>-2.55056748663969</text:p>
          </table:table-cell>
          <table:table-cell office:value-type="float" office:value="0.916625656002502" calcext:value-type="float">
            <text:p>0.917</text:p>
          </table:table-cell>
          <table:table-cell office:value-type="float" office:value="0.0441701295662082" calcext:value-type="float">
            <text:p>0.044</text:p>
          </table:table-cell>
          <table:table-cell office:value-type="float" office:value="8.55748064532786" calcext:value-type="float">
            <text:p>8.557</text:p>
          </table:table-cell>
          <table:table-cell office:value-type="float" office:value="0.0693634808634742" calcext:value-type="float">
            <text:p>0.069</text:p>
          </table:table-cell>
          <table:table-cell office:value-type="float" office:value="-11.1800929029833" calcext:value-type="float">
            <text:p>-11.180</text:p>
          </table:table-cell>
          <table:table-cell office:value-type="float" office:value="0.0664921491043678" calcext:value-type="float">
            <text:p>0.066</text:p>
          </table:table-cell>
          <table:table-cell office:value-type="float" office:value="12.571976" calcext:value-type="float">
            <text:p>12.572</text:p>
          </table:table-cell>
          <table:table-cell office:value-type="float" office:value="12.709147" calcext:value-type="float">
            <text:p>12.709</text:p>
          </table:table-cell>
          <table:table-cell office:value-type="float" office:value="12.305701" calcext:value-type="float">
            <text:p>12.306</text:p>
          </table:table-cell>
        </table:table-row>
        <table:table-row table:style-name="ro1">
          <table:table-cell office:value-type="string" calcext:value-type="string">
            <text:p>J03582-3609</text:p>
          </table:table-cell>
          <table:table-cell office:value-type="string" calcext:value-type="string">
            <text:p>sdB+MS</text:p>
          </table:table-cell>
          <table:table-cell office:value-type="float" office:value="13.73" calcext:value-type="float">
            <text:p>13.73</text:p>
          </table:table-cell>
          <table:table-cell office:value-type="string" calcext:value-type="string">
            <text:p>03 58 14.78</text:p>
          </table:table-cell>
          <table:table-cell office:value-type="string" calcext:value-type="string">
            <text:p>-36 09 38.38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Close companion in gaia, 0.75”</text:p>
          </table:table-cell>
          <table:table-cell office:value-type="float" office:value="59.561793228" calcext:value-type="float">
            <text:p>59.561793228</text:p>
          </table:table-cell>
          <table:table-cell office:value-type="float" office:value="-36.1606841754" calcext:value-type="float">
            <text:p>-36.1606841754</text:p>
          </table:table-cell>
          <table:table-cell office:value-type="float" office:value="0.5185" calcext:value-type="float">
            <text:p>0.519</text:p>
          </table:table-cell>
          <table:table-cell office:value-type="float" office:value="0.0603" calcext:value-type="float">
            <text:p>0.060</text:p>
          </table:table-cell>
          <table:table-cell office:value-type="float" office:value="2.18" calcext:value-type="float">
            <text:p>2.180</text:p>
          </table:table-cell>
          <table:table-cell office:value-type="float" office:value="0.096" calcext:value-type="float">
            <text:p>0.096</text:p>
          </table:table-cell>
          <table:table-cell office:value-type="float" office:value="-1.781" calcext:value-type="float">
            <text:p>-1.781</text:p>
          </table:table-cell>
          <table:table-cell office:value-type="float" office:value="0.128" calcext:value-type="float">
            <text:p>0.128</text:p>
          </table:table-cell>
          <table:table-cell office:value-type="float" office:value="13.630695" calcext:value-type="float">
            <text:p>13.631</text:p>
          </table:table-cell>
          <table:table-cell office:value-type="float" office:value="13.684155" calcext:value-type="float">
            <text:p>13.684</text:p>
          </table:table-cell>
          <table:table-cell office:value-type="float" office:value="13.248429" calcext:value-type="float">
            <text:p>13.248</text:p>
          </table:table-cell>
        </table:table-row>
        <table:table-row table:style-name="ro1">
          <table:table-cell office:value-type="string" calcext:value-type="string">
            <text:p>HE0430-2457</text:p>
          </table:table-cell>
          <table:table-cell office:value-type="string" calcext:value-type="string">
            <text:p>sdB+MS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04 33 03.98</text:p>
          </table:table-cell>
          <table:table-cell office:value-type="string" calcext:value-type="string">
            <text:p>-24 51 18.89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68.266025126832" calcext:value-type="float">
            <text:p>68.266025126832</text:p>
          </table:table-cell>
          <table:table-cell office:value-type="float" office:value="-24.8554840286285" calcext:value-type="float">
            <text:p>-24.8554840286285</text:p>
          </table:table-cell>
          <table:table-cell office:value-type="float" office:value="1.02206053632554" calcext:value-type="float">
            <text:p>1.022</text:p>
          </table:table-cell>
          <table:table-cell office:value-type="float" office:value="0.0574345215102067" calcext:value-type="float">
            <text:p>0.057</text:p>
          </table:table-cell>
          <table:table-cell office:value-type="float" office:value="2.97710393313613" calcext:value-type="float">
            <text:p>2.977</text:p>
          </table:table-cell>
          <table:table-cell office:value-type="float" office:value="0.0853934649583117" calcext:value-type="float">
            <text:p>0.085</text:p>
          </table:table-cell>
          <table:table-cell office:value-type="float" office:value="0.837742613906681" calcext:value-type="float">
            <text:p>0.838</text:p>
          </table:table-cell>
          <table:table-cell office:value-type="float" office:value="0.0872834245453701" calcext:value-type="float">
            <text:p>0.087</text:p>
          </table:table-cell>
          <table:table-cell office:value-type="float" office:value="14.170208" calcext:value-type="float">
            <text:p>14.170</text:p>
          </table:table-cell>
          <table:table-cell office:value-type="float" office:value="14.025239" calcext:value-type="float">
            <text:p>14.025</text:p>
          </table:table-cell>
          <table:table-cell office:value-type="float" office:value="14.033834" calcext:value-type="float">
            <text:p>14.034</text:p>
          </table:table-cell>
        </table:table-row>
        <table:table-row table:style-name="ro1">
          <table:table-cell office:value-type="string" calcext:value-type="string">
            <text:p>J04383-4610</text:p>
          </table:table-cell>
          <table:table-cell office:value-type="string" calcext:value-type="string">
            <text:p>sdOB+K</text:p>
          </table:table-cell>
          <table:table-cell office:value-type="float" office:value="13.63" calcext:value-type="float">
            <text:p>13.63</text:p>
          </table:table-cell>
          <table:table-cell office:value-type="string" calcext:value-type="string">
            <text:p>04 38 27.32</text:p>
          </table:table-cell>
          <table:table-cell office:value-type="string" calcext:value-type="string">
            <text:p>-46 10 52.69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69.6138980165054" calcext:value-type="float">
            <text:p>69.6138980165054</text:p>
          </table:table-cell>
          <table:table-cell office:value-type="float" office:value="-46.1812901879936" calcext:value-type="float">
            <text:p>-46.1812901879936</text:p>
          </table:table-cell>
          <table:table-cell office:value-type="float" office:value="1.01726905509559" calcext:value-type="float">
            <text:p>1.017</text:p>
          </table:table-cell>
          <table:table-cell office:value-type="float" office:value="0.0403158449486237" calcext:value-type="float">
            <text:p>0.040</text:p>
          </table:table-cell>
          <table:table-cell office:value-type="float" office:value="9.69020885202205" calcext:value-type="float">
            <text:p>9.690</text:p>
          </table:table-cell>
          <table:table-cell office:value-type="float" office:value="0.0766160583448261" calcext:value-type="float">
            <text:p>0.077</text:p>
          </table:table-cell>
          <table:table-cell office:value-type="float" office:value="0.581213867102766" calcext:value-type="float">
            <text:p>0.581</text:p>
          </table:table-cell>
          <table:table-cell office:value-type="float" office:value="0.0961527310414102" calcext:value-type="float">
            <text:p>0.096</text:p>
          </table:table-cell>
          <table:table-cell office:value-type="float" office:value="13.758729" calcext:value-type="float">
            <text:p>13.759</text:p>
          </table:table-cell>
          <table:table-cell office:value-type="float" office:value="13.588864" calcext:value-type="float">
            <text:p>13.589</text:p>
          </table:table-cell>
          <table:table-cell office:value-type="float" office:value="13.882982" calcext:value-type="float">
            <text:p>13.883</text:p>
          </table:table-cell>
        </table:table-row>
        <table:table-row table:style-name="ro1">
          <table:table-cell office:value-type="string" calcext:value-type="string">
            <text:p>J05396-2833</text:p>
          </table:table-cell>
          <table:table-cell office:value-type="string" calcext:value-type="string">
            <text:p>sdOB+G</text:p>
          </table:table-cell>
          <table:table-cell office:value-type="float" office:value="13.73" calcext:value-type="float">
            <text:p>13.73</text:p>
          </table:table-cell>
          <table:table-cell office:value-type="string" calcext:value-type="string">
            <text:p>05 39 39.13</text:p>
          </table:table-cell>
          <table:table-cell office:value-type="string" calcext:value-type="string">
            <text:p>-28 33 29.66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84.9134882563749" calcext:value-type="float">
            <text:p>84.9134882563749</text:p>
          </table:table-cell>
          <table:table-cell office:value-type="float" office:value="-28.5586168400613" calcext:value-type="float">
            <text:p>-28.5586168400613</text:p>
          </table:table-cell>
          <table:table-cell office:value-type="float" office:value="0.856719921650494" calcext:value-type="float">
            <text:p>0.857</text:p>
          </table:table-cell>
          <table:table-cell office:value-type="float" office:value="0.0352725458946" calcext:value-type="float">
            <text:p>0.035</text:p>
          </table:table-cell>
          <table:table-cell office:value-type="float" office:value="12.7465490299762" calcext:value-type="float">
            <text:p>12.747</text:p>
          </table:table-cell>
          <table:table-cell office:value-type="float" office:value="0.0519618137275386" calcext:value-type="float">
            <text:p>0.052</text:p>
          </table:table-cell>
          <table:table-cell office:value-type="float" office:value="-27.1027158599133" calcext:value-type="float">
            <text:p>-27.103</text:p>
          </table:table-cell>
          <table:table-cell office:value-type="float" office:value="0.060417315578725" calcext:value-type="float">
            <text:p>0.060</text:p>
          </table:table-cell>
          <table:table-cell office:value-type="float" office:value="13.819394" calcext:value-type="float">
            <text:p>13.819</text:p>
          </table:table-cell>
          <table:table-cell office:value-type="float" office:value="13.749941" calcext:value-type="float">
            <text:p>13.750</text:p>
          </table:table-cell>
          <table:table-cell office:value-type="float" office:value="13.769094" calcext:value-type="float">
            <text:p>13.769</text:p>
          </table:table-cell>
        </table:table-row>
        <table:table-row table:style-name="ro1">
          <table:table-cell office:value-type="string" calcext:value-type="string">
            <text:p>TYC 1935-1015-1</text:p>
          </table:table-cell>
          <table:table-cell office:value-type="string" calcext:value-type="string">
            <text:p>sdB+MS</text:p>
          </table:table-cell>
          <table:table-cell office:value-type="float" office:value="13.02" calcext:value-type="float">
            <text:p>13.02</text:p>
          </table:table-cell>
          <table:table-cell office:value-type="string" calcext:value-type="string">
            <text:p>08 11 10.81</text:p>
          </table:table-cell>
          <table:table-cell office:value-type="string" calcext:value-type="string">
            <text:p>+27 34 18.42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122.795238966476" calcext:value-type="float">
            <text:p>122.795238966476</text:p>
          </table:table-cell>
          <table:table-cell office:value-type="float" office:value="27.5723687700805" calcext:value-type="float">
            <text:p>27.5723687700805</text:p>
          </table:table-cell>
          <table:table-cell office:value-type="float" office:value="1.41267212350587" calcext:value-type="float">
            <text:p>1.413</text:p>
          </table:table-cell>
          <table:table-cell office:value-type="float" office:value="0.0510934490515501" calcext:value-type="float">
            <text:p>0.051</text:p>
          </table:table-cell>
          <table:table-cell office:value-type="float" office:value="-13.7558040322518" calcext:value-type="float">
            <text:p>-13.756</text:p>
          </table:table-cell>
          <table:table-cell office:value-type="float" office:value="0.0831045741662912" calcext:value-type="float">
            <text:p>0.083</text:p>
          </table:table-cell>
          <table:table-cell office:value-type="float" office:value="1.7559186267671" calcext:value-type="float">
            <text:p>1.756</text:p>
          </table:table-cell>
          <table:table-cell office:value-type="float" office:value="0.0537936725601401" calcext:value-type="float">
            <text:p>0.054</text:p>
          </table:table-cell>
          <table:table-cell office:value-type="float" office:value="12.495318" calcext:value-type="float">
            <text:p>12.495</text:p>
          </table:table-cell>
          <table:table-cell office:value-type="float" office:value="12.524339" calcext:value-type="float">
            <text:p>12.524</text:p>
          </table:table-cell>
          <table:table-cell office:value-type="float" office:value="12.320642" calcext:value-type="float">
            <text:p>12.321</text:p>
          </table:table-cell>
        </table:table-row>
        <table:table-row table:style-name="ro1">
          <table:table-cell office:value-type="string" calcext:value-type="string">
            <text:p>J09000+0128</text:p>
          </table:table-cell>
          <table:table-cell office:value-type="string" calcext:value-type="string">
            <text:p>sdB+MS</text:p>
          </table:table-cell>
          <table:table-cell office:value-type="float" office:value="13.07" calcext:value-type="float">
            <text:p>13.07</text:p>
          </table:table-cell>
          <table:table-cell office:value-type="string" calcext:value-type="string">
            <text:p>09 00 01.55</text:p>
          </table:table-cell>
          <table:table-cell office:value-type="string" calcext:value-type="string">
            <text:p>+01 28 51.84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135.006459868866" calcext:value-type="float">
            <text:p>135.006459868866</text:p>
          </table:table-cell>
          <table:table-cell office:value-type="float" office:value="1.48068097957586" calcext:value-type="float">
            <text:p>1.48068097957586</text:p>
          </table:table-cell>
          <table:table-cell office:value-type="float" office:value="1.0227383992716" calcext:value-type="float">
            <text:p>1.023</text:p>
          </table:table-cell>
          <table:table-cell office:value-type="float" office:value="0.0506596292719602" calcext:value-type="float">
            <text:p>0.051</text:p>
          </table:table-cell>
          <table:table-cell office:value-type="float" office:value="7.18878605619482" calcext:value-type="float">
            <text:p>7.189</text:p>
          </table:table-cell>
          <table:table-cell office:value-type="float" office:value="0.101317967428731" calcext:value-type="float">
            <text:p>0.101</text:p>
          </table:table-cell>
          <table:table-cell office:value-type="float" office:value="-8.94932562677392" calcext:value-type="float">
            <text:p>-8.949</text:p>
          </table:table-cell>
          <table:table-cell office:value-type="float" office:value="0.0828935160194734" calcext:value-type="float">
            <text:p>0.083</text:p>
          </table:table-cell>
          <table:table-cell office:value-type="float" office:value="13.090677" calcext:value-type="float">
            <text:p>13.091</text:p>
          </table:table-cell>
          <table:table-cell office:value-type="float" office:value="13.159052" calcext:value-type="float">
            <text:p>13.159</text:p>
          </table:table-cell>
          <table:table-cell office:value-type="float" office:value="12.853026" calcext:value-type="float">
            <text:p>12.853</text:p>
          </table:table-cell>
        </table:table-row>
        <table:table-row table:style-name="ro1">
          <table:table-cell office:value-type="string" calcext:value-type="string">
            <text:p>J10170-3355</text:p>
          </table:table-cell>
          <table:table-cell office:value-type="string" calcext:value-type="string">
            <text:p>sdB+MS</text:p>
          </table:table-cell>
          <table:table-cell office:value-type="float" office:value="13.01" calcext:value-type="float">
            <text:p>13.01</text:p>
          </table:table-cell>
          <table:table-cell office:value-type="string" calcext:value-type="string">
            <text:p>10 17 03.70</text:p>
          </table:table-cell>
          <table:table-cell office:value-type="string" calcext:value-type="string">
            <text:p>-33 55 02.07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154.265303626534" calcext:value-type="float">
            <text:p>154.265303626534</text:p>
          </table:table-cell>
          <table:table-cell office:value-type="float" office:value="-33.917256906518" calcext:value-type="float">
            <text:p>-33.917256906518</text:p>
          </table:table-cell>
          <table:table-cell office:value-type="float" office:value="1.35040662288775" calcext:value-type="float">
            <text:p>1.350</text:p>
          </table:table-cell>
          <table:table-cell office:value-type="float" office:value="0.0292773075437778" calcext:value-type="float">
            <text:p>0.029</text:p>
          </table:table-cell>
          <table:table-cell office:value-type="float" office:value="-10.6638399478952" calcext:value-type="float">
            <text:p>-10.664</text:p>
          </table:table-cell>
          <table:table-cell office:value-type="float" office:value="0.0440394309441365" calcext:value-type="float">
            <text:p>0.044</text:p>
          </table:table-cell>
          <table:table-cell office:value-type="float" office:value="14.1407893652215" calcext:value-type="float">
            <text:p>14.141</text:p>
          </table:table-cell>
          <table:table-cell office:value-type="float" office:value="0.0517701639888246" calcext:value-type="float">
            <text:p>0.052</text:p>
          </table:table-cell>
          <table:table-cell office:value-type="float" office:value="12.830452" calcext:value-type="float">
            <text:p>12.830</text:p>
          </table:table-cell>
          <table:table-cell office:value-type="float" office:value="12.920063" calcext:value-type="float">
            <text:p>12.920</text:p>
          </table:table-cell>
          <table:table-cell office:value-type="float" office:value="12.598679" calcext:value-type="float">
            <text:p>12.599</text:p>
          </table:table-cell>
        </table:table-row>
        <table:table-row table:style-name="ro1">
          <table:table-cell office:value-type="string" calcext:value-type="string">
            <text:p>EC12300-3224</text:p>
          </table:table-cell>
          <table:table-cell office:value-type="string" calcext:value-type="string">
            <text:p>sdB+F</text:p>
          </table:table-cell>
          <table:table-cell table:style-name="ce2" office:value-type="float" office:value="13.8" calcext:value-type="float">
            <text:p>13.80</text:p>
          </table:table-cell>
          <table:table-cell office:value-type="string" calcext:value-type="string">
            <text:p>12 32 42.48</text:p>
          </table:table-cell>
          <table:table-cell table:style-name="ce5" office:value-type="string" calcext:value-type="string">
            <text:p>-32 41 05.91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188.176835612642" calcext:value-type="float">
            <text:p>188.176835612642</text:p>
          </table:table-cell>
          <table:table-cell office:value-type="float" office:value="-32.6845966820902" calcext:value-type="float">
            <text:p>-32.6845966820902</text:p>
          </table:table-cell>
          <table:table-cell office:value-type="float" office:value="0.846853858936663" calcext:value-type="float">
            <text:p>0.847</text:p>
          </table:table-cell>
          <table:table-cell office:value-type="float" office:value="0.0538474269115304" calcext:value-type="float">
            <text:p>0.054</text:p>
          </table:table-cell>
          <table:table-cell office:value-type="float" office:value="-12.3737885738334" calcext:value-type="float">
            <text:p>-12.374</text:p>
          </table:table-cell>
          <table:table-cell office:value-type="float" office:value="0.0552610969481776" calcext:value-type="float">
            <text:p>0.055</text:p>
          </table:table-cell>
          <table:table-cell office:value-type="float" office:value="0.953164670174212" calcext:value-type="float">
            <text:p>0.953</text:p>
          </table:table-cell>
          <table:table-cell office:value-type="float" office:value="0.0806824622142364" calcext:value-type="float">
            <text:p>0.081</text:p>
          </table:table-cell>
          <table:table-cell office:value-type="float" office:value="13.477567" calcext:value-type="float">
            <text:p>13.478</text:p>
          </table:table-cell>
          <table:table-cell office:value-type="float" office:value="13.589043" calcext:value-type="float">
            <text:p>13.589</text:p>
          </table:table-cell>
          <table:table-cell office:value-type="float" office:value="13.220904" calcext:value-type="float">
            <text:p>13.221</text:p>
          </table:table-cell>
        </table:table-row>
        <table:table-row table:style-name="ro1">
          <table:table-cell office:value-type="string" calcext:value-type="string">
            <text:p>PG_1514+034</text:p>
          </table:table-cell>
          <table:table-cell office:value-type="string" calcext:value-type="string">
            <text:p>sdB+MS</text:p>
          </table:table-cell>
          <table:table-cell office:value-type="float" office:value="13.76" calcext:value-type="float">
            <text:p>13.76</text:p>
          </table:table-cell>
          <table:table-cell office:value-type="string" calcext:value-type="string">
            <text:p>15 17 14.27</text:p>
          </table:table-cell>
          <table:table-cell table:style-name="ce5" office:value-type="string" calcext:value-type="string">
            <text:p>+03 10 29.96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229.309473509158" calcext:value-type="float">
            <text:p>229.309473509158</text:p>
          </table:table-cell>
          <table:table-cell office:value-type="float" office:value="3.17441880245588" calcext:value-type="float">
            <text:p>3.17441880245588</text:p>
          </table:table-cell>
          <table:table-cell office:value-type="float" office:value="0.809853645813524" calcext:value-type="float">
            <text:p>0.810</text:p>
          </table:table-cell>
          <table:table-cell office:value-type="float" office:value="0.0369455462088497" calcext:value-type="float">
            <text:p>0.037</text:p>
          </table:table-cell>
          <table:table-cell office:value-type="float" office:value="4.5292313845286" calcext:value-type="float">
            <text:p>4.529</text:p>
          </table:table-cell>
          <table:table-cell office:value-type="float" office:value="0.0645328513218857" calcext:value-type="float">
            <text:p>0.065</text:p>
          </table:table-cell>
          <table:table-cell office:value-type="float" office:value="-2.39987514087441" calcext:value-type="float">
            <text:p>-2.400</text:p>
          </table:table-cell>
          <table:table-cell office:value-type="float" office:value="0.0705621548388199" calcext:value-type="float">
            <text:p>0.071</text:p>
          </table:table-cell>
          <table:table-cell office:value-type="float" office:value="13.929573" calcext:value-type="float">
            <text:p>13.930</text:p>
          </table:table-cell>
          <table:table-cell office:value-type="float" office:value="13.898734" calcext:value-type="float">
            <text:p>13.899</text:p>
          </table:table-cell>
          <table:table-cell office:value-type="float" office:value="13.828124" calcext:value-type="float">
            <text:p>13.828</text:p>
          </table:table-cell>
        </table:table-row>
        <table:table-row table:style-name="ro1">
          <table:table-cell office:value-type="string" calcext:value-type="string">
            <text:p>BPSCS22890-74</text:p>
          </table:table-cell>
          <table:table-cell office:value-type="string" calcext:value-type="string">
            <text:p>sdB+MS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15 24 03.03</text:p>
          </table:table-cell>
          <table:table-cell table:style-name="ce5" office:value-type="string" calcext:value-type="string">
            <text:p>+01 34 22.170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231.012662894668" calcext:value-type="float">
            <text:p>231.012662894668</text:p>
          </table:table-cell>
          <table:table-cell office:value-type="float" office:value="1.5726617628201" calcext:value-type="float">
            <text:p>1.5726617628201</text:p>
          </table:table-cell>
          <table:table-cell office:value-type="float" office:value="1.12885637852914" calcext:value-type="float">
            <text:p>1.129</text:p>
          </table:table-cell>
          <table:table-cell office:value-type="float" office:value="0.04366988428647" calcext:value-type="float">
            <text:p>0.044</text:p>
          </table:table-cell>
          <table:table-cell office:value-type="float" office:value="2.93454135545686" calcext:value-type="float">
            <text:p>2.935</text:p>
          </table:table-cell>
          <table:table-cell office:value-type="float" office:value="0.0818485108512059" calcext:value-type="float">
            <text:p>0.082</text:p>
          </table:table-cell>
          <table:table-cell office:value-type="float" office:value="-7.85007310522778" calcext:value-type="float">
            <text:p>-7.850</text:p>
          </table:table-cell>
          <table:table-cell office:value-type="float" office:value="0.0725242478401748" calcext:value-type="float">
            <text:p>0.073</text:p>
          </table:table-cell>
          <table:table-cell office:value-type="float" office:value="13.894035" calcext:value-type="float">
            <text:p>13.894</text:p>
          </table:table-cell>
          <table:table-cell office:value-type="float" office:value="13.902981" calcext:value-type="float">
            <text:p>13.903</text:p>
          </table:table-cell>
          <table:table-cell office:value-type="float" office:value="13.761285" calcext:value-type="float">
            <text:p>13.761</text:p>
          </table:table-cell>
        </table:table-row>
        <table:table-row table:style-name="ro1">
          <table:table-cell office:value-type="string" calcext:value-type="string">
            <text:p>J16287+1118</text:p>
          </table:table-cell>
          <table:table-cell office:value-type="string" calcext:value-type="string">
            <text:p>sdB+MS</text:p>
          </table:table-cell>
          <table:table-cell table:style-name="ce2" office:value-type="float" office:value="13.1" calcext:value-type="float">
            <text:p>13.10</text:p>
          </table:table-cell>
          <table:table-cell office:value-type="string" calcext:value-type="string">
            <text:p>16 28 42.02</text:p>
          </table:table-cell>
          <table:table-cell table:style-name="ce5" office:value-type="string" calcext:value-type="string">
            <text:p>+11 18 38.92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247.174939260696" calcext:value-type="float">
            <text:p>247.174939260696</text:p>
          </table:table-cell>
          <table:table-cell office:value-type="float" office:value="11.3110535222269" calcext:value-type="float">
            <text:p>11.3110535222269</text:p>
          </table:table-cell>
          <table:table-cell office:value-type="float" office:value="1.04112160872417" calcext:value-type="float">
            <text:p>1.041</text:p>
          </table:table-cell>
          <table:table-cell office:value-type="float" office:value="0.0408152646221161" calcext:value-type="float">
            <text:p>0.041</text:p>
          </table:table-cell>
          <table:table-cell office:value-type="float" office:value="-2.43229143584936" calcext:value-type="float">
            <text:p>-2.432</text:p>
          </table:table-cell>
          <table:table-cell office:value-type="float" office:value="0.0419862193803446" calcext:value-type="float">
            <text:p>0.042</text:p>
          </table:table-cell>
          <table:table-cell office:value-type="float" office:value="-8.61841636966317" calcext:value-type="float">
            <text:p>-8.618</text:p>
          </table:table-cell>
          <table:table-cell office:value-type="float" office:value="0.0310448704666354" calcext:value-type="float">
            <text:p>0.031</text:p>
          </table:table-cell>
          <table:table-cell office:value-type="float" office:value="13.106116" calcext:value-type="float">
            <text:p>13.106</text:p>
          </table:table-cell>
          <table:table-cell office:value-type="float" office:value="13.210682" calcext:value-type="float">
            <text:p>13.211</text:p>
          </table:table-cell>
          <table:table-cell office:value-type="float" office:value="12.818866" calcext:value-type="float">
            <text:p>12.819</text:p>
          </table:table-cell>
        </table:table-row>
        <table:table-row table:style-name="ro1">
          <table:table-cell office:value-type="string" calcext:value-type="string">
            <text:p>BPSCS22937-67</text:p>
          </table:table-cell>
          <table:table-cell office:value-type="string" calcext:value-type="string">
            <text:p>sdB+MS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21 12 17.540</text:p>
          </table:table-cell>
          <table:table-cell office:value-type="string" calcext:value-type="string">
            <text:p>-38 20 54.520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No sdB visible, stopped</text:p>
          </table:table-cell>
          <table:table-cell office:value-type="float" office:value="318.073030643323" calcext:value-type="float">
            <text:p>318.073030643323</text:p>
          </table:table-cell>
          <table:table-cell office:value-type="float" office:value="-38.348542716423" calcext:value-type="float">
            <text:p>-38.348542716423</text:p>
          </table:table-cell>
          <table:table-cell office:value-type="float" office:value="0.649688998814295" calcext:value-type="float">
            <text:p>0.650</text:p>
          </table:table-cell>
          <table:table-cell office:value-type="float" office:value="0.0360412901093608" calcext:value-type="float">
            <text:p>0.036</text:p>
          </table:table-cell>
          <table:table-cell office:value-type="float" office:value="-10.0126762274083" calcext:value-type="float">
            <text:p>-10.013</text:p>
          </table:table-cell>
          <table:table-cell office:value-type="float" office:value="0.0460243946727914" calcext:value-type="float">
            <text:p>0.046</text:p>
          </table:table-cell>
          <table:table-cell office:value-type="float" office:value="-12.4431187786585" calcext:value-type="float">
            <text:p>-12.443</text:p>
          </table:table-cell>
          <table:table-cell office:value-type="float" office:value="0.0413144872543177" calcext:value-type="float">
            <text:p>0.041</text:p>
          </table:table-cell>
          <table:table-cell office:value-type="float" office:value="13.811598" calcext:value-type="float">
            <text:p>13.812</text:p>
          </table:table-cell>
          <table:table-cell office:value-type="float" office:value="13.840525" calcext:value-type="float">
            <text:p>13.841</text:p>
          </table:table-cell>
          <table:table-cell office:value-type="float" office:value="13.628657" calcext:value-type="float">
            <text:p>13.629</text:p>
          </table:table-cell>
        </table:table-row>
        <table:table-row table:style-name="ro1">
          <table:table-cell office:value-type="string" calcext:value-type="string">
            <text:p>PG 2148+095</text:p>
          </table:table-cell>
          <table:table-cell office:value-type="string" calcext:value-type="string">
            <text:p>sdB+K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21 51 16.88</text:p>
          </table:table-cell>
          <table:table-cell office:value-type="string" calcext:value-type="string">
            <text:p>+09 46 59.46</text:p>
          </table:table-cell>
          <table:table-cell office:value-type="string" calcext:value-type="string">
            <text:p>UVES/CHIRON</text:p>
          </table:table-cell>
          <table:table-cell office:value-type="string" calcext:value-type="string">
            <text:p>X</text:p>
          </table:table-cell>
          <table:table-cell office:value-type="float" office:value="327.820347836951" calcext:value-type="float">
            <text:p>327.820347836951</text:p>
          </table:table-cell>
          <table:table-cell office:value-type="float" office:value="9.78318733244571" calcext:value-type="float">
            <text:p>9.78318733244571</text:p>
          </table:table-cell>
          <table:table-cell office:value-type="float" office:value="0.753486558755629" calcext:value-type="float">
            <text:p>0.753</text:p>
          </table:table-cell>
          <table:table-cell office:value-type="float" office:value="0.050906779416387" calcext:value-type="float">
            <text:p>0.051</text:p>
          </table:table-cell>
          <table:table-cell office:value-type="float" office:value="-2.17373732124541" calcext:value-type="float">
            <text:p>-2.174</text:p>
          </table:table-cell>
          <table:table-cell office:value-type="float" office:value="0.0780872448679265" calcext:value-type="float">
            <text:p>0.078</text:p>
          </table:table-cell>
          <table:table-cell office:value-type="float" office:value="1.56827891773413" calcext:value-type="float">
            <text:p>1.568</text:p>
          </table:table-cell>
          <table:table-cell office:value-type="float" office:value="0.0775740275413101" calcext:value-type="float">
            <text:p>0.078</text:p>
          </table:table-cell>
          <table:table-cell office:value-type="float" office:value="12.967811" calcext:value-type="float">
            <text:p>12.968</text:p>
          </table:table-cell>
          <table:table-cell office:value-type="float" office:value="12.928243" calcext:value-type="float">
            <text:p>12.928</text:p>
          </table:table-cell>
          <table:table-cell office:value-type="float" office:value="12.886634" calcext:value-type="float">
            <text:p>12.887</text:p>
          </table:table-cell>
        </table:table-row>
        <table:table-row table:style-name="ro1">
          <table:table-cell office:value-type="string" calcext:value-type="string">
            <text:p>PG 2226+094</text:p>
          </table:table-cell>
          <table:table-cell office:value-type="string" calcext:value-type="string">
            <text:p>sdB+K</text:p>
          </table:table-cell>
          <table:table-cell table:style-name="ce2" office:value-type="float" office:value="13.7" calcext:value-type="float">
            <text:p>13.70</text:p>
          </table:table-cell>
          <table:table-cell office:value-type="string" calcext:value-type="string">
            <text:p>22 28 58.58</text:p>
          </table:table-cell>
          <table:table-cell office:value-type="string" calcext:value-type="string">
            <text:p>+09 37 23.82</text:p>
          </table:table-cell>
          <table:table-cell office:value-type="string" calcext:value-type="string">
            <text:p>UVES</text:p>
          </table:table-cell>
          <table:table-cell/>
          <table:table-cell office:value-type="float" office:value="337.243747172477" calcext:value-type="float">
            <text:p>337.243747172477</text:p>
          </table:table-cell>
          <table:table-cell office:value-type="float" office:value="9.62289009375678" calcext:value-type="float">
            <text:p>9.62289009375678</text:p>
          </table:table-cell>
          <table:table-cell office:value-type="float" office:value="1.10186362582173" calcext:value-type="float">
            <text:p>1.102</text:p>
          </table:table-cell>
          <table:table-cell office:value-type="float" office:value="0.0360291673289011" calcext:value-type="float">
            <text:p>0.036</text:p>
          </table:table-cell>
          <table:table-cell office:value-type="float" office:value="16.4864690444824" calcext:value-type="float">
            <text:p>16.486</text:p>
          </table:table-cell>
          <table:table-cell office:value-type="float" office:value="0.0630930381550186" calcext:value-type="float">
            <text:p>0.063</text:p>
          </table:table-cell>
          <table:table-cell office:value-type="float" office:value="-4.40056522625747" calcext:value-type="float">
            <text:p>-4.401</text:p>
          </table:table-cell>
          <table:table-cell office:value-type="float" office:value="0.0531259309572855" calcext:value-type="float">
            <text:p>0.053</text:p>
          </table:table-cell>
          <table:table-cell office:value-type="float" office:value="13.966565" calcext:value-type="float">
            <text:p>13.967</text:p>
          </table:table-cell>
          <table:table-cell office:value-type="float" office:value="13.998982" calcext:value-type="float">
            <text:p>13.999</text:p>
          </table:table-cell>
          <table:table-cell office:value-type="float" office:value="13.770853" calcext:value-type="float">
            <text:p>13.771</text:p>
          </table:table-cell>
        </table:table-row>
        <table:table-row table:style-name="ro1">
          <table:table-cell office:value-type="string" calcext:value-type="string">
            <text:p>PG 1018-047</text:p>
          </table:table-cell>
          <table:table-cell office:value-type="string" calcext:value-type="string">
            <text:p>sdB+K</text:p>
          </table:table-cell>
          <table:table-cell table:style-name="ce2" office:value-type="float" office:value="13.14" calcext:value-type="float">
            <text:p>13.14</text:p>
          </table:table-cell>
          <table:table-cell office:value-type="string" calcext:value-type="string">
            <text:p>10 21 10.58</text:p>
          </table:table-cell>
          <table:table-cell office:value-type="string" calcext:value-type="string">
            <text:p>-04 56 19.57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DONE, J.Deca</text:p>
          </table:table-cell>
          <table:table-cell office:value-type="float" office:value="155.294036931512" calcext:value-type="float">
            <text:p>155.294036931512</text:p>
          </table:table-cell>
          <table:table-cell office:value-type="float" office:value="-4.93880477762911" calcext:value-type="float">
            <text:p>-4.93880477762911</text:p>
          </table:table-cell>
          <table:table-cell office:value-type="float" office:value="1.63187427919105" calcext:value-type="float">
            <text:p>1.632</text:p>
          </table:table-cell>
          <table:table-cell office:value-type="float" office:value="0.0923455211800087" calcext:value-type="float">
            <text:p>0.092</text:p>
          </table:table-cell>
          <table:table-cell office:value-type="float" office:value="-13.0054978682715" calcext:value-type="float">
            <text:p>-13.005</text:p>
          </table:table-cell>
          <table:table-cell office:value-type="float" office:value="0.143284481470294" calcext:value-type="float">
            <text:p>0.143</text:p>
          </table:table-cell>
          <table:table-cell office:value-type="float" office:value="-8.1280668409674" calcext:value-type="float">
            <text:p>-8.128</text:p>
          </table:table-cell>
          <table:table-cell office:value-type="float" office:value="0.133718144844063" calcext:value-type="float">
            <text:p>0.134</text:p>
          </table:table-cell>
          <table:table-cell office:value-type="float" office:value="13.263626" calcext:value-type="float">
            <text:p>13.264</text:p>
          </table:table-cell>
          <table:table-cell office:value-type="float" office:value="13.125422" calcext:value-type="float">
            <text:p>13.125</text:p>
          </table:table-cell>
          <table:table-cell office:value-type="float" office:value="13.375908" calcext:value-type="float">
            <text:p>13.376</text:p>
          </table:table-cell>
        </table:table-row>
        <table:table-row table:style-name="ro1">
          <table:table-cell office:value-type="string" calcext:value-type="string">
            <text:p>J08421–0213 </text:p>
          </table:table-cell>
          <table:table-cell office:value-type="string" calcext:value-type="string">
            <text:p>sdB+X</text:p>
          </table:table-cell>
          <table:table-cell table:style-name="ce2" office:value-type="float" office:value="13.2" calcext:value-type="float">
            <text:p>13.20</text:p>
          </table:table-cell>
          <table:table-cell office:value-type="string" calcext:value-type="string">
            <text:p>08 42 10.35</text:p>
          </table:table-cell>
          <table:table-cell office:value-type="string" calcext:value-type="string">
            <text:p>-02 13 15.96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Backup</text:p>
          </table:table-cell>
          <table:table-cell office:value-type="float" office:value="130.54298125881" calcext:value-type="float">
            <text:p>130.54298125881</text:p>
          </table:table-cell>
          <table:table-cell office:value-type="float" office:value="-2.22132381915702" calcext:value-type="float">
            <text:p>-2.22132381915702</text:p>
          </table:table-cell>
          <table:table-cell office:value-type="float" office:value="0.765708956880042" calcext:value-type="float">
            <text:p>0.766</text:p>
          </table:table-cell>
          <table:table-cell office:value-type="float" office:value="0.0528137856822772" calcext:value-type="float">
            <text:p>0.053</text:p>
          </table:table-cell>
          <table:table-cell office:value-type="float" office:value="-0.350613308686204" calcext:value-type="float">
            <text:p>-0.351</text:p>
          </table:table-cell>
          <table:table-cell office:value-type="float" office:value="0.152576038914682" calcext:value-type="float">
            <text:p>0.153</text:p>
          </table:table-cell>
          <table:table-cell office:value-type="float" office:value="-6.23072288659952" calcext:value-type="float">
            <text:p>-6.231</text:p>
          </table:table-cell>
          <table:table-cell office:value-type="float" office:value="0.0804523682883995" calcext:value-type="float">
            <text:p>0.080</text:p>
          </table:table-cell>
          <table:table-cell office:value-type="float" office:value="13.002622" calcext:value-type="float">
            <text:p>13.003</text:p>
          </table:table-cell>
          <table:table-cell office:value-type="float" office:value="13.071675" calcext:value-type="float">
            <text:p>13.072</text:p>
          </table:table-cell>
          <table:table-cell office:value-type="float" office:value="12.812929" calcext:value-type="float">
            <text:p>12.813</text:p>
          </table:table-cell>
        </table:table-row>
        <table:table-row table:style-name="ro1">
          <table:table-cell office:value-type="string" calcext:value-type="string">
            <text:p>PG_1309-078</text:p>
          </table:table-cell>
          <table:table-cell office:value-type="string" calcext:value-type="string">
            <text:p>sdB+G8</text:p>
          </table:table-cell>
          <table:table-cell table:style-name="ce2" office:value-type="float" office:value="14.11" calcext:value-type="float">
            <text:p>14.11</text:p>
          </table:table-cell>
          <table:table-cell office:value-type="string" calcext:value-type="string">
            <text:p>13 11 44.97</text:p>
          </table:table-cell>
          <table:table-cell office:value-type="string" calcext:value-type="string">
            <text:p>-08 05 21.41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Backup, no obs</text:p>
          </table:table-cell>
          <table:table-cell office:value-type="float" office:value="197.937484869755" calcext:value-type="float">
            <text:p>197.937484869755</text:p>
          </table:table-cell>
          <table:table-cell office:value-type="float" office:value="-8.08951655740955" calcext:value-type="float">
            <text:p>-8.08951655740955</text:p>
          </table:table-cell>
          <table:table-cell office:value-type="float" office:value="1.24465469390246" calcext:value-type="float">
            <text:p>1.245</text:p>
          </table:table-cell>
          <table:table-cell office:value-type="float" office:value="0.0443893596017406" calcext:value-type="float">
            <text:p>0.044</text:p>
          </table:table-cell>
          <table:table-cell office:value-type="float" office:value="13.3908548989342" calcext:value-type="float">
            <text:p>13.391</text:p>
          </table:table-cell>
          <table:table-cell office:value-type="float" office:value="0.0935121040771426" calcext:value-type="float">
            <text:p>0.094</text:p>
          </table:table-cell>
          <table:table-cell office:value-type="float" office:value="-32.9531168460278" calcext:value-type="float">
            <text:p>-32.953</text:p>
          </table:table-cell>
          <table:table-cell office:value-type="float" office:value="0.0557554581576341" calcext:value-type="float">
            <text:p>0.056</text:p>
          </table:table-cell>
          <table:table-cell office:value-type="float" office:value="14.040855" calcext:value-type="float">
            <text:p>14.041</text:p>
          </table:table-cell>
          <table:table-cell office:value-type="float" office:value="14.055273" calcext:value-type="float">
            <text:p>14.055</text:p>
          </table:table-cell>
          <table:table-cell office:value-type="float" office:value="13.883903" calcext:value-type="float">
            <text:p>13.884</text:p>
          </table:table-cell>
        </table:table-row>
        <table:table-row table:style-name="ro1">
          <table:table-cell office:value-type="string" calcext:value-type="string">
            <text:p>J20222+0152</text:p>
          </table:table-cell>
          <table:table-cell office:value-type="string" calcext:value-type="string">
            <text:p>sdB+MS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20 22 16.79</text:p>
          </table:table-cell>
          <table:table-cell office:value-type="string" calcext:value-type="string">
            <text:p>+01 52 24.78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Backup, no obs</text:p>
          </table:table-cell>
          <table:table-cell office:value-type="float" office:value="305.569907645454" calcext:value-type="float">
            <text:p>305.569907645454</text:p>
          </table:table-cell>
          <table:table-cell office:value-type="float" office:value="1.87341780780944" calcext:value-type="float">
            <text:p>1.87341780780944</text:p>
          </table:table-cell>
          <table:table-cell office:value-type="float" office:value="1.38520671653506" calcext:value-type="float">
            <text:p>1.385</text:p>
          </table:table-cell>
          <table:table-cell office:value-type="float" office:value="0.0358316544989745" calcext:value-type="float">
            <text:p>0.036</text:p>
          </table:table-cell>
          <table:table-cell office:value-type="float" office:value="9.87552390174123" calcext:value-type="float">
            <text:p>9.876</text:p>
          </table:table-cell>
          <table:table-cell office:value-type="float" office:value="0.0570809387999141" calcext:value-type="float">
            <text:p>0.057</text:p>
          </table:table-cell>
          <table:table-cell office:value-type="float" office:value="-3.59123801777921" calcext:value-type="float">
            <text:p>-3.591</text:p>
          </table:table-cell>
          <table:table-cell office:value-type="float" office:value="0.0396871245787575" calcext:value-type="float">
            <text:p>0.040</text:p>
          </table:table-cell>
          <table:table-cell office:value-type="float" office:value="13.0346575" calcext:value-type="float">
            <text:p>13.035</text:p>
          </table:table-cell>
          <table:table-cell office:value-type="float" office:value="13.14861" calcext:value-type="float">
            <text:p>13.149</text:p>
          </table:table-cell>
          <table:table-cell office:value-type="float" office:value="12.74265" calcext:value-type="float">
            <text:p>12.743</text:p>
          </table:table-cell>
        </table:table-row>
        <table:table-row table:style-name="ro1">
          <table:table-cell office:value-type="string" calcext:value-type="string">
            <text:p>J22568-3308</text:p>
          </table:table-cell>
          <table:table-cell office:value-type="string" calcext:value-type="string">
            <text:p>sdB+MS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22 56 48.79</text:p>
          </table:table-cell>
          <table:table-cell office:value-type="string" calcext:value-type="string">
            <text:p>-33 08 25.98</text:p>
          </table:table-cell>
          <table:table-cell office:value-type="string" calcext:value-type="string">
            <text:p>UVES</text:p>
          </table:table-cell>
          <table:table-cell office:value-type="string" calcext:value-type="string">
            <text:p>Backup</text:p>
          </table:table-cell>
          <table:table-cell office:value-type="float" office:value="344.203490857186" calcext:value-type="float">
            <text:p>344.203490857186</text:p>
          </table:table-cell>
          <table:table-cell office:value-type="float" office:value="-33.140529085493" calcext:value-type="float">
            <text:p>-33.140529085493</text:p>
          </table:table-cell>
          <table:table-cell office:value-type="float" office:value="0.640411798924202" calcext:value-type="float">
            <text:p>0.640</text:p>
          </table:table-cell>
          <table:table-cell office:value-type="float" office:value="0.0358844906524008" calcext:value-type="float">
            <text:p>0.036</text:p>
          </table:table-cell>
          <table:table-cell office:value-type="float" office:value="10.6657645553934" calcext:value-type="float">
            <text:p>10.666</text:p>
          </table:table-cell>
          <table:table-cell office:value-type="float" office:value="0.0661528077075537" calcext:value-type="float">
            <text:p>0.066</text:p>
          </table:table-cell>
          <table:table-cell office:value-type="float" office:value="-8.01450266758248" calcext:value-type="float">
            <text:p>-8.015</text:p>
          </table:table-cell>
          <table:table-cell office:value-type="float" office:value="0.0611028647329795" calcext:value-type="float">
            <text:p>0.061</text:p>
          </table:table-cell>
          <table:table-cell office:value-type="float" office:value="13.77273" calcext:value-type="float">
            <text:p>13.773</text:p>
          </table:table-cell>
          <table:table-cell office:value-type="float" office:value="13.896277" calcext:value-type="float">
            <text:p>13.896</text:p>
          </table:table-cell>
          <table:table-cell office:value-type="float" office:value="13.461892" calcext:value-type="float">
            <text:p>13.462</text:p>
          </table:table-cell>
        </table:table-row>
        <table:table-row table:style-name="ro1">
          <table:table-cell office:value-type="string" calcext:value-type="string">
            <text:p>MCT0000-1637 <text:s text:c="12"/></text:p>
          </table:table-cell>
          <table:table-cell office:value-type="string" calcext:value-type="string">
            <text:p>sdB+F/G <text:s text:c="4"/></text:p>
          </table:table-cell>
          <table:table-cell table:style-name="ce2" office:value-type="float" office:value="12.62" calcext:value-type="float">
            <text:p>12.62</text:p>
          </table:table-cell>
          <table:table-cell table:style-name="ce4" office:value-type="time" office:time-value="PT00H03M24.37S" calcext:value-type="time">
            <text:p>00:03:24.37</text:p>
          </table:table-cell>
          <table:table-cell table:style-name="ce4" office:value-type="time" office:time-value="-PT16H21M06.33S" calcext:value-type="time">
            <text:p>-16:21:06.33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Brad</text:p>
          </table:table-cell>
          <table:table-cell office:value-type="float" office:value="0.851906207031175" calcext:value-type="float">
            <text:p>0.851906207031175</text:p>
          </table:table-cell>
          <table:table-cell office:value-type="float" office:value="-16.3517748354715" calcext:value-type="float">
            <text:p>-16.3517748354715</text:p>
          </table:table-cell>
          <table:table-cell office:value-type="float" office:value="1.04275852417322" calcext:value-type="float">
            <text:p>1.043</text:p>
          </table:table-cell>
          <table:table-cell office:value-type="float" office:value="0.0721264773308772" calcext:value-type="float">
            <text:p>0.072</text:p>
          </table:table-cell>
          <table:table-cell office:value-type="float" office:value="17.4654016649047" calcext:value-type="float">
            <text:p>17.465</text:p>
          </table:table-cell>
          <table:table-cell office:value-type="float" office:value="0.123751129427222" calcext:value-type="float">
            <text:p>0.124</text:p>
          </table:table-cell>
          <table:table-cell office:value-type="float" office:value="0.567682642636593" calcext:value-type="float">
            <text:p>0.568</text:p>
          </table:table-cell>
          <table:table-cell office:value-type="float" office:value="0.0888818408570852" calcext:value-type="float">
            <text:p>0.089</text:p>
          </table:table-cell>
          <table:table-cell office:value-type="float" office:value="12.602381" calcext:value-type="float">
            <text:p>12.602</text:p>
          </table:table-cell>
          <table:table-cell office:value-type="float" office:value="12.475431" calcext:value-type="float">
            <text:p>12.475</text:p>
          </table:table-cell>
          <table:table-cell office:value-type="float" office:value="12.673956" calcext:value-type="float">
            <text:p>12.674</text:p>
          </table:table-cell>
        </table:table-row>
        <table:table-row table:style-name="ro1">
          <table:table-cell office:value-type="string" calcext:value-type="string">
            <text:p>MCT0107-1423 <text:s text:c="12"/></text:p>
          </table:table-cell>
          <table:table-cell office:value-type="string" calcext:value-type="string">
            <text:p>sdB+F/G <text:s text:c="4"/></text:p>
          </table:table-cell>
          <table:table-cell table:style-name="ce2" office:value-type="float" office:value="12.311" calcext:value-type="float">
            <text:p>12.31</text:p>
          </table:table-cell>
          <table:table-cell table:style-name="ce4" office:value-type="time" office:time-value="PT01H10M12.64S" calcext:value-type="time">
            <text:p>01:10:12.64</text:p>
          </table:table-cell>
          <table:table-cell table:style-name="ce4" office:value-type="time" office:time-value="-PT14H07M56.97S" calcext:value-type="time">
            <text:p>-14:07:56.97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17.5529532107178" calcext:value-type="float">
            <text:p>17.5529532107178</text:p>
          </table:table-cell>
          <table:table-cell office:value-type="float" office:value="-14.1328507857576" calcext:value-type="float">
            <text:p>-14.1328507857576</text:p>
          </table:table-cell>
          <table:table-cell office:value-type="float" office:value="1.56362556235063" calcext:value-type="float">
            <text:p>1.564</text:p>
          </table:table-cell>
          <table:table-cell office:value-type="float" office:value="0.0329488880062279" calcext:value-type="float">
            <text:p>0.033</text:p>
          </table:table-cell>
          <table:table-cell office:value-type="float" office:value="36.3601155584564" calcext:value-type="float">
            <text:p>36.360</text:p>
          </table:table-cell>
          <table:table-cell office:value-type="float" office:value="0.0647544249863667" calcext:value-type="float">
            <text:p>0.065</text:p>
          </table:table-cell>
          <table:table-cell office:value-type="float" office:value="-1.9377410004471" calcext:value-type="float">
            <text:p>-1.938</text:p>
          </table:table-cell>
          <table:table-cell office:value-type="float" office:value="0.0456890153804746" calcext:value-type="float">
            <text:p>0.046</text:p>
          </table:table-cell>
          <table:table-cell office:value-type="float" office:value="12.820936" calcext:value-type="float">
            <text:p>12.821</text:p>
          </table:table-cell>
          <table:table-cell office:value-type="float" office:value="13.116847" calcext:value-type="float">
            <text:p>13.117</text:p>
          </table:table-cell>
          <table:table-cell office:value-type="float" office:value="12.327141" calcext:value-type="float">
            <text:p>12.327</text:p>
          </table:table-cell>
        </table:table-row>
        <table:table-row table:style-name="ro1">
          <table:table-cell office:value-type="string" calcext:value-type="string">
            <text:p>EO_Ceti <text:s text:c="17"/></text:p>
          </table:table-cell>
          <table:table-cell office:value-type="string" calcext:value-type="string">
            <text:p>sdBV+F1 <text:s text:c="4"/></text:p>
          </table:table-cell>
          <table:table-cell table:style-name="ce2" office:value-type="float" office:value="12.289" calcext:value-type="float">
            <text:p>12.29</text:p>
          </table:table-cell>
          <table:table-cell table:style-name="ce4" office:value-type="time" office:time-value="PT01H23M43.21S" calcext:value-type="time">
            <text:p>01:23:43.21</text:p>
          </table:table-cell>
          <table:table-cell table:style-name="ce4" office:value-type="time" office:time-value="-PT05H05M45.27S" calcext:value-type="time">
            <text:p>-05:05:45.27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20.9302162198072" calcext:value-type="float">
            <text:p>20.9302162198072</text:p>
          </table:table-cell>
          <table:table-cell office:value-type="float" office:value="-5.09610523638936" calcext:value-type="float">
            <text:p>-5.09610523638936</text:p>
          </table:table-cell>
          <table:table-cell office:value-type="float" office:value="1.09819084885878" calcext:value-type="float">
            <text:p>1.098</text:p>
          </table:table-cell>
          <table:table-cell office:value-type="float" office:value="0.0729405620362918" calcext:value-type="float">
            <text:p>0.073</text:p>
          </table:table-cell>
          <table:table-cell office:value-type="float" office:value="4.43820035448689" calcext:value-type="float">
            <text:p>4.438</text:p>
          </table:table-cell>
          <table:table-cell office:value-type="float" office:value="0.129824019489008" calcext:value-type="float">
            <text:p>0.130</text:p>
          </table:table-cell>
          <table:table-cell office:value-type="float" office:value="-9.53673273518552" calcext:value-type="float">
            <text:p>-9.537</text:p>
          </table:table-cell>
          <table:table-cell office:value-type="float" office:value="0.0739699152492036" calcext:value-type="float">
            <text:p>0.074</text:p>
          </table:table-cell>
          <table:table-cell office:value-type="float" office:value="12.234318" calcext:value-type="float">
            <text:p>12.234</text:p>
          </table:table-cell>
          <table:table-cell office:value-type="float" office:value="12.278081" calcext:value-type="float">
            <text:p>12.278</text:p>
          </table:table-cell>
          <table:table-cell office:value-type="float" office:value="12.072034" calcext:value-type="float">
            <text:p>12.072</text:p>
          </table:table-cell>
        </table:table-row>
        <table:table-row table:style-name="ro1">
          <table:table-cell office:value-type="string" calcext:value-type="string">
            <text:p>MCT0146-2651 <text:s text:c="12"/></text:p>
          </table:table-cell>
          <table:table-cell office:value-type="string" calcext:value-type="string">
            <text:p>sdO+F/G <text:s text:c="4"/></text:p>
          </table:table-cell>
          <table:table-cell table:style-name="ce2" office:value-type="float" office:value="12.286" calcext:value-type="float">
            <text:p>12.29</text:p>
          </table:table-cell>
          <table:table-cell table:style-name="ce4" office:value-type="time" office:time-value="PT01H48M44.03S" calcext:value-type="time">
            <text:p>01:48:44.03</text:p>
          </table:table-cell>
          <table:table-cell table:style-name="ce4" office:value-type="time" office:time-value="-PT26H36M12.8S" calcext:value-type="time">
            <text:p>-26:36:12.80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Brad</text:p>
          </table:table-cell>
          <table:table-cell office:value-type="float" office:value="27.1839315972934" calcext:value-type="float">
            <text:p>27.1839315972934</text:p>
          </table:table-cell>
          <table:table-cell office:value-type="float" office:value="-26.6037611738009" calcext:value-type="float">
            <text:p>-26.6037611738009</text:p>
          </table:table-cell>
          <table:table-cell office:value-type="float" office:value="2.04337744120345" calcext:value-type="float">
            <text:p>2.043</text:p>
          </table:table-cell>
          <table:table-cell office:value-type="float" office:value="0.0636305559264672" calcext:value-type="float">
            <text:p>0.064</text:p>
          </table:table-cell>
          <table:table-cell office:value-type="float" office:value="90.0002463405726" calcext:value-type="float">
            <text:p>90.000</text:p>
          </table:table-cell>
          <table:table-cell office:value-type="float" office:value="0.111249213170936" calcext:value-type="float">
            <text:p>0.111</text:p>
          </table:table-cell>
          <table:table-cell office:value-type="float" office:value="-46.9228629384508" calcext:value-type="float">
            <text:p>-46.923</text:p>
          </table:table-cell>
          <table:table-cell office:value-type="float" office:value="0.0814152063287773" calcext:value-type="float">
            <text:p>0.081</text:p>
          </table:table-cell>
          <table:table-cell office:value-type="float" office:value="12.237647" calcext:value-type="float">
            <text:p>12.238</text:p>
          </table:table-cell>
          <table:table-cell office:value-type="float" office:value="12.180016" calcext:value-type="float">
            <text:p>12.180</text:p>
          </table:table-cell>
          <table:table-cell office:value-type="float" office:value="12.18452" calcext:value-type="float">
            <text:p>12.185</text:p>
          </table:table-cell>
        </table:table-row>
        <table:table-row table:style-name="ro1">
          <table:table-cell office:value-type="string" calcext:value-type="string">
            <text:p>PG0232+095 <text:s text:c="14"/></text:p>
          </table:table-cell>
          <table:table-cell office:value-type="string" calcext:value-type="string">
            <text:p>sdB+G1V <text:s text:c="4"/></text:p>
          </table:table-cell>
          <table:table-cell table:style-name="ce2" office:value-type="float" office:value="12.582" calcext:value-type="float">
            <text:p>12.58</text:p>
          </table:table-cell>
          <table:table-cell table:style-name="ce4" office:value-type="time" office:time-value="PT02H35M11.95S" calcext:value-type="time">
            <text:p>02:35:11.95</text:p>
          </table:table-cell>
          <table:table-cell table:style-name="ce4" office:value-type="time" office:time-value="PT09H45M37.72S" calcext:value-type="time">
            <text:p>09:45:37.72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38.7999757346057" calcext:value-type="float">
            <text:p>38.7999757346057</text:p>
          </table:table-cell>
          <table:table-cell office:value-type="float" office:value="9.76046468141607" calcext:value-type="float">
            <text:p>9.76046468141607</text:p>
          </table:table-cell>
          <table:table-cell office:value-type="float" office:value="1.51333957450295" calcext:value-type="float">
            <text:p>1.513</text:p>
          </table:table-cell>
          <table:table-cell office:value-type="float" office:value="0.0396533903570742" calcext:value-type="float">
            <text:p>0.040</text:p>
          </table:table-cell>
          <table:table-cell office:value-type="float" office:value="6.42334057866584" calcext:value-type="float">
            <text:p>6.423</text:p>
          </table:table-cell>
          <table:table-cell office:value-type="float" office:value="0.0668921228146389" calcext:value-type="float">
            <text:p>0.067</text:p>
          </table:table-cell>
          <table:table-cell office:value-type="float" office:value="0.944640025996288" calcext:value-type="float">
            <text:p>0.945</text:p>
          </table:table-cell>
          <table:table-cell office:value-type="float" office:value="0.0702615228550283" calcext:value-type="float">
            <text:p>0.070</text:p>
          </table:table-cell>
          <table:table-cell office:value-type="float" office:value="12.287486" calcext:value-type="float">
            <text:p>12.287</text:p>
          </table:table-cell>
          <table:table-cell office:value-type="float" office:value="12.554551" calcext:value-type="float">
            <text:p>12.555</text:p>
          </table:table-cell>
          <table:table-cell office:value-type="float" office:value="11.832113" calcext:value-type="float">
            <text:p>11.832</text:p>
          </table:table-cell>
        </table:table-row>
        <table:table-row table:style-name="ro1">
          <table:table-cell office:value-type="string" calcext:value-type="string">
            <text:p>GALEXJ03262-0659 <text:s text:c="8"/></text:p>
          </table:table-cell>
          <table:table-cell office:value-type="string" calcext:value-type="string">
            <text:p>sdB+MS <text:s text:c="5"/></text:p>
          </table:table-cell>
          <table:table-cell table:style-name="ce2" office:value-type="float" office:value="12.581" calcext:value-type="float">
            <text:p>12.58</text:p>
          </table:table-cell>
          <table:table-cell table:style-name="ce4" office:value-type="time" office:time-value="PT03H26M17.4S" calcext:value-type="time">
            <text:p>03:26:17.40</text:p>
          </table:table-cell>
          <table:table-cell table:style-name="ce4" office:value-type="time" office:time-value="-PT06H59M45.5S" calcext:value-type="time">
            <text:p>-06:59:45.50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51.5723749866537" calcext:value-type="float">
            <text:p>51.5723749866537</text:p>
          </table:table-cell>
          <table:table-cell office:value-type="float" office:value="-6.99557094218356" calcext:value-type="float">
            <text:p>-6.99557094218356</text:p>
          </table:table-cell>
          <table:table-cell office:value-type="float" office:value="1.07429470228062" calcext:value-type="float">
            <text:p>1.074</text:p>
          </table:table-cell>
          <table:table-cell office:value-type="float" office:value="0.0368270836388773" calcext:value-type="float">
            <text:p>0.037</text:p>
          </table:table-cell>
          <table:table-cell office:value-type="float" office:value="-0.756897718259856" calcext:value-type="float">
            <text:p>-0.757</text:p>
          </table:table-cell>
          <table:table-cell office:value-type="float" office:value="0.0612094018005239" calcext:value-type="float">
            <text:p>0.061</text:p>
          </table:table-cell>
          <table:table-cell office:value-type="float" office:value="-7.08909353680801" calcext:value-type="float">
            <text:p>-7.089</text:p>
          </table:table-cell>
          <table:table-cell office:value-type="float" office:value="0.0727689071711914" calcext:value-type="float">
            <text:p>0.073</text:p>
          </table:table-cell>
          <table:table-cell office:value-type="float" office:value="12.503669" calcext:value-type="float">
            <text:p>12.504</text:p>
          </table:table-cell>
          <table:table-cell office:value-type="float" office:value="12.5831585" calcext:value-type="float">
            <text:p>12.583</text:p>
          </table:table-cell>
          <table:table-cell office:value-type="float" office:value="12.29744" calcext:value-type="float">
            <text:p>12.297</text:p>
          </table:table-cell>
        </table:table-row>
        <table:table-row table:style-name="ro1">
          <table:table-cell office:value-type="string" calcext:value-type="string">
            <text:p>EC05015-2831 <text:s text:c="12"/></text:p>
          </table:table-cell>
          <table:table-cell office:value-type="string" calcext:value-type="string">
            <text:p>sdOB+F <text:s text:c="5"/></text:p>
          </table:table-cell>
          <table:table-cell table:style-name="ce2" office:value-type="float" office:value="12.336" calcext:value-type="float">
            <text:p>12.34</text:p>
          </table:table-cell>
          <table:table-cell table:style-name="ce4" office:value-type="time" office:time-value="PT05H03M34.41S" calcext:value-type="time">
            <text:p>05:03:34.41</text:p>
          </table:table-cell>
          <table:table-cell table:style-name="ce4" office:value-type="time" office:time-value="-PT28H27M17.42S" calcext:value-type="time">
            <text:p>-28:27:17.42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75.8936340504566" calcext:value-type="float">
            <text:p>75.8936340504566</text:p>
          </table:table-cell>
          <table:table-cell office:value-type="float" office:value="-28.4547017896773" calcext:value-type="float">
            <text:p>-28.4547017896773</text:p>
          </table:table-cell>
          <table:table-cell office:value-type="float" office:value="1.72328048452414" calcext:value-type="float">
            <text:p>1.723</text:p>
          </table:table-cell>
          <table:table-cell office:value-type="float" office:value="0.0242782436842132" calcext:value-type="float">
            <text:p>0.024</text:p>
          </table:table-cell>
          <table:table-cell office:value-type="float" office:value="7.03385509531876" calcext:value-type="float">
            <text:p>7.034</text:p>
          </table:table-cell>
          <table:table-cell office:value-type="float" office:value="0.0413515912997" calcext:value-type="float">
            <text:p>0.041</text:p>
          </table:table-cell>
          <table:table-cell office:value-type="float" office:value="20.4420929306167" calcext:value-type="float">
            <text:p>20.442</text:p>
          </table:table-cell>
          <table:table-cell office:value-type="float" office:value="0.0416242739796417" calcext:value-type="float">
            <text:p>0.042</text:p>
          </table:table-cell>
          <table:table-cell office:value-type="float" office:value="12.286155" calcext:value-type="float">
            <text:p>12.286</text:p>
          </table:table-cell>
          <table:table-cell office:value-type="float" office:value="12.340796" calcext:value-type="float">
            <text:p>12.341</text:p>
          </table:table-cell>
          <table:table-cell office:value-type="float" office:value="12.081051" calcext:value-type="float">
            <text:p>12.081</text:p>
          </table:table-cell>
        </table:table-row>
        <table:table-row table:style-name="ro1">
          <table:table-cell office:value-type="string" calcext:value-type="string">
            <text:p>EC05053-2806 <text:s text:c="12"/></text:p>
          </table:table-cell>
          <table:table-cell office:value-type="string" calcext:value-type="string">
            <text:p>sdB+F <text:s text:c="6"/></text:p>
          </table:table-cell>
          <table:table-cell table:style-name="ce2" office:value-type="float" office:value="11.695" calcext:value-type="float">
            <text:p>11.70</text:p>
          </table:table-cell>
          <table:table-cell table:style-name="ce4" office:value-type="time" office:time-value="PT05H07M20.18S" calcext:value-type="time">
            <text:p>05:07:20.18</text:p>
          </table:table-cell>
          <table:table-cell table:style-name="ce4" office:value-type="time" office:time-value="-PT28H02M25.43S" calcext:value-type="time">
            <text:p>-28:02:25.43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, Close companion in gaia, 1.33”</text:p>
          </table:table-cell>
          <table:table-cell office:value-type="float" office:value="76.8339321826" calcext:value-type="float">
            <text:p>76.8339321826</text:p>
          </table:table-cell>
          <table:table-cell office:value-type="float" office:value="-28.0401626312" calcext:value-type="float">
            <text:p>-28.0401626312</text:p>
          </table:table-cell>
          <table:table-cell office:value-type="float" office:value="2.5562" calcext:value-type="float">
            <text:p>2.556</text:p>
          </table:table-cell>
          <table:table-cell office:value-type="float" office:value="0.0325" calcext:value-type="float">
            <text:p>0.033</text:p>
          </table:table-cell>
          <table:table-cell office:value-type="float" office:value="6.419" calcext:value-type="float">
            <text:p>6.419</text:p>
          </table:table-cell>
          <table:table-cell office:value-type="float" office:value="0.044" calcext:value-type="float">
            <text:p>0.044</text:p>
          </table:table-cell>
          <table:table-cell office:value-type="float" office:value="9.607" calcext:value-type="float">
            <text:p>9.607</text:p>
          </table:table-cell>
          <table:table-cell office:value-type="float" office:value="0.052" calcext:value-type="float">
            <text:p>0.052</text:p>
          </table:table-cell>
          <table:table-cell office:value-type="float" office:value="12.313843" calcext:value-type="float">
            <text:p>12.314</text:p>
          </table:table-cell>
          <table:table-cell office:value-type="float" office:value="12.13547" calcext:value-type="float">
            <text:p>12.135</text:p>
          </table:table-cell>
          <table:table-cell office:value-type="float" office:value="11.612144" calcext:value-type="float">
            <text:p>11.612</text:p>
          </table:table-cell>
        </table:table-row>
        <table:table-row table:style-name="ro1">
          <table:table-cell office:value-type="string" calcext:value-type="string">
            <text:p>GALEXJ13058-3657 <text:s text:c="8"/></text:p>
          </table:table-cell>
          <table:table-cell office:value-type="string" calcext:value-type="string">
            <text:p>sdB+MS <text:s text:c="5"/></text:p>
          </table:table-cell>
          <table:table-cell table:style-name="ce2" office:value-type="float" office:value="12.225" calcext:value-type="float">
            <text:p>12.23</text:p>
          </table:table-cell>
          <table:table-cell table:style-name="ce4" office:value-type="time" office:time-value="PT13H05M51.37S" calcext:value-type="time">
            <text:p>13:05:51.37</text:p>
          </table:table-cell>
          <table:table-cell table:style-name="ce4" office:value-type="time" office:time-value="-PT36H57M00.95S" calcext:value-type="time">
            <text:p>-36:57:00.95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196.463741204979" calcext:value-type="float">
            <text:p>196.463741204979</text:p>
          </table:table-cell>
          <table:table-cell office:value-type="float" office:value="-36.949901645111" calcext:value-type="float">
            <text:p>-36.949901645111</text:p>
          </table:table-cell>
          <table:table-cell office:value-type="float" office:value="1.68866520086011" calcext:value-type="float">
            <text:p>1.689</text:p>
          </table:table-cell>
          <table:table-cell office:value-type="float" office:value="0.0604006273324681" calcext:value-type="float">
            <text:p>0.060</text:p>
          </table:table-cell>
          <table:table-cell office:value-type="float" office:value="-20.9916856576662" calcext:value-type="float">
            <text:p>-20.992</text:p>
          </table:table-cell>
          <table:table-cell office:value-type="float" office:value="0.0969337442516111" calcext:value-type="float">
            <text:p>0.097</text:p>
          </table:table-cell>
          <table:table-cell office:value-type="float" office:value="-5.6679797572498" calcext:value-type="float">
            <text:p>-5.668</text:p>
          </table:table-cell>
          <table:table-cell office:value-type="float" office:value="0.187069602164605" calcext:value-type="float">
            <text:p>0.187</text:p>
          </table:table-cell>
          <table:table-cell office:value-type="float" office:value="12.121171" calcext:value-type="float">
            <text:p>12.121</text:p>
          </table:table-cell>
          <table:table-cell office:value-type="float" office:value="12.240811" calcext:value-type="float">
            <text:p>12.241</text:p>
          </table:table-cell>
          <table:table-cell office:value-type="float" office:value="11.853" calcext:value-type="float">
            <text:p>11.853</text:p>
          </table:table-cell>
        </table:table-row>
        <table:table-row table:style-name="ro1">
          <table:table-cell office:value-type="string" calcext:value-type="string">
            <text:p>GALEXJ19097-5344 <text:s text:c="8"/></text:p>
          </table:table-cell>
          <table:table-cell office:value-type="string" calcext:value-type="string">
            <text:p>sdB+MS <text:s text:c="5"/></text:p>
          </table:table-cell>
          <table:table-cell table:style-name="ce2" office:value-type="float" office:value="11.617" calcext:value-type="float">
            <text:p>11.62</text:p>
          </table:table-cell>
          <table:table-cell table:style-name="ce4" office:value-type="time" office:time-value="PT19H09M42.41S" calcext:value-type="time">
            <text:p>19:09:42.41</text:p>
          </table:table-cell>
          <table:table-cell table:style-name="ce4" office:value-type="time" office:time-value="-PT53H44M16.28S" calcext:value-type="time">
            <text:p>-53:44:16.28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287.426529944631" calcext:value-type="float">
            <text:p>287.426529944631</text:p>
          </table:table-cell>
          <table:table-cell office:value-type="float" office:value="-53.7372900807314" calcext:value-type="float">
            <text:p>-53.7372900807314</text:p>
          </table:table-cell>
          <table:table-cell office:value-type="float" office:value="1.0519418516927" calcext:value-type="float">
            <text:p>1.052</text:p>
          </table:table-cell>
          <table:table-cell office:value-type="float" office:value="0.0567173400847429" calcext:value-type="float">
            <text:p>0.057</text:p>
          </table:table-cell>
          <table:table-cell office:value-type="float" office:value="-2.71983012126105" calcext:value-type="float">
            <text:p>-2.720</text:p>
          </table:table-cell>
          <table:table-cell office:value-type="float" office:value="0.0811564341098574" calcext:value-type="float">
            <text:p>0.081</text:p>
          </table:table-cell>
          <table:table-cell office:value-type="float" office:value="5.26973865041143" calcext:value-type="float">
            <text:p>5.270</text:p>
          </table:table-cell>
          <table:table-cell office:value-type="float" office:value="0.0642329907569748" calcext:value-type="float">
            <text:p>0.064</text:p>
          </table:table-cell>
          <table:table-cell office:value-type="float" office:value="11.641911" calcext:value-type="float">
            <text:p>11.642</text:p>
          </table:table-cell>
          <table:table-cell office:value-type="float" office:value="11.736759" calcext:value-type="float">
            <text:p>11.737</text:p>
          </table:table-cell>
          <table:table-cell office:value-type="float" office:value="11.426684" calcext:value-type="float">
            <text:p>11.427</text:p>
          </table:table-cell>
        </table:table-row>
        <table:table-row table:style-name="ro1">
          <table:table-cell office:value-type="string" calcext:value-type="string">
            <text:p>EC20117-4014 <text:s text:c="12"/></text:p>
          </table:table-cell>
          <table:table-cell office:value-type="string" calcext:value-type="string">
            <text:p>sdBV+F <text:s text:c="5"/></text:p>
          </table:table-cell>
          <table:table-cell table:style-name="ce2" office:value-type="float" office:value="12.405" calcext:value-type="float">
            <text:p>12.41</text:p>
          </table:table-cell>
          <table:table-cell table:style-name="ce4" office:value-type="time" office:time-value="PT20H15M04.78S" calcext:value-type="time">
            <text:p>20:15:04.78</text:p>
          </table:table-cell>
          <table:table-cell table:style-name="ce4" office:value-type="time" office:time-value="-PT40H05M44.23S" calcext:value-type="time">
            <text:p>-40:05:44.23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Brad</text:p>
          </table:table-cell>
          <table:table-cell office:value-type="float" office:value="303.769831462212" calcext:value-type="float">
            <text:p>303.769831462212</text:p>
          </table:table-cell>
          <table:table-cell office:value-type="float" office:value="-40.0956425836464" calcext:value-type="float">
            <text:p>-40.0956425836464</text:p>
          </table:table-cell>
          <table:table-cell office:value-type="float" office:value="1.70386261295535" calcext:value-type="float">
            <text:p>1.704</text:p>
          </table:table-cell>
          <table:table-cell office:value-type="float" office:value="0.0389627366599136" calcext:value-type="float">
            <text:p>0.039</text:p>
          </table:table-cell>
          <table:table-cell office:value-type="float" office:value="-20.6803348612803" calcext:value-type="float">
            <text:p>-20.680</text:p>
          </table:table-cell>
          <table:table-cell office:value-type="float" office:value="0.0602817371104143" calcext:value-type="float">
            <text:p>0.060</text:p>
          </table:table-cell>
          <table:table-cell office:value-type="float" office:value="-12.8745379076241" calcext:value-type="float">
            <text:p>-12.875</text:p>
          </table:table-cell>
          <table:table-cell office:value-type="float" office:value="0.0490233141662934" calcext:value-type="float">
            <text:p>0.049</text:p>
          </table:table-cell>
          <table:table-cell office:value-type="float" office:value="12.364065" calcext:value-type="float">
            <text:p>12.364</text:p>
          </table:table-cell>
          <table:table-cell office:value-type="float" office:value="12.406253" calcext:value-type="float">
            <text:p>12.406</text:p>
          </table:table-cell>
          <table:table-cell office:value-type="float" office:value="12.158353" calcext:value-type="float">
            <text:p>12.158</text:p>
          </table:table-cell>
        </table:table-row>
        <table:table-row table:style-name="ro1">
          <table:table-cell office:value-type="string" calcext:value-type="string">
            <text:p>GALEXJ20209-2250 <text:s text:c="8"/></text:p>
          </table:table-cell>
          <table:table-cell office:value-type="string" calcext:value-type="string">
            <text:p>sdB+G0V <text:s text:c="4"/></text:p>
          </table:table-cell>
          <table:table-cell table:style-name="ce2" office:value-type="float" office:value="11.772" calcext:value-type="float">
            <text:p>11.77</text:p>
          </table:table-cell>
          <table:table-cell table:style-name="ce4" office:value-type="time" office:time-value="PT20H20M59.85S" calcext:value-type="time">
            <text:p>20:20:59.85</text:p>
          </table:table-cell>
          <table:table-cell table:style-name="ce4" office:value-type="time" office:time-value="-PT22H50M01.33S" calcext:value-type="time">
            <text:p>-22:50:01.33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305.248968335222" calcext:value-type="float">
            <text:p>305.248968335222</text:p>
          </table:table-cell>
          <table:table-cell office:value-type="float" office:value="-22.8340961483176" calcext:value-type="float">
            <text:p>-22.8340961483176</text:p>
          </table:table-cell>
          <table:table-cell office:value-type="float" office:value="2.71984232757026" calcext:value-type="float">
            <text:p>2.720</text:p>
          </table:table-cell>
          <table:table-cell office:value-type="float" office:value="0.0881779550005833" calcext:value-type="float">
            <text:p>0.088</text:p>
          </table:table-cell>
          <table:table-cell office:value-type="float" office:value="-8.91696421556672" calcext:value-type="float">
            <text:p>-8.917</text:p>
          </table:table-cell>
          <table:table-cell office:value-type="float" office:value="0.142779395899674" calcext:value-type="float">
            <text:p>0.143</text:p>
          </table:table-cell>
          <table:table-cell office:value-type="float" office:value="-6.64794426568797" calcext:value-type="float">
            <text:p>-6.648</text:p>
          </table:table-cell>
          <table:table-cell office:value-type="float" office:value="0.107842300565783" calcext:value-type="float">
            <text:p>0.108</text:p>
          </table:table-cell>
          <table:table-cell office:value-type="float" office:value="11.692109" calcext:value-type="float">
            <text:p>11.692</text:p>
          </table:table-cell>
          <table:table-cell office:value-type="float" office:value="11.719891" calcext:value-type="float">
            <text:p>11.720</text:p>
          </table:table-cell>
          <table:table-cell office:value-type="float" office:value="11.499017" calcext:value-type="float">
            <text:p>11.499</text:p>
          </table:table-cell>
        </table:table-row>
        <table:table-row table:style-name="ro1">
          <table:table-cell office:value-type="string" calcext:value-type="string">
            <text:p>BD-35357 <text:s text:c="16"/></text:p>
          </table:table-cell>
          <table:table-cell office:value-type="string" calcext:value-type="string">
            <text:p>sdOB+G8III <text:s/></text:p>
          </table:table-cell>
          <table:table-cell table:style-name="ce2" office:value-type="float" office:value="9.355" calcext:value-type="float">
            <text:p>9.36</text:p>
          </table:table-cell>
          <table:table-cell table:style-name="ce4" office:value-type="time" office:time-value="PT22H00M36.4S" calcext:value-type="time">
            <text:p>22:00:36.40</text:p>
          </table:table-cell>
          <table:table-cell table:style-name="ce4" office:value-type="time" office:time-value="-PT02H44M26.8S" calcext:value-type="time">
            <text:p>-02:44:26.80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X</text:p>
          </table:table-cell>
          <table:table-cell office:value-type="float" office:value="330.151908122463" calcext:value-type="float">
            <text:p>330.151908122463</text:p>
          </table:table-cell>
          <table:table-cell office:value-type="float" office:value="-2.74084058759996" calcext:value-type="float">
            <text:p>-2.74084058759996</text:p>
          </table:table-cell>
          <table:table-cell office:value-type="float" office:value="4.71807830680829" calcext:value-type="float">
            <text:p>4.718</text:p>
          </table:table-cell>
          <table:table-cell office:value-type="float" office:value="0.0786117338032538" calcext:value-type="float">
            <text:p>0.079</text:p>
          </table:table-cell>
          <table:table-cell office:value-type="float" office:value="31.5845290088081" calcext:value-type="float">
            <text:p>31.585</text:p>
          </table:table-cell>
          <table:table-cell office:value-type="float" office:value="0.100744223074857" calcext:value-type="float">
            <text:p>0.101</text:p>
          </table:table-cell>
          <table:table-cell office:value-type="float" office:value="-10.1423537194019" calcext:value-type="float">
            <text:p>-10.142</text:p>
          </table:table-cell>
          <table:table-cell office:value-type="float" office:value="0.100187268837124" calcext:value-type="float">
            <text:p>0.100</text:p>
          </table:table-cell>
          <table:table-cell office:value-type="float" office:value="9.110962" calcext:value-type="float">
            <text:p>9.111</text:p>
          </table:table-cell>
          <table:table-cell office:value-type="float" office:value="9.662425" calcext:value-type="float">
            <text:p>9.662</text:p>
          </table:table-cell>
          <table:table-cell office:value-type="float" office:value="8.440506" calcext:value-type="float">
            <text:p>8.441</text:p>
          </table:table-cell>
        </table:table-row>
        <table:table-row table:style-name="ro1">
          <table:table-cell office:value-type="string" calcext:value-type="string">
            <text:p>BD-11162 <text:s text:c="16"/></text:p>
          </table:table-cell>
          <table:table-cell office:value-type="string" calcext:value-type="string">
            <text:p>sdO+G <text:s text:c="6"/></text:p>
          </table:table-cell>
          <table:table-cell table:style-name="ce2" office:value-type="float" office:value="11.17" calcext:value-type="float">
            <text:p>11.17</text:p>
          </table:table-cell>
          <table:table-cell table:style-name="ce4" office:value-type="time" office:time-value="PT00H52M15.07S" calcext:value-type="time">
            <text:p>00:52:15.07</text:p>
          </table:table-cell>
          <table:table-cell table:style-name="ce4" office:value-type="time" office:time-value="-PT10H39M46S" calcext:value-type="time">
            <text:p>-10:39:46.00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not published</text:p>
          </table:table-cell>
          <table:table-cell office:value-type="float" office:value="13.062650017624" calcext:value-type="float">
            <text:p>13.062650017624</text:p>
          </table:table-cell>
          <table:table-cell office:value-type="float" office:value="-10.6629441368245" calcext:value-type="float">
            <text:p>-10.6629441368245</text:p>
          </table:table-cell>
          <table:table-cell office:value-type="float" office:value="2.65076338578187" calcext:value-type="float">
            <text:p>2.651</text:p>
          </table:table-cell>
          <table:table-cell office:value-type="float" office:value="0.124543347932282" calcext:value-type="float">
            <text:p>0.125</text:p>
          </table:table-cell>
          <table:table-cell office:value-type="float" office:value="-31.681718885036" calcext:value-type="float">
            <text:p>-31.682</text:p>
          </table:table-cell>
          <table:table-cell office:value-type="float" office:value="0.284223729565042" calcext:value-type="float">
            <text:p>0.284</text:p>
          </table:table-cell>
          <table:table-cell office:value-type="float" office:value="-35.1154890390934" calcext:value-type="float">
            <text:p>-35.115</text:p>
          </table:table-cell>
          <table:table-cell office:value-type="float" office:value="0.192641288726502" calcext:value-type="float">
            <text:p>0.193</text:p>
          </table:table-cell>
          <table:table-cell office:value-type="float" office:value="11.083495" calcext:value-type="float">
            <text:p>11.083</text:p>
          </table:table-cell>
          <table:table-cell office:value-type="float" office:value="11.025841" calcext:value-type="float">
            <text:p>11.026</text:p>
          </table:table-cell>
          <table:table-cell office:value-type="float" office:value="11.057135" calcext:value-type="float">
            <text:p>11.057</text:p>
          </table:table-cell>
        </table:table-row>
        <table:table-row table:style-name="ro1">
          <table:table-cell office:value-type="string" calcext:value-type="string">
            <text:p>BD+29 3070</text:p>
          </table:table-cell>
          <table:table-cell office:value-type="string" calcext:value-type="string">
            <text:p>sdB+F8</text:p>
          </table:table-cell>
          <table:table-cell office:value-type="float" office:value="10.55" calcext:value-type="float">
            <text:p>10.55</text:p>
          </table:table-cell>
          <table:table-cell table:style-name="ce10" office:value-type="string" calcext:value-type="string">
            <text:p>17 38 21.19</text:p>
          </table:table-cell>
          <table:table-cell table:style-name="ce10" office:value-type="string" calcext:value-type="string">
            <text:p>+29 08 47.35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264.5883027164" calcext:value-type="float">
            <text:p>264.5883027164</text:p>
          </table:table-cell>
          <table:table-cell office:value-type="float" office:value="29.1465852823137" calcext:value-type="float">
            <text:p>29.1465852823137</text:p>
          </table:table-cell>
          <table:table-cell office:value-type="float" office:value="3.39225220317141" calcext:value-type="float">
            <text:p>3.392</text:p>
          </table:table-cell>
          <table:table-cell office:value-type="float" office:value="0.0474609933814913" calcext:value-type="float">
            <text:p>0.047</text:p>
          </table:table-cell>
          <table:table-cell office:value-type="float" office:value="-5.85986624219634" calcext:value-type="float">
            <text:p>-5.860</text:p>
          </table:table-cell>
          <table:table-cell office:value-type="float" office:value="0.0586189334071757" calcext:value-type="float">
            <text:p>0.059</text:p>
          </table:table-cell>
          <table:table-cell office:value-type="float" office:value="22.8836992987261" calcext:value-type="float">
            <text:p>22.884</text:p>
          </table:table-cell>
          <table:table-cell office:value-type="float" office:value="0.0693137134541777" calcext:value-type="float">
            <text:p>0.069</text:p>
          </table:table-cell>
          <table:table-cell office:value-type="float" office:value="10.289302" calcext:value-type="float">
            <text:p>10.289</text:p>
          </table:table-cell>
          <table:table-cell office:value-type="float" office:value="10.412778" calcext:value-type="float">
            <text:p>10.413</text:p>
          </table:table-cell>
          <table:table-cell office:value-type="float" office:value="10.066615" calcext:value-type="float">
            <text:p>10.067</text:p>
          </table:table-cell>
        </table:table-row>
        <table:table-row table:style-name="ro1">
          <table:table-cell office:value-type="string" calcext:value-type="string">
            <text:p>Feige 87</text:p>
          </table:table-cell>
          <table:table-cell office:value-type="string" calcext:value-type="string">
            <text:p>sdB+G6</text:p>
          </table:table-cell>
          <table:table-cell office:value-type="float" office:value="11.56" calcext:value-type="float">
            <text:p>11.56</text:p>
          </table:table-cell>
          <table:table-cell table:style-name="ce10" office:value-type="string" calcext:value-type="string">
            <text:p>13 40 14.69</text:p>
          </table:table-cell>
          <table:table-cell table:style-name="ce10" office:value-type="string" calcext:value-type="string">
            <text:p>+60 52 47.55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205.061356803551" calcext:value-type="float">
            <text:p>205.061356803551</text:p>
          </table:table-cell>
          <table:table-cell office:value-type="float" office:value="60.8796045332069" calcext:value-type="float">
            <text:p>60.8796045332069</text:p>
          </table:table-cell>
          <table:table-cell office:value-type="float" office:value="2.40786887190375" calcext:value-type="float">
            <text:p>2.408</text:p>
          </table:table-cell>
          <table:table-cell office:value-type="float" office:value="0.0375548446950193" calcext:value-type="float">
            <text:p>0.038</text:p>
          </table:table-cell>
          <table:table-cell office:value-type="float" office:value="16.5004668559042" calcext:value-type="float">
            <text:p>16.500</text:p>
          </table:table-cell>
          <table:table-cell office:value-type="float" office:value="0.0646562401345695" calcext:value-type="float">
            <text:p>0.065</text:p>
          </table:table-cell>
          <table:table-cell office:value-type="float" office:value="-63.4045366077966" calcext:value-type="float">
            <text:p>-63.405</text:p>
          </table:table-cell>
          <table:table-cell office:value-type="float" office:value="0.0537969459110291" calcext:value-type="float">
            <text:p>0.054</text:p>
          </table:table-cell>
          <table:table-cell office:value-type="float" office:value="11.625109" calcext:value-type="float">
            <text:p>11.625</text:p>
          </table:table-cell>
          <table:table-cell office:value-type="float" office:value="11.552211" calcext:value-type="float">
            <text:p>11.552</text:p>
          </table:table-cell>
          <table:table-cell office:value-type="float" office:value="11.634775" calcext:value-type="float">
            <text:p>11.635</text:p>
          </table:table-cell>
        </table:table-row>
        <table:table-row table:style-name="ro1">
          <table:table-cell office:value-type="string" calcext:value-type="string">
            <text:p>EC 11031-1348</text:p>
          </table:table-cell>
          <table:table-cell office:value-type="string" calcext:value-type="string">
            <text:p>sdB+F6</text:p>
          </table:table-cell>
          <table:table-cell office:value-type="float" office:value="11.73" calcext:value-type="float">
            <text:p>11.73</text:p>
          </table:table-cell>
          <table:table-cell table:style-name="ce10" office:value-type="string" calcext:value-type="string">
            <text:p>11 05 41.41</text:p>
          </table:table-cell>
          <table:table-cell table:style-name="ce10" office:value-type="string" calcext:value-type="string">
            <text:p>-14 04 24.13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166.422545540905" calcext:value-type="float">
            <text:p>166.422545540905</text:p>
          </table:table-cell>
          <table:table-cell office:value-type="float" office:value="-14.0734042794319" calcext:value-type="float">
            <text:p>-14.0734042794319</text:p>
          </table:table-cell>
          <table:table-cell office:value-type="float" office:value="2.05146910958772" calcext:value-type="float">
            <text:p>2.051</text:p>
          </table:table-cell>
          <table:table-cell office:value-type="float" office:value="0.0480270863243154" calcext:value-type="float">
            <text:p>0.048</text:p>
          </table:table-cell>
          <table:table-cell office:value-type="float" office:value="-4.67937834583807" calcext:value-type="float">
            <text:p>-4.679</text:p>
          </table:table-cell>
          <table:table-cell office:value-type="float" office:value="0.0799884162027707" calcext:value-type="float">
            <text:p>0.080</text:p>
          </table:table-cell>
          <table:table-cell office:value-type="float" office:value="-7.83545753736798" calcext:value-type="float">
            <text:p>-7.835</text:p>
          </table:table-cell>
          <table:table-cell office:value-type="float" office:value="0.0735114309716043" calcext:value-type="float">
            <text:p>0.074</text:p>
          </table:table-cell>
          <table:table-cell office:value-type="float" office:value="11.436122" calcext:value-type="float">
            <text:p>11.436</text:p>
          </table:table-cell>
          <table:table-cell office:value-type="float" office:value="11.587972" calcext:value-type="float">
            <text:p>11.588</text:p>
          </table:table-cell>
          <table:table-cell office:value-type="float" office:value="11.146804" calcext:value-type="float">
            <text:p>11.147</text:p>
          </table:table-cell>
        </table:table-row>
        <table:table-row table:style-name="ro1">
          <table:table-cell office:value-type="string" calcext:value-type="string">
            <text:p>TYC 2084-448</text:p>
          </table:table-cell>
          <table:table-cell office:value-type="string" calcext:value-type="string">
            <text:p>sdB?+F6</text:p>
          </table:table-cell>
          <table:table-cell office:value-type="float" office:value="11.69" calcext:value-type="float">
            <text:p>11.69</text:p>
          </table:table-cell>
          <table:table-cell table:style-name="ce10" office:value-type="string" calcext:value-type="string">
            <text:p>17 36 51.18</text:p>
          </table:table-cell>
          <table:table-cell table:style-name="ce10" office:value-type="string" calcext:value-type="string">
            <text:p>+28 06 34.63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264.21338740534" calcext:value-type="float">
            <text:p>264.21338740534</text:p>
          </table:table-cell>
          <table:table-cell office:value-type="float" office:value="28.1095800027283" calcext:value-type="float">
            <text:p>28.1095800027283</text:p>
          </table:table-cell>
          <table:table-cell office:value-type="float" office:value="2.63219536025626" calcext:value-type="float">
            <text:p>2.632</text:p>
          </table:table-cell>
          <table:table-cell office:value-type="float" office:value="0.0341779945459541" calcext:value-type="float">
            <text:p>0.034</text:p>
          </table:table-cell>
          <table:table-cell office:value-type="float" office:value="24.6504450618269" calcext:value-type="float">
            <text:p>24.650</text:p>
          </table:table-cell>
          <table:table-cell office:value-type="float" office:value="0.0426050898985259" calcext:value-type="float">
            <text:p>0.043</text:p>
          </table:table-cell>
          <table:table-cell office:value-type="float" office:value="-9.75996121947855" calcext:value-type="float">
            <text:p>-9.760</text:p>
          </table:table-cell>
          <table:table-cell office:value-type="float" office:value="0.0534188134768914" calcext:value-type="float">
            <text:p>0.053</text:p>
          </table:table-cell>
          <table:table-cell office:value-type="float" office:value="11.456804" calcext:value-type="float">
            <text:p>11.457</text:p>
          </table:table-cell>
          <table:table-cell office:value-type="float" office:value="11.579782" calcext:value-type="float">
            <text:p>11.580</text:p>
          </table:table-cell>
          <table:table-cell office:value-type="float" office:value="11.19579" calcext:value-type="float">
            <text:p>11.196</text:p>
          </table:table-cell>
        </table:table-row>
        <table:table-row table:style-name="ro1">
          <table:table-cell office:value-type="string" calcext:value-type="string">
            <text:p>BD+34 1543</text:p>
          </table:table-cell>
          <table:table-cell office:value-type="string" calcext:value-type="string">
            <text:p>WD+F9</text:p>
          </table:table-cell>
          <table:table-cell office:value-type="float" office:value="10.29" calcext:value-type="float">
            <text:p>10.29</text:p>
          </table:table-cell>
          <table:table-cell table:style-name="ce10" office:value-type="string" calcext:value-type="string">
            <text:p>07 10 07.70</text:p>
          </table:table-cell>
          <table:table-cell table:style-name="ce10" office:value-type="string" calcext:value-type="string">
            <text:p>+34 24 53.81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107.532287296259" calcext:value-type="float">
            <text:p>107.532287296259</text:p>
          </table:table-cell>
          <table:table-cell office:value-type="float" office:value="34.4146871372956" calcext:value-type="float">
            <text:p>34.4146871372956</text:p>
          </table:table-cell>
          <table:table-cell office:value-type="float" office:value="5.09601042733754" calcext:value-type="float">
            <text:p>5.096</text:p>
          </table:table-cell>
          <table:table-cell office:value-type="float" office:value="0.0546711826162105" calcext:value-type="float">
            <text:p>0.055</text:p>
          </table:table-cell>
          <table:table-cell office:value-type="float" office:value="35.2471712460469" calcext:value-type="float">
            <text:p>35.247</text:p>
          </table:table-cell>
          <table:table-cell office:value-type="float" office:value="0.0912262657096242" calcext:value-type="float">
            <text:p>0.091</text:p>
          </table:table-cell>
          <table:table-cell office:value-type="float" office:value="-60.6554106866108" calcext:value-type="float">
            <text:p>-60.655</text:p>
          </table:table-cell>
          <table:table-cell office:value-type="float" office:value="0.0744091250633711" calcext:value-type="float">
            <text:p>0.074</text:p>
          </table:table-cell>
          <table:table-cell office:value-type="float" office:value="10.0410185" calcext:value-type="float">
            <text:p>10.041</text:p>
          </table:table-cell>
          <table:table-cell office:value-type="float" office:value="10.161309" calcext:value-type="float">
            <text:p>10.161</text:p>
          </table:table-cell>
          <table:table-cell office:value-type="float" office:value="9.822624" calcext:value-type="float">
            <text:p>9.823</text:p>
          </table:table-cell>
        </table:table-row>
        <table:table-row table:style-name="ro1">
          <table:table-cell office:value-type="string" calcext:value-type="string">
            <text:p>PG 1104+243</text:p>
          </table:table-cell>
          <table:table-cell office:value-type="string" calcext:value-type="string">
            <text:p>WD+G0</text:p>
          </table:table-cell>
          <table:table-cell office:value-type="float" office:value="11.49" calcext:value-type="float">
            <text:p>11.49</text:p>
          </table:table-cell>
          <table:table-cell table:style-name="ce10" office:value-type="string" calcext:value-type="string">
            <text:p>11 07 26.23</text:p>
          </table:table-cell>
          <table:table-cell table:style-name="ce10" office:value-type="string" calcext:value-type="string">
            <text:p>+24 03 11.09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166.859001156228" calcext:value-type="float">
            <text:p>166.859001156228</text:p>
          </table:table-cell>
          <table:table-cell office:value-type="float" office:value="24.0529806930552" calcext:value-type="float">
            <text:p>24.0529806930552</text:p>
          </table:table-cell>
          <table:table-cell office:value-type="float" office:value="3.64926339366479" calcext:value-type="float">
            <text:p>3.649</text:p>
          </table:table-cell>
          <table:table-cell office:value-type="float" office:value="0.0822766329832422" calcext:value-type="float">
            <text:p>0.082</text:p>
          </table:table-cell>
          <table:table-cell office:value-type="float" office:value="-63.7732619781918" calcext:value-type="float">
            <text:p>-63.773</text:p>
          </table:table-cell>
          <table:table-cell office:value-type="float" office:value="0.16489664219999" calcext:value-type="float">
            <text:p>0.165</text:p>
          </table:table-cell>
          <table:table-cell office:value-type="float" office:value="-23.3954737051385" calcext:value-type="float">
            <text:p>-23.395</text:p>
          </table:table-cell>
          <table:table-cell office:value-type="float" office:value="0.146628711869255" calcext:value-type="float">
            <text:p>0.147</text:p>
          </table:table-cell>
          <table:table-cell office:value-type="float" office:value="11.200713" calcext:value-type="float">
            <text:p>11.201</text:p>
          </table:table-cell>
          <table:table-cell office:value-type="float" office:value="11.226628" calcext:value-type="float">
            <text:p>11.227</text:p>
          </table:table-cell>
          <table:table-cell office:value-type="float" office:value="11.046418" calcext:value-type="float">
            <text:p>11.046</text:p>
          </table:table-cell>
        </table:table-row>
        <table:table-row table:style-name="ro1">
          <table:table-cell office:value-type="string" calcext:value-type="string">
            <text:p>TYC 3871-835</text:p>
          </table:table-cell>
          <table:table-cell office:value-type="string" calcext:value-type="string">
            <text:p>WD+F7</text:p>
          </table:table-cell>
          <table:table-cell office:value-type="float" office:value="11.57" calcext:value-type="float">
            <text:p>11.57</text:p>
          </table:table-cell>
          <table:table-cell table:style-name="ce10" office:value-type="string" calcext:value-type="string">
            <text:p>15 15 38.34</text:p>
          </table:table-cell>
          <table:table-cell table:style-name="ce10" office:value-type="string" calcext:value-type="string">
            <text:p>+56 53 43.75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228.909521335939" calcext:value-type="float">
            <text:p>228.909521335939</text:p>
          </table:table-cell>
          <table:table-cell office:value-type="float" office:value="56.895496871007" calcext:value-type="float">
            <text:p>56.895496871007</text:p>
          </table:table-cell>
          <table:table-cell office:value-type="float" office:value="2.174769386346" calcext:value-type="float">
            <text:p>2.175</text:p>
          </table:table-cell>
          <table:table-cell office:value-type="float" office:value="0.0236326502967464" calcext:value-type="float">
            <text:p>0.024</text:p>
          </table:table-cell>
          <table:table-cell office:value-type="float" office:value="-32.0169540833023" calcext:value-type="float">
            <text:p>-32.017</text:p>
          </table:table-cell>
          <table:table-cell office:value-type="float" office:value="0.0477766211702286" calcext:value-type="float">
            <text:p>0.048</text:p>
          </table:table-cell>
          <table:table-cell office:value-type="float" office:value="2.2778070960848" calcext:value-type="float">
            <text:p>2.278</text:p>
          </table:table-cell>
          <table:table-cell office:value-type="float" office:value="0.0447278006175055" calcext:value-type="float">
            <text:p>0.045</text:p>
          </table:table-cell>
          <table:table-cell office:value-type="float" office:value="11.377103" calcext:value-type="float">
            <text:p>11.377</text:p>
          </table:table-cell>
          <table:table-cell office:value-type="float" office:value="11.468951" calcext:value-type="float">
            <text:p>11.469</text:p>
          </table:table-cell>
          <table:table-cell office:value-type="float" office:value="11.160665" calcext:value-type="float">
            <text:p>11.161</text:p>
          </table:table-cell>
        </table:table-row>
        <table:table-row table:style-name="ro1">
          <table:table-cell office:value-type="string" calcext:value-type="string">
            <text:p>BD-7.5977</text:p>
          </table:table-cell>
          <table:table-cell office:value-type="string" calcext:value-type="string">
            <text:p>sdB+K3</text:p>
          </table:table-cell>
          <table:table-cell office:value-type="float" office:value="11.09" calcext:value-type="float">
            <text:p>11.09</text:p>
          </table:table-cell>
          <table:table-cell table:style-name="ce10" office:value-type="string" calcext:value-type="string">
            <text:p>23 17 46.78</text:p>
          </table:table-cell>
          <table:table-cell table:style-name="ce10" office:value-type="string" calcext:value-type="string">
            <text:p>-06 28 30.94</text:p>
          </table:table-cell>
          <table:table-cell office:value-type="string" calcext:value-type="string">
            <text:p>HERMES</text:p>
          </table:table-cell>
          <table:table-cell/>
          <table:table-cell office:value-type="float" office:value="349.444978999215" calcext:value-type="float">
            <text:p>349.444978999215</text:p>
          </table:table-cell>
          <table:table-cell office:value-type="float" office:value="-6.47523449695355" calcext:value-type="float">
            <text:p>-6.47523449695355</text:p>
          </table:table-cell>
          <table:table-cell office:value-type="float" office:value="1.22201622776543" calcext:value-type="float">
            <text:p>1.222</text:p>
          </table:table-cell>
          <table:table-cell office:value-type="float" office:value="0.0409826887806399" calcext:value-type="float">
            <text:p>0.041</text:p>
          </table:table-cell>
          <table:table-cell office:value-type="float" office:value="6.62760887754379" calcext:value-type="float">
            <text:p>6.628</text:p>
          </table:table-cell>
          <table:table-cell office:value-type="float" office:value="0.0843348220518465" calcext:value-type="float">
            <text:p>0.084</text:p>
          </table:table-cell>
          <table:table-cell office:value-type="float" office:value="6.34744475146305" calcext:value-type="float">
            <text:p>6.347</text:p>
          </table:table-cell>
          <table:table-cell office:value-type="float" office:value="0.0541324644009337" calcext:value-type="float">
            <text:p>0.054</text:p>
          </table:table-cell>
          <table:table-cell office:value-type="float" office:value="10.296599" calcext:value-type="float">
            <text:p>10.297</text:p>
          </table:table-cell>
          <table:table-cell office:value-type="float" office:value="10.658199" calcext:value-type="float">
            <text:p>10.658</text:p>
          </table:table-cell>
          <table:table-cell office:value-type="float" office:value="9.775664" calcext:value-type="float">
            <text:p>9.776</text:p>
          </table:table-cell>
        </table:table-row>
        <table:table-row table:style-name="ro1">
          <table:table-cell office:value-type="string" calcext:value-type="string">
            <text:p>Feige 80</text:p>
          </table:table-cell>
          <table:table-cell office:value-type="string" calcext:value-type="string">
            <text:p>sdO+F/G <text:s text:c="4"/></text:p>
          </table:table-cell>
          <table:table-cell office:value-type="float" office:value="11.27" calcext:value-type="float">
            <text:p>11.27</text:p>
          </table:table-cell>
          <table:table-cell table:style-name="ce10" office:value-type="string" calcext:value-type="string">
            <text:p>13 19 53.60</text:p>
          </table:table-cell>
          <table:table-cell table:style-name="ce10" office:value-type="string" calcext:value-type="string">
            <text:p>+12 03 58.27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not published</text:p>
          </table:table-cell>
          <table:table-cell office:value-type="float" office:value="199.973314248508" calcext:value-type="float">
            <text:p>199.973314248508</text:p>
          </table:table-cell>
          <table:table-cell office:value-type="float" office:value="12.0661797306894" calcext:value-type="float">
            <text:p>12.0661797306894</text:p>
          </table:table-cell>
          <table:table-cell office:value-type="float" office:value="1.84842814401545" calcext:value-type="float">
            <text:p>1.848</text:p>
          </table:table-cell>
          <table:table-cell office:value-type="float" office:value="0.0728245029182235" calcext:value-type="float">
            <text:p>0.073</text:p>
          </table:table-cell>
          <table:table-cell office:value-type="float" office:value="-8.67609414120958" calcext:value-type="float">
            <text:p>-8.676</text:p>
          </table:table-cell>
          <table:table-cell office:value-type="float" office:value="0.142525096017661" calcext:value-type="float">
            <text:p>0.143</text:p>
          </table:table-cell>
          <table:table-cell office:value-type="float" office:value="-1.63224114576405" calcext:value-type="float">
            <text:p>-1.632</text:p>
          </table:table-cell>
          <table:table-cell office:value-type="float" office:value="0.122848753552197" calcext:value-type="float">
            <text:p>0.123</text:p>
          </table:table-cell>
          <table:table-cell office:value-type="float" office:value="11.245329" calcext:value-type="float">
            <text:p>11.245</text:p>
          </table:table-cell>
          <table:table-cell office:value-type="float" office:value="11.19864" calcext:value-type="float">
            <text:p>11.199</text:p>
          </table:table-cell>
          <table:table-cell office:value-type="float" office:value="11.267151" calcext:value-type="float">
            <text:p>11.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15:41:53.212150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4:40:54.265072915</meta:creation-date>
    <dc:date>2018-09-17T16:13:27.716812561</dc:date>
    <meta:editing-duration>PT2H30M20S</meta:editing-duration>
    <meta:editing-cycles>11</meta:editing-cycles>
    <meta:generator>LibreOffice/6.0.3.2$Linux_X86_64 LibreOffice_project/00m0$Build-2</meta:generator>
    <meta:document-statistic meta:table-count="2" meta:cell-count="1810" meta:object-count="0"/>
  </office:meta>
</office:document-meta>
</file>